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3"/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2/Ar</text:p>
          </table:table-cell>
          <table:table-cell table:style-name="ce1" office:value-type="string">
            <text:p>O2/Ar</text:p>
          </table:table-cell>
          <table:table-cell table:style-name="ce1" office:value-type="string">
            <text:p>29/28</text:p>
          </table:table-cell>
          <table:table-cell table:style-name="ce1" office:value-type="string">
            <text:p>30/28</text:p>
          </table:table-cell>
          <table:table-cell table:style-name="ce1" office:value-type="string">
            <text:p>CH4/Ar</text:p>
          </table:table-cell>
          <table:table-cell table:style-name="ce1" office:value-type="string">
            <text:p>MIMS Temp: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float" office:value="3212">
            <text:p>3212</text:p>
          </table:table-cell>
          <table:table-cell office:value-type="time" office:time-value="PT10H07M28S">
            <text:p>10:07:28 AM</text:p>
          </table:table-cell>
          <table:table-cell office:value-type="float" office:value="0.0000001144717">
            <text:p>1.14E-007</text:p>
          </table:table-cell>
          <table:table-cell office:value-type="float" office:value="0.00000005296538">
            <text:p>5.30E-008</text:p>
          </table:table-cell>
          <table:table-cell office:value-type="float" office:value="0.000000002204997">
            <text:p>2.20E-009</text:p>
          </table:table-cell>
          <table:table-cell office:value-type="float" office:value="0.0000000007710266">
            <text:p>7.71E-010</text:p>
          </table:table-cell>
          <table:table-cell office:value-type="float" office:value="0.00000000005792416">
            <text:p>5.79E-011</text:p>
          </table:table-cell>
          <table:table-cell office:value-type="float" office:value="51.91467">
            <text:p>51.91467</text:p>
          </table:table-cell>
          <table:table-cell office:value-type="float" office:value="24.02061">
            <text:p>24.02061</text:p>
          </table:table-cell>
          <table:table-cell office:value-type="float" office:value="0.006735521">
            <text:p>0.006735521</text:p>
          </table:table-cell>
          <table:table-cell office:value-type="float" office:value="0.0005060129">
            <text:p>0.000506012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396">
            <text:p>3396</text:p>
          </table:table-cell>
          <table:table-cell office:value-type="time" office:time-value="PT10H08M25S">
            <text:p>10:08:25 AM</text:p>
          </table:table-cell>
          <table:table-cell office:value-type="float" office:value="0.0000001137437">
            <text:p>1.14E-007</text:p>
          </table:table-cell>
          <table:table-cell office:value-type="float" office:value="0.00000005267436">
            <text:p>5.27E-008</text:p>
          </table:table-cell>
          <table:table-cell office:value-type="float" office:value="0.000000002200414">
            <text:p>2.20E-009</text:p>
          </table:table-cell>
          <table:table-cell office:value-type="float" office:value="0.0000000007655661">
            <text:p>7.66E-010</text:p>
          </table:table-cell>
          <table:table-cell office:value-type="float" office:value="0.00000000005940413">
            <text:p>5.94E-011</text:p>
          </table:table-cell>
          <table:table-cell office:value-type="float" office:value="51.69194">
            <text:p>51.69194</text:p>
          </table:table-cell>
          <table:table-cell office:value-type="float" office:value="23.93838">
            <text:p>23.93838</text:p>
          </table:table-cell>
          <table:table-cell office:value-type="float" office:value="0.006730625">
            <text:p>0.006730625</text:p>
          </table:table-cell>
          <table:table-cell office:value-type="float" office:value="0.0005222632">
            <text:p>0.000522263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456">
            <text:p>3456</text:p>
          </table:table-cell>
          <table:table-cell office:value-type="time" office:time-value="PT10H08M43S">
            <text:p>10:08:43 AM</text:p>
          </table:table-cell>
          <table:table-cell office:value-type="float" office:value="0.0000001135109">
            <text:p>1.14E-007</text:p>
          </table:table-cell>
          <table:table-cell office:value-type="float" office:value="0.00000005258911">
            <text:p>5.26E-008</text:p>
          </table:table-cell>
          <table:table-cell office:value-type="float" office:value="0.000000002194525">
            <text:p>2.19E-009</text:p>
          </table:table-cell>
          <table:table-cell office:value-type="float" office:value="0.0000000007670236">
            <text:p>7.67E-010</text:p>
          </table:table-cell>
          <table:table-cell office:value-type="float" office:value="0.00000000005857552">
            <text:p>5.86E-011</text:p>
          </table:table-cell>
          <table:table-cell office:value-type="float" office:value="51.72458">
            <text:p>51.72458</text:p>
          </table:table-cell>
          <table:table-cell office:value-type="float" office:value="23.96378">
            <text:p>23.96378</text:p>
          </table:table-cell>
          <table:table-cell office:value-type="float" office:value="0.00675727">
            <text:p>0.00675727</text:p>
          </table:table-cell>
          <table:table-cell office:value-type="float" office:value="0.0005160344">
            <text:p>0.000516034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54">
            <text:p>4154</text:p>
          </table:table-cell>
          <table:table-cell office:value-type="time" office:time-value="PT10H12M16S">
            <text:p>10:12:16 AM</text:p>
          </table:table-cell>
          <table:table-cell office:value-type="float" office:value="0.000000111116">
            <text:p>1.11E-007</text:p>
          </table:table-cell>
          <table:table-cell office:value-type="float" office:value="0.00000005142778">
            <text:p>5.14E-008</text:p>
          </table:table-cell>
          <table:table-cell office:value-type="float" office:value="0.000000002147083">
            <text:p>2.15E-009</text:p>
          </table:table-cell>
          <table:table-cell office:value-type="float" office:value="0.0000000007484184">
            <text:p>7.48E-010</text:p>
          </table:table-cell>
          <table:table-cell office:value-type="float" office:value="0.00000000005900262">
            <text:p>5.90E-011</text:p>
          </table:table-cell>
          <table:table-cell office:value-type="float" office:value="51.75207">
            <text:p>51.75207</text:p>
          </table:table-cell>
          <table:table-cell office:value-type="float" office:value="23.9524">
            <text:p>23.9524</text:p>
          </table:table-cell>
          <table:table-cell office:value-type="float" office:value="0.006735471">
            <text:p>0.006735471</text:p>
          </table:table-cell>
          <table:table-cell office:value-type="float" office:value="0.0005310003">
            <text:p>0.000531000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97">
            <text:p>4197</text:p>
          </table:table-cell>
          <table:table-cell office:value-type="time" office:time-value="PT10H12M29S">
            <text:p>10:12:29 AM</text:p>
          </table:table-cell>
          <table:table-cell office:value-type="float" office:value="0.000000111011">
            <text:p>1.11E-007</text:p>
          </table:table-cell>
          <table:table-cell office:value-type="float" office:value="0.00000005139966">
            <text:p>5.14E-008</text:p>
          </table:table-cell>
          <table:table-cell office:value-type="float" office:value="0.000000002144581">
            <text:p>2.14E-009</text:p>
          </table:table-cell>
          <table:table-cell office:value-type="float" office:value="0.0000000007476895">
            <text:p>7.48E-010</text:p>
          </table:table-cell>
          <table:table-cell office:value-type="float" office:value="0.00000000005942789">
            <text:p>5.94E-011</text:p>
          </table:table-cell>
          <table:table-cell office:value-type="float" office:value="51.76349">
            <text:p>51.76349</text:p>
          </table:table-cell>
          <table:table-cell office:value-type="float" office:value="23.96723">
            <text:p>23.96723</text:p>
          </table:table-cell>
          <table:table-cell office:value-type="float" office:value="0.006735275">
            <text:p>0.006735275</text:p>
          </table:table-cell>
          <table:table-cell office:value-type="float" office:value="0.0005353335">
            <text:p>0.000535333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224">
            <text:p>4224</text:p>
          </table:table-cell>
          <table:table-cell office:value-type="time" office:time-value="PT10H12M37S">
            <text:p>10:12:37 AM</text:p>
          </table:table-cell>
          <table:table-cell office:value-type="float" office:value="0.000000110853">
            <text:p>1.11E-007</text:p>
          </table:table-cell>
          <table:table-cell office:value-type="float" office:value="0.0000000513174">
            <text:p>5.13E-008</text:p>
          </table:table-cell>
          <table:table-cell office:value-type="float" office:value="0.000000002138255">
            <text:p>2.14E-009</text:p>
          </table:table-cell>
          <table:table-cell office:value-type="float" office:value="0.0000000007448351">
            <text:p>7.45E-010</text:p>
          </table:table-cell>
          <table:table-cell office:value-type="float" office:value="0.00000000005906136">
            <text:p>5.91E-011</text:p>
          </table:table-cell>
          <table:table-cell office:value-type="float" office:value="51.84272">
            <text:p>51.84272</text:p>
          </table:table-cell>
          <table:table-cell office:value-type="float" office:value="23.99966">
            <text:p>23.99966</text:p>
          </table:table-cell>
          <table:table-cell office:value-type="float" office:value="0.006719127">
            <text:p>0.006719127</text:p>
          </table:table-cell>
          <table:table-cell office:value-type="float" office:value="0.0005327901">
            <text:p>0.000532790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255">
            <text:p>4255</text:p>
          </table:table-cell>
          <table:table-cell office:value-type="time" office:time-value="PT10H12M46S">
            <text:p>10:12:46 AM</text:p>
          </table:table-cell>
          <table:table-cell office:value-type="float" office:value="0.0000001108157">
            <text:p>1.11E-007</text:p>
          </table:table-cell>
          <table:table-cell office:value-type="float" office:value="0.00000005133505">
            <text:p>5.13E-008</text:p>
          </table:table-cell>
          <table:table-cell office:value-type="float" office:value="0.00000000213932">
            <text:p>2.14E-009</text:p>
          </table:table-cell>
          <table:table-cell office:value-type="float" office:value="0.0000000007464364">
            <text:p>7.46E-010</text:p>
          </table:table-cell>
          <table:table-cell office:value-type="float" office:value="0.0000000000590803">
            <text:p>5.91E-011</text:p>
          </table:table-cell>
          <table:table-cell office:value-type="float" office:value="51.7995">
            <text:p>51.7995</text:p>
          </table:table-cell>
          <table:table-cell office:value-type="float" office:value="23.99597">
            <text:p>23.99597</text:p>
          </table:table-cell>
          <table:table-cell office:value-type="float" office:value="0.006735836">
            <text:p>0.006735836</text:p>
          </table:table-cell>
          <table:table-cell office:value-type="float" office:value="0.0005331401">
            <text:p>0.0005331401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4576">
            <text:p>4576</text:p>
          </table:table-cell>
          <table:table-cell office:value-type="time" office:time-value="PT10H14M24S">
            <text:p>10:14:24 AM</text:p>
          </table:table-cell>
          <table:table-cell office:value-type="float" office:value="0.0000001124524">
            <text:p>1.12E-007</text:p>
          </table:table-cell>
          <table:table-cell office:value-type="float" office:value="0.00000005120546">
            <text:p>5.12E-008</text:p>
          </table:table-cell>
          <table:table-cell office:value-type="float" office:value="0.000000002245046">
            <text:p>2.25E-009</text:p>
          </table:table-cell>
          <table:table-cell office:value-type="float" office:value="0.0000000007566655">
            <text:p>7.57E-010</text:p>
          </table:table-cell>
          <table:table-cell office:value-type="float" office:value="0.00000000006031161">
            <text:p>6.03E-011</text:p>
          </table:table-cell>
          <table:table-cell office:value-type="float" office:value="50.08913">
            <text:p>50.08913</text:p>
          </table:table-cell>
          <table:table-cell office:value-type="float" office:value="22.8082">
            <text:p>22.8082</text:p>
          </table:table-cell>
          <table:table-cell office:value-type="float" office:value="0.006728763">
            <text:p>0.006728763</text:p>
          </table:table-cell>
          <table:table-cell office:value-type="float" office:value="0.0005363302">
            <text:p>0.0005363302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4649">
            <text:p>4649</text:p>
          </table:table-cell>
          <table:table-cell office:value-type="time" office:time-value="PT10H14M46S">
            <text:p>10:14:46 AM</text:p>
          </table:table-cell>
          <table:table-cell office:value-type="float" office:value="0.0000001123346">
            <text:p>1.12E-007</text:p>
          </table:table-cell>
          <table:table-cell office:value-type="float" office:value="0.00000005114395">
            <text:p>5.11E-008</text:p>
          </table:table-cell>
          <table:table-cell office:value-type="float" office:value="0.000000002242623">
            <text:p>2.24E-009</text:p>
          </table:table-cell>
          <table:table-cell office:value-type="float" office:value="0.0000000007552496">
            <text:p>7.55E-010</text:p>
          </table:table-cell>
          <table:table-cell office:value-type="float" office:value="0.00000000005965511">
            <text:p>5.97E-011</text:p>
          </table:table-cell>
          <table:table-cell office:value-type="float" office:value="50.09072">
            <text:p>50.09072</text:p>
          </table:table-cell>
          <table:table-cell office:value-type="float" office:value="22.80542">
            <text:p>22.80542</text:p>
          </table:table-cell>
          <table:table-cell office:value-type="float" office:value="0.006723216">
            <text:p>0.006723216</text:p>
          </table:table-cell>
          <table:table-cell office:value-type="float" office:value="0.0005310485">
            <text:p>0.0005310485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4731">
            <text:p>4731</text:p>
          </table:table-cell>
          <table:table-cell office:value-type="time" office:time-value="PT10H15M11S">
            <text:p>10:15:11 AM</text:p>
          </table:table-cell>
          <table:table-cell office:value-type="float" office:value="0.0000001122616">
            <text:p>1.12E-007</text:p>
          </table:table-cell>
          <table:table-cell office:value-type="float" office:value="0.00000005110506">
            <text:p>5.11E-008</text:p>
          </table:table-cell>
          <table:table-cell office:value-type="float" office:value="0.000000002241408">
            <text:p>2.24E-009</text:p>
          </table:table-cell>
          <table:table-cell office:value-type="float" office:value="0.0000000007565397">
            <text:p>7.57E-010</text:p>
          </table:table-cell>
          <table:table-cell office:value-type="float" office:value="0.00000000005968213">
            <text:p>5.97E-011</text:p>
          </table:table-cell>
          <table:table-cell office:value-type="float" office:value="50.08529">
            <text:p>50.08529</text:p>
          </table:table-cell>
          <table:table-cell office:value-type="float" office:value="22.80042">
            <text:p>22.80042</text:p>
          </table:table-cell>
          <table:table-cell office:value-type="float" office:value="0.006739079">
            <text:p>0.006739079</text:p>
          </table:table-cell>
          <table:table-cell office:value-type="float" office:value="0.0005316345">
            <text:p>0.0005316345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089">
            <text:p>5089</text:p>
          </table:table-cell>
          <table:table-cell office:value-type="time" office:time-value="PT10H17M00S">
            <text:p>10:17:00 AM</text:p>
          </table:table-cell>
          <table:table-cell office:value-type="float" office:value="0.0000001160985">
            <text:p>1.16E-007</text:p>
          </table:table-cell>
          <table:table-cell office:value-type="float" office:value="0.00000005470561">
            <text:p>5.47E-008</text:p>
          </table:table-cell>
          <table:table-cell office:value-type="float" office:value="0.000000002397998">
            <text:p>2.40E-009</text:p>
          </table:table-cell>
          <table:table-cell office:value-type="float" office:value="0.0000000007809773">
            <text:p>7.81E-010</text:p>
          </table:table-cell>
          <table:table-cell office:value-type="float" office:value="0.00000000006223307">
            <text:p>6.22E-011</text:p>
          </table:table-cell>
          <table:table-cell office:value-type="float" office:value="48.41475">
            <text:p>48.41475</text:p>
          </table:table-cell>
          <table:table-cell office:value-type="float" office:value="22.81303">
            <text:p>22.81303</text:p>
          </table:table-cell>
          <table:table-cell office:value-type="float" office:value="0.006726852">
            <text:p>0.006726852</text:p>
          </table:table-cell>
          <table:table-cell office:value-type="float" office:value="0.000536037">
            <text:p>0.000536037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196">
            <text:p>5196</text:p>
          </table:table-cell>
          <table:table-cell office:value-type="time" office:time-value="PT10H17M33S">
            <text:p>10:17:33 AM</text:p>
          </table:table-cell>
          <table:table-cell office:value-type="float" office:value="0.0000001159462">
            <text:p>1.16E-007</text:p>
          </table:table-cell>
          <table:table-cell office:value-type="float" office:value="0.00000005466296">
            <text:p>5.47E-008</text:p>
          </table:table-cell>
          <table:table-cell office:value-type="float" office:value="0.000000002389496">
            <text:p>2.39E-009</text:p>
          </table:table-cell>
          <table:table-cell office:value-type="float" office:value="0.0000000007782028">
            <text:p>7.78E-010</text:p>
          </table:table-cell>
          <table:table-cell office:value-type="float" office:value="0.00000000006235823">
            <text:p>6.24E-011</text:p>
          </table:table-cell>
          <table:table-cell office:value-type="float" office:value="48.5233">
            <text:p>48.5233</text:p>
          </table:table-cell>
          <table:table-cell office:value-type="float" office:value="22.87635">
            <text:p>22.87635</text:p>
          </table:table-cell>
          <table:table-cell office:value-type="float" office:value="0.006711755">
            <text:p>0.006711755</text:p>
          </table:table-cell>
          <table:table-cell office:value-type="float" office:value="0.0005378202">
            <text:p>0.0005378202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280">
            <text:p>5280</text:p>
          </table:table-cell>
          <table:table-cell office:value-type="time" office:time-value="PT10H17M58S">
            <text:p>10:17:58 AM</text:p>
          </table:table-cell>
          <table:table-cell office:value-type="float" office:value="0.0000001157067">
            <text:p>1.16E-007</text:p>
          </table:table-cell>
          <table:table-cell office:value-type="float" office:value="0.00000005455152">
            <text:p>5.46E-008</text:p>
          </table:table-cell>
          <table:table-cell office:value-type="float" office:value="0.000000002386468">
            <text:p>2.39E-009</text:p>
          </table:table-cell>
          <table:table-cell office:value-type="float" office:value="0.0000000007763999">
            <text:p>7.76E-010</text:p>
          </table:table-cell>
          <table:table-cell office:value-type="float" office:value="0.00000000006289452">
            <text:p>6.29E-011</text:p>
          </table:table-cell>
          <table:table-cell office:value-type="float" office:value="48.4845">
            <text:p>48.4845</text:p>
          </table:table-cell>
          <table:table-cell office:value-type="float" office:value="22.85869">
            <text:p>22.85869</text:p>
          </table:table-cell>
          <table:table-cell office:value-type="float" office:value="0.006710067">
            <text:p>0.006710067</text:p>
          </table:table-cell>
          <table:table-cell office:value-type="float" office:value="0.0005435684">
            <text:p>0.0005435684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645">
            <text:p>5645</text:p>
          </table:table-cell>
          <table:table-cell office:value-type="time" office:time-value="PT10H19M49S">
            <text:p>10:19:49 AM</text:p>
          </table:table-cell>
          <table:table-cell office:value-type="float" office:value="0.0000001150477">
            <text:p>1.15E-007</text:p>
          </table:table-cell>
          <table:table-cell office:value-type="float" office:value="0.00000005421684">
            <text:p>5.42E-008</text:p>
          </table:table-cell>
          <table:table-cell office:value-type="float" office:value="0.000000002373474">
            <text:p>2.37E-009</text:p>
          </table:table-cell>
          <table:table-cell office:value-type="float" office:value="0.0000000007797296">
            <text:p>7.80E-010</text:p>
          </table:table-cell>
          <table:table-cell office:value-type="float" office:value="0.0000000004023296">
            <text:p>4.02E-010</text:p>
          </table:table-cell>
          <table:table-cell office:value-type="float" office:value="48.47228">
            <text:p>48.47228</text:p>
          </table:table-cell>
          <table:table-cell office:value-type="float" office:value="22.84282">
            <text:p>22.84282</text:p>
          </table:table-cell>
          <table:table-cell office:value-type="float" office:value="0.006777446">
            <text:p>0.006777446</text:p>
          </table:table-cell>
          <table:table-cell office:value-type="float" office:value="0.003497068">
            <text:p>0.003497068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741">
            <text:p>5741</text:p>
          </table:table-cell>
          <table:table-cell office:value-type="time" office:time-value="PT10H20M18S">
            <text:p>10:20:18 AM</text:p>
          </table:table-cell>
          <table:table-cell office:value-type="float" office:value="0.0000001149198">
            <text:p>1.15E-007</text:p>
          </table:table-cell>
          <table:table-cell office:value-type="float" office:value="0.000000054206">
            <text:p>5.42E-008</text:p>
          </table:table-cell>
          <table:table-cell office:value-type="float" office:value="0.000000002370395">
            <text:p>2.37E-009</text:p>
          </table:table-cell>
          <table:table-cell office:value-type="float" office:value="0.0000000007757068">
            <text:p>7.76E-010</text:p>
          </table:table-cell>
          <table:table-cell office:value-type="float" office:value="0.0000000004043338">
            <text:p>4.04E-010</text:p>
          </table:table-cell>
          <table:table-cell office:value-type="float" office:value="48.48129">
            <text:p>48.48129</text:p>
          </table:table-cell>
          <table:table-cell office:value-type="float" office:value="22.86792">
            <text:p>22.86792</text:p>
          </table:table-cell>
          <table:table-cell office:value-type="float" office:value="0.006749984">
            <text:p>0.006749984</text:p>
          </table:table-cell>
          <table:table-cell office:value-type="float" office:value="0.0035184">
            <text:p>0.0035184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807">
            <text:p>5807</text:p>
          </table:table-cell>
          <table:table-cell office:value-type="time" office:time-value="PT10H20M38S">
            <text:p>10:20:38 AM</text:p>
          </table:table-cell>
          <table:table-cell office:value-type="float" office:value="0.0000001147612">
            <text:p>1.15E-007</text:p>
          </table:table-cell>
          <table:table-cell office:value-type="float" office:value="0.00000005407997">
            <text:p>5.41E-008</text:p>
          </table:table-cell>
          <table:table-cell office:value-type="float" office:value="0.0000000023707">
            <text:p>2.37E-009</text:p>
          </table:table-cell>
          <table:table-cell office:value-type="float" office:value="0.0000000007739156">
            <text:p>7.74E-010</text:p>
          </table:table-cell>
          <table:table-cell office:value-type="float" office:value="0.0000000004059068">
            <text:p>4.06E-010</text:p>
          </table:table-cell>
          <table:table-cell office:value-type="float" office:value="48.40816">
            <text:p>48.40816</text:p>
          </table:table-cell>
          <table:table-cell office:value-type="float" office:value="22.81182">
            <text:p>22.81182</text:p>
          </table:table-cell>
          <table:table-cell office:value-type="float" office:value="0.006743702">
            <text:p>0.006743702</text:p>
          </table:table-cell>
          <table:table-cell office:value-type="float" office:value="0.003536968">
            <text:p>0.003536968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087">
            <text:p>6087</text:p>
          </table:table-cell>
          <table:table-cell office:value-type="time" office:time-value="PT10H22M03S">
            <text:p>10:22:03 AM</text:p>
          </table:table-cell>
          <table:table-cell office:value-type="float" office:value="0.0000001143381">
            <text:p>1.14E-007</text:p>
          </table:table-cell>
          <table:table-cell office:value-type="float" office:value="0.00000005394263">
            <text:p>5.39E-008</text:p>
          </table:table-cell>
          <table:table-cell office:value-type="float" office:value="0.000000002361076">
            <text:p>2.36E-009</text:p>
          </table:table-cell>
          <table:table-cell office:value-type="float" office:value="0.0000000007738523">
            <text:p>7.74E-010</text:p>
          </table:table-cell>
          <table:table-cell office:value-type="float" office:value="0.0000000004054977">
            <text:p>4.05E-010</text:p>
          </table:table-cell>
          <table:table-cell office:value-type="float" office:value="48.42627">
            <text:p>48.42627</text:p>
          </table:table-cell>
          <table:table-cell office:value-type="float" office:value="22.84663">
            <text:p>22.84663</text:p>
          </table:table-cell>
          <table:table-cell office:value-type="float" office:value="0.006768106">
            <text:p>0.006768106</text:p>
          </table:table-cell>
          <table:table-cell office:value-type="float" office:value="0.003546479">
            <text:p>0.003546479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164">
            <text:p>6164</text:p>
          </table:table-cell>
          <table:table-cell office:value-type="time" office:time-value="PT10H22M27S">
            <text:p>10:22:27 AM</text:p>
          </table:table-cell>
          <table:table-cell office:value-type="float" office:value="0.0000001142242">
            <text:p>1.14E-007</text:p>
          </table:table-cell>
          <table:table-cell office:value-type="float" office:value="0.00000005389559">
            <text:p>5.39E-008</text:p>
          </table:table-cell>
          <table:table-cell office:value-type="float" office:value="0.000000002359712">
            <text:p>2.36E-009</text:p>
          </table:table-cell>
          <table:table-cell office:value-type="float" office:value="0.0000000007746341">
            <text:p>7.75E-010</text:p>
          </table:table-cell>
          <table:table-cell office:value-type="float" office:value="0.0000000004059266">
            <text:p>4.06E-010</text:p>
          </table:table-cell>
          <table:table-cell office:value-type="float" office:value="48.40601">
            <text:p>48.40601</text:p>
          </table:table-cell>
          <table:table-cell office:value-type="float" office:value="22.83991">
            <text:p>22.83991</text:p>
          </table:table-cell>
          <table:table-cell office:value-type="float" office:value="0.006781698">
            <text:p>0.006781698</text:p>
          </table:table-cell>
          <table:table-cell office:value-type="float" office:value="0.00355377">
            <text:p>0.00355377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188">
            <text:p>6188</text:p>
          </table:table-cell>
          <table:table-cell office:value-type="time" office:time-value="PT10H22M34S">
            <text:p>10:22:34 AM</text:p>
          </table:table-cell>
          <table:table-cell office:value-type="float" office:value="0.0000001141972">
            <text:p>1.14E-007</text:p>
          </table:table-cell>
          <table:table-cell office:value-type="float" office:value="0.00000005387438">
            <text:p>5.39E-008</text:p>
          </table:table-cell>
          <table:table-cell office:value-type="float" office:value="0.000000002359231">
            <text:p>2.36E-009</text:p>
          </table:table-cell>
          <table:table-cell office:value-type="float" office:value="0.000000000774165">
            <text:p>7.74E-010</text:p>
          </table:table-cell>
          <table:table-cell office:value-type="float" office:value="0.000000000405605">
            <text:p>4.06E-010</text:p>
          </table:table-cell>
          <table:table-cell office:value-type="float" office:value="48.4044">
            <text:p>48.4044</text:p>
          </table:table-cell>
          <table:table-cell office:value-type="float" office:value="22.83557">
            <text:p>22.83557</text:p>
          </table:table-cell>
          <table:table-cell office:value-type="float" office:value="0.006779197">
            <text:p>0.006779197</text:p>
          </table:table-cell>
          <table:table-cell office:value-type="float" office:value="0.003551796">
            <text:p>0.003551796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478">
            <text:p>6478</text:p>
          </table:table-cell>
          <table:table-cell office:value-type="time" office:time-value="PT10H24M03S">
            <text:p>10:24:03 AM</text:p>
          </table:table-cell>
          <table:table-cell office:value-type="float" office:value="0.0000001135265">
            <text:p>1.14E-007</text:p>
          </table:table-cell>
          <table:table-cell office:value-type="float" office:value="0.00000005332069">
            <text:p>5.33E-008</text:p>
          </table:table-cell>
          <table:table-cell office:value-type="float" office:value="0.000000002342115">
            <text:p>2.34E-009</text:p>
          </table:table-cell>
          <table:table-cell office:value-type="float" office:value="0.0000000009654654">
            <text:p>9.65E-010</text:p>
          </table:table-cell>
          <table:table-cell office:value-type="float" office:value="0.0000000003039216">
            <text:p>3.04E-010</text:p>
          </table:table-cell>
          <table:table-cell office:value-type="float" office:value="48.4718">
            <text:p>48.4718</text:p>
          </table:table-cell>
          <table:table-cell office:value-type="float" office:value="22.76605">
            <text:p>22.76605</text:p>
          </table:table-cell>
          <table:table-cell office:value-type="float" office:value="0.008504316">
            <text:p>0.008504316</text:p>
          </table:table-cell>
          <table:table-cell office:value-type="float" office:value="0.002677098">
            <text:p>0.002677098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618">
            <text:p>6618</text:p>
          </table:table-cell>
          <table:table-cell office:value-type="time" office:time-value="PT10H24M45S">
            <text:p>10:24:45 AM</text:p>
          </table:table-cell>
          <table:table-cell office:value-type="float" office:value="0.0000001132021">
            <text:p>1.13E-007</text:p>
          </table:table-cell>
          <table:table-cell office:value-type="float" office:value="0.00000005313156">
            <text:p>5.31E-008</text:p>
          </table:table-cell>
          <table:table-cell office:value-type="float" office:value="0.000000002334759">
            <text:p>2.33E-009</text:p>
          </table:table-cell>
          <table:table-cell office:value-type="float" office:value="0.0000000009651782">
            <text:p>9.65E-010</text:p>
          </table:table-cell>
          <table:table-cell office:value-type="float" office:value="0.0000000003012171">
            <text:p>3.01E-010</text:p>
          </table:table-cell>
          <table:table-cell office:value-type="float" office:value="48.48557">
            <text:p>48.48557</text:p>
          </table:table-cell>
          <table:table-cell office:value-type="float" office:value="22.75676">
            <text:p>22.75676</text:p>
          </table:table-cell>
          <table:table-cell office:value-type="float" office:value="0.008526148">
            <text:p>0.008526148</text:p>
          </table:table-cell>
          <table:table-cell office:value-type="float" office:value="0.002660878">
            <text:p>0.002660878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678">
            <text:p>6678</text:p>
          </table:table-cell>
          <table:table-cell office:value-type="time" office:time-value="PT10H25M03S">
            <text:p>10:25:03 AM</text:p>
          </table:table-cell>
          <table:table-cell office:value-type="float" office:value="0.0000001131606">
            <text:p>1.13E-007</text:p>
          </table:table-cell>
          <table:table-cell office:value-type="float" office:value="0.00000005315906">
            <text:p>5.32E-008</text:p>
          </table:table-cell>
          <table:table-cell office:value-type="float" office:value="0.000000002333473">
            <text:p>2.33E-009</text:p>
          </table:table-cell>
          <table:table-cell office:value-type="float" office:value="0.0000000009651221">
            <text:p>9.65E-010</text:p>
          </table:table-cell>
          <table:table-cell office:value-type="float" office:value="0.0000000003016027">
            <text:p>3.02E-010</text:p>
          </table:table-cell>
          <table:table-cell office:value-type="float" office:value="48.49448">
            <text:p>48.49448</text:p>
          </table:table-cell>
          <table:table-cell office:value-type="float" office:value="22.78109">
            <text:p>22.78109</text:p>
          </table:table-cell>
          <table:table-cell office:value-type="float" office:value="0.008528785">
            <text:p>0.008528785</text:p>
          </table:table-cell>
          <table:table-cell office:value-type="float" office:value="0.002665263">
            <text:p>0.002665263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053">
            <text:p>7053</text:p>
          </table:table-cell>
          <table:table-cell office:value-type="time" office:time-value="PT10H26M58S">
            <text:p>10:26:58 AM</text:p>
          </table:table-cell>
          <table:table-cell office:value-type="float" office:value="0.0000001122346">
            <text:p>1.12E-007</text:p>
          </table:table-cell>
          <table:table-cell office:value-type="float" office:value="0.00000005290363">
            <text:p>5.29E-008</text:p>
          </table:table-cell>
          <table:table-cell office:value-type="float" office:value="0.00000000231381">
            <text:p>2.31E-009</text:p>
          </table:table-cell>
          <table:table-cell office:value-type="float" office:value="0.000000001152088">
            <text:p>1.15E-009</text:p>
          </table:table-cell>
          <table:table-cell office:value-type="float" office:value="0.0000000002354323">
            <text:p>2.35E-010</text:p>
          </table:table-cell>
          <table:table-cell office:value-type="float" office:value="48.50638">
            <text:p>48.50638</text:p>
          </table:table-cell>
          <table:table-cell office:value-type="float" office:value="22.86429">
            <text:p>22.86429</text:p>
          </table:table-cell>
          <table:table-cell office:value-type="float" office:value="0.010265">
            <text:p>0.010265</text:p>
          </table:table-cell>
          <table:table-cell office:value-type="float" office:value="0.002097681">
            <text:p>0.002097681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183">
            <text:p>7183</text:p>
          </table:table-cell>
          <table:table-cell office:value-type="time" office:time-value="PT10H27M38S">
            <text:p>10:27:38 AM</text:p>
          </table:table-cell>
          <table:table-cell office:value-type="float" office:value="0.0000001117144">
            <text:p>1.12E-007</text:p>
          </table:table-cell>
          <table:table-cell office:value-type="float" office:value="0.00000005264731">
            <text:p>5.26E-008</text:p>
          </table:table-cell>
          <table:table-cell office:value-type="float" office:value="0.000000002306614">
            <text:p>2.31E-009</text:p>
          </table:table-cell>
          <table:table-cell office:value-type="float" office:value="0.000000001149304">
            <text:p>1.15E-009</text:p>
          </table:table-cell>
          <table:table-cell office:value-type="float" office:value="0.0000000002343993">
            <text:p>2.34E-010</text:p>
          </table:table-cell>
          <table:table-cell office:value-type="float" office:value="48.43222">
            <text:p>48.43222</text:p>
          </table:table-cell>
          <table:table-cell office:value-type="float" office:value="22.8245">
            <text:p>22.8245</text:p>
          </table:table-cell>
          <table:table-cell office:value-type="float" office:value="0.01028788">
            <text:p>0.01028788</text:p>
          </table:table-cell>
          <table:table-cell office:value-type="float" office:value="0.002098201">
            <text:p>0.002098201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257">
            <text:p>7257</text:p>
          </table:table-cell>
          <table:table-cell office:value-type="time" office:time-value="PT10H28M00S">
            <text:p>10:28:00 AM</text:p>
          </table:table-cell>
          <table:table-cell office:value-type="float" office:value="0.0000001115734">
            <text:p>1.12E-007</text:p>
          </table:table-cell>
          <table:table-cell office:value-type="float" office:value="0.00000005262727">
            <text:p>5.26E-008</text:p>
          </table:table-cell>
          <table:table-cell office:value-type="float" office:value="0.000000002304777">
            <text:p>2.30E-009</text:p>
          </table:table-cell>
          <table:table-cell office:value-type="float" office:value="0.000000001146133">
            <text:p>1.15E-009</text:p>
          </table:table-cell>
          <table:table-cell office:value-type="float" office:value="0.0000000002324869">
            <text:p>2.32E-010</text:p>
          </table:table-cell>
          <table:table-cell office:value-type="float" office:value="48.40963">
            <text:p>48.40963</text:p>
          </table:table-cell>
          <table:table-cell office:value-type="float" office:value="22.834">
            <text:p>22.834</text:p>
          </table:table-cell>
          <table:table-cell office:value-type="float" office:value="0.01027246">
            <text:p>0.01027246</text:p>
          </table:table-cell>
          <table:table-cell office:value-type="float" office:value="0.002083713">
            <text:p>0.002083713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771">
            <text:p>7771</text:p>
          </table:table-cell>
          <table:table-cell office:value-type="time" office:time-value="PT10H30M36S">
            <text:p>10:30:36 AM</text:p>
          </table:table-cell>
          <table:table-cell office:value-type="float" office:value="0.0000001105348">
            <text:p>1.11E-007</text:p>
          </table:table-cell>
          <table:table-cell office:value-type="float" office:value="0.00000005213867">
            <text:p>5.21E-008</text:p>
          </table:table-cell>
          <table:table-cell office:value-type="float" office:value="0.000000002291968">
            <text:p>2.29E-009</text:p>
          </table:table-cell>
          <table:table-cell office:value-type="float" office:value="0.0000000007715436">
            <text:p>7.72E-010</text:p>
          </table:table-cell>
          <table:table-cell office:value-type="float" office:value="0.0000000007202809">
            <text:p>7.20E-010</text:p>
          </table:table-cell>
          <table:table-cell office:value-type="float" office:value="48.22702">
            <text:p>48.22702</text:p>
          </table:table-cell>
          <table:table-cell office:value-type="float" office:value="22.74843">
            <text:p>22.74843</text:p>
          </table:table-cell>
          <table:table-cell office:value-type="float" office:value="0.006980099">
            <text:p>0.006980099</text:p>
          </table:table-cell>
          <table:table-cell office:value-type="float" office:value="0.006516329">
            <text:p>0.006516329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831">
            <text:p>7831</text:p>
          </table:table-cell>
          <table:table-cell office:value-type="time" office:time-value="PT10H30M54S">
            <text:p>10:30:54 AM</text:p>
          </table:table-cell>
          <table:table-cell office:value-type="float" office:value="0.0000001105441">
            <text:p>1.11E-007</text:p>
          </table:table-cell>
          <table:table-cell office:value-type="float" office:value="0.00000005214383">
            <text:p>5.21E-008</text:p>
          </table:table-cell>
          <table:table-cell office:value-type="float" office:value="0.000000002288554">
            <text:p>2.29E-009</text:p>
          </table:table-cell>
          <table:table-cell office:value-type="float" office:value="0.000000000772001">
            <text:p>7.72E-010</text:p>
          </table:table-cell>
          <table:table-cell office:value-type="float" office:value="0.0000000007211831">
            <text:p>7.21E-010</text:p>
          </table:table-cell>
          <table:table-cell office:value-type="float" office:value="48.30303">
            <text:p>48.30303</text:p>
          </table:table-cell>
          <table:table-cell office:value-type="float" office:value="22.78462">
            <text:p>22.78462</text:p>
          </table:table-cell>
          <table:table-cell office:value-type="float" office:value="0.006983648">
            <text:p>0.006983648</text:p>
          </table:table-cell>
          <table:table-cell office:value-type="float" office:value="0.006523941">
            <text:p>0.006523941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882">
            <text:p>7882</text:p>
          </table:table-cell>
          <table:table-cell office:value-type="time" office:time-value="PT10H31M10S">
            <text:p>10:31:10 AM</text:p>
          </table:table-cell>
          <table:table-cell office:value-type="float" office:value="0.0000001105153">
            <text:p>1.11E-007</text:p>
          </table:table-cell>
          <table:table-cell office:value-type="float" office:value="0.00000005211212">
            <text:p>5.21E-008</text:p>
          </table:table-cell>
          <table:table-cell office:value-type="float" office:value="0.000000002288402">
            <text:p>2.29E-009</text:p>
          </table:table-cell>
          <table:table-cell office:value-type="float" office:value="0.0000000007697625">
            <text:p>7.70E-010</text:p>
          </table:table-cell>
          <table:table-cell office:value-type="float" office:value="0.0000000007199777">
            <text:p>7.20E-010</text:p>
          </table:table-cell>
          <table:table-cell office:value-type="float" office:value="48.29363">
            <text:p>48.29363</text:p>
          </table:table-cell>
          <table:table-cell office:value-type="float" office:value="22.77227">
            <text:p>22.77227</text:p>
          </table:table-cell>
          <table:table-cell office:value-type="float" office:value="0.006965214">
            <text:p>0.006965214</text:p>
          </table:table-cell>
          <table:table-cell office:value-type="float" office:value="0.006514736">
            <text:p>0.006514736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201">
            <text:p>8201</text:p>
          </table:table-cell>
          <table:table-cell office:value-type="time" office:time-value="PT10H32M47S">
            <text:p>10:32:47 AM</text:p>
          </table:table-cell>
          <table:table-cell office:value-type="float" office:value="0.0000001096843">
            <text:p>1.10E-007</text:p>
          </table:table-cell>
          <table:table-cell office:value-type="float" office:value="0.0000000517684">
            <text:p>5.18E-008</text:p>
          </table:table-cell>
          <table:table-cell office:value-type="float" office:value="0.000000002271767">
            <text:p>2.27E-009</text:p>
          </table:table-cell>
          <table:table-cell office:value-type="float" office:value="0.0000000007578776">
            <text:p>7.58E-010</text:p>
          </table:table-cell>
          <table:table-cell office:value-type="float" office:value="0.0000000007054119">
            <text:p>7.05E-010</text:p>
          </table:table-cell>
          <table:table-cell office:value-type="float" office:value="48.28149">
            <text:p>48.28149</text:p>
          </table:table-cell>
          <table:table-cell office:value-type="float" office:value="22.78772">
            <text:p>22.78772</text:p>
          </table:table-cell>
          <table:table-cell office:value-type="float" office:value="0.006909627">
            <text:p>0.006909627</text:p>
          </table:table-cell>
          <table:table-cell office:value-type="float" office:value="0.006431293">
            <text:p>0.006431293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291">
            <text:p>8291</text:p>
          </table:table-cell>
          <table:table-cell office:value-type="time" office:time-value="PT10H33M14S">
            <text:p>10:33:14 AM</text:p>
          </table:table-cell>
          <table:table-cell office:value-type="float" office:value="0.0000001096043">
            <text:p>1.10E-007</text:p>
          </table:table-cell>
          <table:table-cell office:value-type="float" office:value="0.00000005169944">
            <text:p>5.17E-008</text:p>
          </table:table-cell>
          <table:table-cell office:value-type="float" office:value="0.000000002268334">
            <text:p>2.27E-009</text:p>
          </table:table-cell>
          <table:table-cell office:value-type="float" office:value="0.0000000007568428">
            <text:p>7.57E-010</text:p>
          </table:table-cell>
          <table:table-cell office:value-type="float" office:value="0.0000000007060612">
            <text:p>7.06E-010</text:p>
          </table:table-cell>
          <table:table-cell office:value-type="float" office:value="48.31932">
            <text:p>48.31932</text:p>
          </table:table-cell>
          <table:table-cell office:value-type="float" office:value="22.79182">
            <text:p>22.79182</text:p>
          </table:table-cell>
          <table:table-cell office:value-type="float" office:value="0.006905226">
            <text:p>0.006905226</text:p>
          </table:table-cell>
          <table:table-cell office:value-type="float" office:value="0.006441909">
            <text:p>0.006441909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379">
            <text:p>8379</text:p>
          </table:table-cell>
          <table:table-cell office:value-type="time" office:time-value="PT10H33M41S">
            <text:p>10:33:41 AM</text:p>
          </table:table-cell>
          <table:table-cell office:value-type="float" office:value="0.000000109487">
            <text:p>1.09E-007</text:p>
          </table:table-cell>
          <table:table-cell office:value-type="float" office:value="0.00000005167486">
            <text:p>5.17E-008</text:p>
          </table:table-cell>
          <table:table-cell office:value-type="float" office:value="0.000000002266102">
            <text:p>2.27E-009</text:p>
          </table:table-cell>
          <table:table-cell office:value-type="float" office:value="0.000000000757235">
            <text:p>7.57E-010</text:p>
          </table:table-cell>
          <table:table-cell office:value-type="float" office:value="0.000000000703477">
            <text:p>7.03E-010</text:p>
          </table:table-cell>
          <table:table-cell office:value-type="float" office:value="48.31514">
            <text:p>48.31514</text:p>
          </table:table-cell>
          <table:table-cell office:value-type="float" office:value="22.80341">
            <text:p>22.80341</text:p>
          </table:table-cell>
          <table:table-cell office:value-type="float" office:value="0.006916209">
            <text:p>0.006916209</text:p>
          </table:table-cell>
          <table:table-cell office:value-type="float" office:value="0.00642521">
            <text:p>0.0064252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439">
            <text:p>9439</text:p>
          </table:table-cell>
          <table:table-cell office:value-type="time" office:time-value="PT10H39M04S">
            <text:p>10:39:04 AM</text:p>
          </table:table-cell>
          <table:table-cell office:value-type="float" office:value="0.000000100599">
            <text:p>1.01E-007</text:p>
          </table:table-cell>
          <table:table-cell office:value-type="float" office:value="0.00000004680932">
            <text:p>4.68E-008</text:p>
          </table:table-cell>
          <table:table-cell office:value-type="float" office:value="0.000000001958041">
            <text:p>1.96E-009</text:p>
          </table:table-cell>
          <table:table-cell office:value-type="float" office:value="0.0000000006762518">
            <text:p>6.76E-010</text:p>
          </table:table-cell>
          <table:table-cell office:value-type="float" office:value="0.00000000006069876">
            <text:p>6.07E-011</text:p>
          </table:table-cell>
          <table:table-cell office:value-type="float" office:value="51.37737">
            <text:p>51.37737</text:p>
          </table:table-cell>
          <table:table-cell office:value-type="float" office:value="23.90621">
            <text:p>23.90621</text:p>
          </table:table-cell>
          <table:table-cell office:value-type="float" office:value="0.006722253">
            <text:p>0.006722253</text:p>
          </table:table-cell>
          <table:table-cell office:value-type="float" office:value="0.0006033735">
            <text:p>0.000603373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472">
            <text:p>9472</text:p>
          </table:table-cell>
          <table:table-cell office:value-type="time" office:time-value="PT10H39M14S">
            <text:p>10:39:14 AM</text:p>
          </table:table-cell>
          <table:table-cell office:value-type="float" office:value="0.000000100597">
            <text:p>1.01E-007</text:p>
          </table:table-cell>
          <table:table-cell office:value-type="float" office:value="0.00000004678519">
            <text:p>4.68E-008</text:p>
          </table:table-cell>
          <table:table-cell office:value-type="float" office:value="0.000000001956713">
            <text:p>1.96E-009</text:p>
          </table:table-cell>
          <table:table-cell office:value-type="float" office:value="0.0000000006774255">
            <text:p>6.77E-010</text:p>
          </table:table-cell>
          <table:table-cell office:value-type="float" office:value="0.000000000061054">
            <text:p>6.11E-011</text:p>
          </table:table-cell>
          <table:table-cell office:value-type="float" office:value="51.41124">
            <text:p>51.41124</text:p>
          </table:table-cell>
          <table:table-cell office:value-type="float" office:value="23.91009">
            <text:p>23.91009</text:p>
          </table:table-cell>
          <table:table-cell office:value-type="float" office:value="0.00673405">
            <text:p>0.00673405</text:p>
          </table:table-cell>
          <table:table-cell office:value-type="float" office:value="0.0006069165">
            <text:p>0.000606916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530">
            <text:p>9530</text:p>
          </table:table-cell>
          <table:table-cell office:value-type="time" office:time-value="PT10H39M31S">
            <text:p>10:39:31 AM</text:p>
          </table:table-cell>
          <table:table-cell office:value-type="float" office:value="0.0000001004624">
            <text:p>1.00E-007</text:p>
          </table:table-cell>
          <table:table-cell office:value-type="float" office:value="0.00000004672963">
            <text:p>4.67E-008</text:p>
          </table:table-cell>
          <table:table-cell office:value-type="float" office:value="0.000000001953268">
            <text:p>1.95E-009</text:p>
          </table:table-cell>
          <table:table-cell office:value-type="float" office:value="0.0000000006733647">
            <text:p>6.73E-010</text:p>
          </table:table-cell>
          <table:table-cell office:value-type="float" office:value="0.00000000006003405">
            <text:p>6.00E-011</text:p>
          </table:table-cell>
          <table:table-cell office:value-type="float" office:value="51.43299">
            <text:p>51.43299</text:p>
          </table:table-cell>
          <table:table-cell office:value-type="float" office:value="23.92381">
            <text:p>23.92381</text:p>
          </table:table-cell>
          <table:table-cell office:value-type="float" office:value="0.006702651">
            <text:p>0.006702651</text:p>
          </table:table-cell>
          <table:table-cell office:value-type="float" office:value="0.0005975771">
            <text:p>0.0005975771</text:p>
          </table:table-cell>
          <table:table-cell table:number-columns-repeated="3"/>
        </table:table-row>
        <table:table-row table:style-name="ro1">
          <table:table-cell office:value-type="string">
            <text:p>MSM_UP_A_T0</text:p>
          </table:table-cell>
          <table:table-cell office:value-type="float" office:value="9868">
            <text:p>9868</text:p>
          </table:table-cell>
          <table:table-cell office:value-type="time" office:time-value="PT10H41M14S">
            <text:p>10:41:14 AM</text:p>
          </table:table-cell>
          <table:table-cell office:value-type="float" office:value="0.0000001086188">
            <text:p>1.09E-007</text:p>
          </table:table-cell>
          <table:table-cell office:value-type="float" office:value="0.0000000486189">
            <text:p>4.86E-008</text:p>
          </table:table-cell>
          <table:table-cell office:value-type="float" office:value="0.000000002138046">
            <text:p>2.14E-009</text:p>
          </table:table-cell>
          <table:table-cell office:value-type="float" office:value="0.0000000007307557">
            <text:p>7.31E-010</text:p>
          </table:table-cell>
          <table:table-cell office:value-type="float" office:value="0.00000000006278433">
            <text:p>6.28E-011</text:p>
          </table:table-cell>
          <table:table-cell office:value-type="float" office:value="50.80283">
            <text:p>50.80283</text:p>
          </table:table-cell>
          <table:table-cell office:value-type="float" office:value="22.73987">
            <text:p>22.73987</text:p>
          </table:table-cell>
          <table:table-cell office:value-type="float" office:value="0.006727708">
            <text:p>0.006727708</text:p>
          </table:table-cell>
          <table:table-cell office:value-type="float" office:value="0.0005780244">
            <text:p>0.0005780244</text:p>
          </table:table-cell>
          <table:table-cell table:number-columns-repeated="3"/>
        </table:table-row>
        <table:table-row table:style-name="ro1">
          <table:table-cell office:value-type="string">
            <text:p>MSM_UP_A_T0</text:p>
          </table:table-cell>
          <table:table-cell office:value-type="float" office:value="9948">
            <text:p>9948</text:p>
          </table:table-cell>
          <table:table-cell office:value-type="time" office:time-value="PT10H41M39S">
            <text:p>10:41:39 AM</text:p>
          </table:table-cell>
          <table:table-cell office:value-type="float" office:value="0.0000001083282">
            <text:p>1.08E-007</text:p>
          </table:table-cell>
          <table:table-cell office:value-type="float" office:value="0.00000004854823">
            <text:p>4.85E-008</text:p>
          </table:table-cell>
          <table:table-cell office:value-type="float" office:value="0.000000002133784">
            <text:p>2.13E-009</text:p>
          </table:table-cell>
          <table:table-cell office:value-type="float" office:value="0.0000000007273362">
            <text:p>7.27E-010</text:p>
          </table:table-cell>
          <table:table-cell office:value-type="float" office:value="0.00000000006219622">
            <text:p>6.22E-011</text:p>
          </table:table-cell>
          <table:table-cell office:value-type="float" office:value="50.7681">
            <text:p>50.7681</text:p>
          </table:table-cell>
          <table:table-cell office:value-type="float" office:value="22.75218">
            <text:p>22.75218</text:p>
          </table:table-cell>
          <table:table-cell office:value-type="float" office:value="0.006714194">
            <text:p>0.006714194</text:p>
          </table:table-cell>
          <table:table-cell office:value-type="float" office:value="0.0005741464">
            <text:p>0.0005741464</text:p>
          </table:table-cell>
          <table:table-cell table:number-columns-repeated="3"/>
        </table:table-row>
        <table:table-row table:style-name="ro1">
          <table:table-cell office:value-type="string">
            <text:p>MSM_UP_A_T0</text:p>
          </table:table-cell>
          <table:table-cell office:value-type="float" office:value="10019">
            <text:p>10019</text:p>
          </table:table-cell>
          <table:table-cell office:value-type="time" office:time-value="PT10H42M00S">
            <text:p>10:42:00 AM</text:p>
          </table:table-cell>
          <table:table-cell office:value-type="float" office:value="0.0000001079385">
            <text:p>1.08E-007</text:p>
          </table:table-cell>
          <table:table-cell office:value-type="float" office:value="0.0000000483614">
            <text:p>4.84E-008</text:p>
          </table:table-cell>
          <table:table-cell office:value-type="float" office:value="0.000000002124557">
            <text:p>2.12E-009</text:p>
          </table:table-cell>
          <table:table-cell office:value-type="float" office:value="0.0000000007227761">
            <text:p>7.23E-010</text:p>
          </table:table-cell>
          <table:table-cell office:value-type="float" office:value="0.0000000000616423">
            <text:p>6.16E-011</text:p>
          </table:table-cell>
          <table:table-cell office:value-type="float" office:value="50.80517">
            <text:p>50.80517</text:p>
          </table:table-cell>
          <table:table-cell office:value-type="float" office:value="22.76305">
            <text:p>22.76305</text:p>
          </table:table-cell>
          <table:table-cell office:value-type="float" office:value="0.006696185">
            <text:p>0.006696185</text:p>
          </table:table-cell>
          <table:table-cell office:value-type="float" office:value="0.0005710872">
            <text:p>0.0005710872</text:p>
          </table:table-cell>
          <table:table-cell table:number-columns-repeated="3"/>
        </table:table-row>
        <table:table-row table:style-name="ro1">
          <table:table-cell office:value-type="string">
            <text:p>MSM_UP_A_T1</text:p>
          </table:table-cell>
          <table:table-cell office:value-type="float" office:value="10426">
            <text:p>10426</text:p>
          </table:table-cell>
          <table:table-cell office:value-type="time" office:time-value="PT10H44M04S">
            <text:p>10:44:04 AM</text:p>
          </table:table-cell>
          <table:table-cell office:value-type="float" office:value="0.0000001059249">
            <text:p>1.06E-007</text:p>
          </table:table-cell>
          <table:table-cell office:value-type="float" office:value="0.00000004727304">
            <text:p>4.73E-008</text:p>
          </table:table-cell>
          <table:table-cell office:value-type="float" office:value="0.000000002086903">
            <text:p>2.09E-009</text:p>
          </table:table-cell>
          <table:table-cell office:value-type="float" office:value="0.0000000007128904">
            <text:p>7.13E-010</text:p>
          </table:table-cell>
          <table:table-cell office:value-type="float" office:value="0.00000000006063328">
            <text:p>6.06E-011</text:p>
          </table:table-cell>
          <table:table-cell office:value-type="float" office:value="50.75699">
            <text:p>50.75699</text:p>
          </table:table-cell>
          <table:table-cell office:value-type="float" office:value="22.65225">
            <text:p>22.65225</text:p>
          </table:table-cell>
          <table:table-cell office:value-type="float" office:value="0.006730148">
            <text:p>0.006730148</text:p>
          </table:table-cell>
          <table:table-cell office:value-type="float" office:value="0.0005724175">
            <text:p>0.0005724175</text:p>
          </table:table-cell>
          <table:table-cell table:number-columns-repeated="3"/>
        </table:table-row>
        <table:table-row table:style-name="ro1">
          <table:table-cell office:value-type="string">
            <text:p>MSM_UP_A_T1</text:p>
          </table:table-cell>
          <table:table-cell office:value-type="float" office:value="10474">
            <text:p>10474</text:p>
          </table:table-cell>
          <table:table-cell office:value-type="time" office:time-value="PT10H44M19S">
            <text:p>10:44:19 AM</text:p>
          </table:table-cell>
          <table:table-cell office:value-type="float" office:value="0.0000001055517">
            <text:p>1.06E-007</text:p>
          </table:table-cell>
          <table:table-cell office:value-type="float" office:value="0.00000004712539">
            <text:p>4.71E-008</text:p>
          </table:table-cell>
          <table:table-cell office:value-type="float" office:value="0.000000002080337">
            <text:p>2.08E-009</text:p>
          </table:table-cell>
          <table:table-cell office:value-type="float" office:value="0.0000000007106755">
            <text:p>7.11E-010</text:p>
          </table:table-cell>
          <table:table-cell office:value-type="float" office:value="0.00000000006065567">
            <text:p>6.07E-011</text:p>
          </table:table-cell>
          <table:table-cell office:value-type="float" office:value="50.73777">
            <text:p>50.73777</text:p>
          </table:table-cell>
          <table:table-cell office:value-type="float" office:value="22.65277">
            <text:p>22.65277</text:p>
          </table:table-cell>
          <table:table-cell office:value-type="float" office:value="0.006732964">
            <text:p>0.006732964</text:p>
          </table:table-cell>
          <table:table-cell office:value-type="float" office:value="0.0005746539">
            <text:p>0.0005746539</text:p>
          </table:table-cell>
          <table:table-cell table:number-columns-repeated="3"/>
        </table:table-row>
        <table:table-row table:style-name="ro1">
          <table:table-cell office:value-type="string">
            <text:p>MSM_UP_A_T1</text:p>
          </table:table-cell>
          <table:table-cell office:value-type="float" office:value="10485">
            <text:p>10485</text:p>
          </table:table-cell>
          <table:table-cell office:value-type="time" office:time-value="PT10H44M22S">
            <text:p>10:44:22 AM</text:p>
          </table:table-cell>
          <table:table-cell office:value-type="float" office:value="0.0000001056584">
            <text:p>1.06E-007</text:p>
          </table:table-cell>
          <table:table-cell office:value-type="float" office:value="0.00000004720586">
            <text:p>4.72E-008</text:p>
          </table:table-cell>
          <table:table-cell office:value-type="float" office:value="0.000000002083518">
            <text:p>2.08E-009</text:p>
          </table:table-cell>
          <table:table-cell office:value-type="float" office:value="0.0000000007099534">
            <text:p>7.10E-010</text:p>
          </table:table-cell>
          <table:table-cell office:value-type="float" office:value="0.00000000006038691">
            <text:p>6.04E-011</text:p>
          </table:table-cell>
          <table:table-cell office:value-type="float" office:value="50.71156">
            <text:p>50.71156</text:p>
          </table:table-cell>
          <table:table-cell office:value-type="float" office:value="22.65681">
            <text:p>22.65681</text:p>
          </table:table-cell>
          <table:table-cell office:value-type="float" office:value="0.006719326">
            <text:p>0.006719326</text:p>
          </table:table-cell>
          <table:table-cell office:value-type="float" office:value="0.0005715296">
            <text:p>0.0005715296</text:p>
          </table:table-cell>
          <table:table-cell table:number-columns-repeated="3"/>
        </table:table-row>
        <table:table-row table:style-name="ro1">
          <table:table-cell office:value-type="string">
            <text:p>MSM_UP_A_T2</text:p>
          </table:table-cell>
          <table:table-cell office:value-type="float" office:value="10888">
            <text:p>10888</text:p>
          </table:table-cell>
          <table:table-cell office:value-type="time" office:time-value="PT10H46M25S">
            <text:p>10:46:25 AM</text:p>
          </table:table-cell>
          <table:table-cell office:value-type="float" office:value="0.0000001050747">
            <text:p>1.05E-007</text:p>
          </table:table-cell>
          <table:table-cell office:value-type="float" office:value="0.00000004661769">
            <text:p>4.66E-008</text:p>
          </table:table-cell>
          <table:table-cell office:value-type="float" office:value="0.00000000206224">
            <text:p>2.06E-009</text:p>
          </table:table-cell>
          <table:table-cell office:value-type="float" office:value="0.0000000007169098">
            <text:p>7.17E-010</text:p>
          </table:table-cell>
          <table:table-cell office:value-type="float" office:value="0.00000000005982217">
            <text:p>5.98E-011</text:p>
          </table:table-cell>
          <table:table-cell office:value-type="float" office:value="50.95172">
            <text:p>50.95172</text:p>
          </table:table-cell>
          <table:table-cell office:value-type="float" office:value="22.60536">
            <text:p>22.60536</text:p>
          </table:table-cell>
          <table:table-cell office:value-type="float" office:value="0.006822858">
            <text:p>0.006822858</text:p>
          </table:table-cell>
          <table:table-cell office:value-type="float" office:value="0.00056933">
            <text:p>0.00056933</text:p>
          </table:table-cell>
          <table:table-cell table:number-columns-repeated="3"/>
        </table:table-row>
        <table:table-row table:style-name="ro1">
          <table:table-cell office:value-type="string">
            <text:p>MSM_UP_A_T2</text:p>
          </table:table-cell>
          <table:table-cell office:value-type="float" office:value="10962">
            <text:p>10962</text:p>
          </table:table-cell>
          <table:table-cell office:value-type="time" office:time-value="PT10H46M47S">
            <text:p>10:46:47 AM</text:p>
          </table:table-cell>
          <table:table-cell office:value-type="float" office:value="0.0000001044524">
            <text:p>1.04E-007</text:p>
          </table:table-cell>
          <table:table-cell office:value-type="float" office:value="0.0000000463883">
            <text:p>4.64E-008</text:p>
          </table:table-cell>
          <table:table-cell office:value-type="float" office:value="0.000000002050877">
            <text:p>2.05E-009</text:p>
          </table:table-cell>
          <table:table-cell office:value-type="float" office:value="0.000000000707117">
            <text:p>7.07E-010</text:p>
          </table:table-cell>
          <table:table-cell office:value-type="float" office:value="0.00000000006004596">
            <text:p>6.00E-011</text:p>
          </table:table-cell>
          <table:table-cell office:value-type="float" office:value="50.93059">
            <text:p>50.93059</text:p>
          </table:table-cell>
          <table:table-cell office:value-type="float" office:value="22.61876">
            <text:p>22.61876</text:p>
          </table:table-cell>
          <table:table-cell office:value-type="float" office:value="0.006769754">
            <text:p>0.006769754</text:p>
          </table:table-cell>
          <table:table-cell office:value-type="float" office:value="0.0005748644">
            <text:p>0.0005748644</text:p>
          </table:table-cell>
          <table:table-cell table:number-columns-repeated="3"/>
        </table:table-row>
        <table:table-row table:style-name="ro1">
          <table:table-cell office:value-type="string">
            <text:p>MSM_UP_A_T2</text:p>
          </table:table-cell>
          <table:table-cell office:value-type="float" office:value="10999">
            <text:p>10999</text:p>
          </table:table-cell>
          <table:table-cell office:value-type="time" office:time-value="PT10H46M59S">
            <text:p>10:46:59 AM</text:p>
          </table:table-cell>
          <table:table-cell office:value-type="float" office:value="0.0000001041908">
            <text:p>1.04E-007</text:p>
          </table:table-cell>
          <table:table-cell office:value-type="float" office:value="0.00000004630406">
            <text:p>4.63E-008</text:p>
          </table:table-cell>
          <table:table-cell office:value-type="float" office:value="0.000000002050354">
            <text:p>2.05E-009</text:p>
          </table:table-cell>
          <table:table-cell office:value-type="float" office:value="0.0000000007081247">
            <text:p>7.08E-010</text:p>
          </table:table-cell>
          <table:table-cell office:value-type="float" office:value="0.00000000005986888">
            <text:p>5.99E-011</text:p>
          </table:table-cell>
          <table:table-cell office:value-type="float" office:value="50.81599">
            <text:p>50.81599</text:p>
          </table:table-cell>
          <table:table-cell office:value-type="float" office:value="22.58345">
            <text:p>22.58345</text:p>
          </table:table-cell>
          <table:table-cell office:value-type="float" office:value="0.006796425">
            <text:p>0.006796425</text:p>
          </table:table-cell>
          <table:table-cell office:value-type="float" office:value="0.0005746084">
            <text:p>0.0005746084</text:p>
          </table:table-cell>
          <table:table-cell table:number-columns-repeated="3"/>
        </table:table-row>
        <table:table-row table:style-name="ro1">
          <table:table-cell office:value-type="string">
            <text:p>MSM_UP_A_T3</text:p>
          </table:table-cell>
          <table:table-cell office:value-type="float" office:value="11425">
            <text:p>11425</text:p>
          </table:table-cell>
          <table:table-cell office:value-type="time" office:time-value="PT10H49M08S">
            <text:p>10:49:08 AM</text:p>
          </table:table-cell>
          <table:table-cell office:value-type="float" office:value="0.0000001059295">
            <text:p>1.06E-007</text:p>
          </table:table-cell>
          <table:table-cell office:value-type="float" office:value="0.00000004827296">
            <text:p>4.83E-008</text:p>
          </table:table-cell>
          <table:table-cell office:value-type="float" office:value="0.000000002085087">
            <text:p>2.09E-009</text:p>
          </table:table-cell>
          <table:table-cell office:value-type="float" office:value="0.0000000007187758">
            <text:p>7.19E-010</text:p>
          </table:table-cell>
          <table:table-cell office:value-type="float" office:value="0.00000000006024615">
            <text:p>6.02E-011</text:p>
          </table:table-cell>
          <table:table-cell office:value-type="float" office:value="50.80338">
            <text:p>50.80338</text:p>
          </table:table-cell>
          <table:table-cell office:value-type="float" office:value="23.15154">
            <text:p>23.15154</text:p>
          </table:table-cell>
          <table:table-cell office:value-type="float" office:value="0.006785419">
            <text:p>0.006785419</text:p>
          </table:table-cell>
          <table:table-cell office:value-type="float" office:value="0.0005687384">
            <text:p>0.0005687384</text:p>
          </table:table-cell>
          <table:table-cell table:number-columns-repeated="3"/>
        </table:table-row>
        <table:table-row table:style-name="ro1">
          <table:table-cell office:value-type="string">
            <text:p>MSM_UP_A_T3</text:p>
          </table:table-cell>
          <table:table-cell office:value-type="float" office:value="11442">
            <text:p>11442</text:p>
          </table:table-cell>
          <table:table-cell office:value-type="time" office:time-value="PT10H49M13S">
            <text:p>10:49:13 AM</text:p>
          </table:table-cell>
          <table:table-cell office:value-type="float" office:value="0.0000001057951">
            <text:p>1.06E-007</text:p>
          </table:table-cell>
          <table:table-cell office:value-type="float" office:value="0.00000004821416">
            <text:p>4.82E-008</text:p>
          </table:table-cell>
          <table:table-cell office:value-type="float" office:value="0.000000002085">
            <text:p>2.09E-009</text:p>
          </table:table-cell>
          <table:table-cell office:value-type="float" office:value="0.0000000007173593">
            <text:p>7.17E-010</text:p>
          </table:table-cell>
          <table:table-cell office:value-type="float" office:value="0.00000000006037616">
            <text:p>6.04E-011</text:p>
          </table:table-cell>
          <table:table-cell office:value-type="float" office:value="50.74105">
            <text:p>50.74105</text:p>
          </table:table-cell>
          <table:table-cell office:value-type="float" office:value="23.1243">
            <text:p>23.1243</text:p>
          </table:table-cell>
          <table:table-cell office:value-type="float" office:value="0.00678065">
            <text:p>0.00678065</text:p>
          </table:table-cell>
          <table:table-cell office:value-type="float" office:value="0.0005706897">
            <text:p>0.0005706897</text:p>
          </table:table-cell>
          <table:table-cell table:number-columns-repeated="3"/>
        </table:table-row>
        <table:table-row table:style-name="ro1">
          <table:table-cell office:value-type="string">
            <text:p>MSM_UP_A_T3</text:p>
          </table:table-cell>
          <table:table-cell office:value-type="float" office:value="11478">
            <text:p>11478</text:p>
          </table:table-cell>
          <table:table-cell office:value-type="time" office:time-value="PT10H49M24S">
            <text:p>10:49:24 AM</text:p>
          </table:table-cell>
          <table:table-cell office:value-type="float" office:value="0.0000001055023">
            <text:p>1.06E-007</text:p>
          </table:table-cell>
          <table:table-cell office:value-type="float" office:value="0.0000000480818">
            <text:p>4.81E-008</text:p>
          </table:table-cell>
          <table:table-cell office:value-type="float" office:value="0.000000002081068">
            <text:p>2.08E-009</text:p>
          </table:table-cell>
          <table:table-cell office:value-type="float" office:value="0.0000000007151346">
            <text:p>7.15E-010</text:p>
          </table:table-cell>
          <table:table-cell office:value-type="float" office:value="0.00000000006021236">
            <text:p>6.02E-011</text:p>
          </table:table-cell>
          <table:table-cell office:value-type="float" office:value="50.69622">
            <text:p>50.69622</text:p>
          </table:table-cell>
          <table:table-cell office:value-type="float" office:value="23.10438">
            <text:p>23.10438</text:p>
          </table:table-cell>
          <table:table-cell office:value-type="float" office:value="0.006778379">
            <text:p>0.006778379</text:p>
          </table:table-cell>
          <table:table-cell office:value-type="float" office:value="0.0005707208">
            <text:p>0.0005707208</text:p>
          </table:table-cell>
          <table:table-cell table:number-columns-repeated="3"/>
        </table:table-row>
        <table:table-row table:style-name="ro1">
          <table:table-cell office:value-type="string">
            <text:p>MSM_UP_A_T4</text:p>
          </table:table-cell>
          <table:table-cell office:value-type="float" office:value="11858">
            <text:p>11858</text:p>
          </table:table-cell>
          <table:table-cell office:value-type="time" office:time-value="PT10H51M21S">
            <text:p>10:51:21 AM</text:p>
          </table:table-cell>
          <table:table-cell office:value-type="float" office:value="0.0000001025954">
            <text:p>1.03E-007</text:p>
          </table:table-cell>
          <table:table-cell office:value-type="float" office:value="0.00000004559147">
            <text:p>4.56E-008</text:p>
          </table:table-cell>
          <table:table-cell office:value-type="float" office:value="0.000000002010607">
            <text:p>2.01E-009</text:p>
          </table:table-cell>
          <table:table-cell office:value-type="float" office:value="0.0000000007036289">
            <text:p>7.04E-010</text:p>
          </table:table-cell>
          <table:table-cell office:value-type="float" office:value="0.00000000005851247">
            <text:p>5.85E-011</text:p>
          </table:table-cell>
          <table:table-cell office:value-type="float" office:value="51.02707">
            <text:p>51.02707</text:p>
          </table:table-cell>
          <table:table-cell office:value-type="float" office:value="22.67548">
            <text:p>22.67548</text:p>
          </table:table-cell>
          <table:table-cell office:value-type="float" office:value="0.006858291">
            <text:p>0.006858291</text:p>
          </table:table-cell>
          <table:table-cell office:value-type="float" office:value="0.0005703227">
            <text:p>0.0005703227</text:p>
          </table:table-cell>
          <table:table-cell table:number-columns-repeated="3"/>
        </table:table-row>
        <table:table-row table:style-name="ro1">
          <table:table-cell office:value-type="string">
            <text:p>MSM_UP_A_T4</text:p>
          </table:table-cell>
          <table:table-cell office:value-type="float" office:value="11900">
            <text:p>11900</text:p>
          </table:table-cell>
          <table:table-cell office:value-type="time" office:time-value="PT10H51M33S">
            <text:p>10:51:33 AM</text:p>
          </table:table-cell>
          <table:table-cell office:value-type="float" office:value="0.0000001023161">
            <text:p>1.02E-007</text:p>
          </table:table-cell>
          <table:table-cell office:value-type="float" office:value="0.00000004534294">
            <text:p>4.53E-008</text:p>
          </table:table-cell>
          <table:table-cell office:value-type="float" office:value="0.000000002003225">
            <text:p>2.00E-009</text:p>
          </table:table-cell>
          <table:table-cell office:value-type="float" office:value="0.0000000006992207">
            <text:p>6.99E-010</text:p>
          </table:table-cell>
          <table:table-cell office:value-type="float" office:value="0.00000000005847855">
            <text:p>5.85E-011</text:p>
          </table:table-cell>
          <table:table-cell office:value-type="float" office:value="51.0757">
            <text:p>51.0757</text:p>
          </table:table-cell>
          <table:table-cell office:value-type="float" office:value="22.63497">
            <text:p>22.63497</text:p>
          </table:table-cell>
          <table:table-cell office:value-type="float" office:value="0.006833926">
            <text:p>0.006833926</text:p>
          </table:table-cell>
          <table:table-cell office:value-type="float" office:value="0.0005715478">
            <text:p>0.0005715478</text:p>
          </table:table-cell>
          <table:table-cell table:number-columns-repeated="3"/>
        </table:table-row>
        <table:table-row table:style-name="ro1">
          <table:table-cell office:value-type="string">
            <text:p>MSM_UP_A_T4</text:p>
          </table:table-cell>
          <table:table-cell office:value-type="float" office:value="11966">
            <text:p>11966</text:p>
          </table:table-cell>
          <table:table-cell office:value-type="time" office:time-value="PT10H51M53S">
            <text:p>10:51:53 AM</text:p>
          </table:table-cell>
          <table:table-cell office:value-type="float" office:value="0.0000001016075">
            <text:p>1.02E-007</text:p>
          </table:table-cell>
          <table:table-cell office:value-type="float" office:value="0.00000004496944">
            <text:p>4.50E-008</text:p>
          </table:table-cell>
          <table:table-cell office:value-type="float" office:value="0.000000001994559">
            <text:p>1.99E-009</text:p>
          </table:table-cell>
          <table:table-cell office:value-type="float" office:value="0.0000000006940763">
            <text:p>6.94E-010</text:p>
          </table:table-cell>
          <table:table-cell office:value-type="float" office:value="0.00000000005805819">
            <text:p>5.81E-011</text:p>
          </table:table-cell>
          <table:table-cell office:value-type="float" office:value="50.94233">
            <text:p>50.94233</text:p>
          </table:table-cell>
          <table:table-cell office:value-type="float" office:value="22.54606">
            <text:p>22.54606</text:p>
          </table:table-cell>
          <table:table-cell office:value-type="float" office:value="0.006830957">
            <text:p>0.006830957</text:p>
          </table:table-cell>
          <table:table-cell office:value-type="float" office:value="0.0005713968">
            <text:p>0.0005713968</text:p>
          </table:table-cell>
          <table:table-cell table:number-columns-repeated="3"/>
        </table:table-row>
        <table:table-row table:style-name="ro1">
          <table:table-cell office:value-type="string">
            <text:p>MSM_UP_A_T5</text:p>
          </table:table-cell>
          <table:table-cell office:value-type="float" office:value="12423">
            <text:p>12423</text:p>
          </table:table-cell>
          <table:table-cell office:value-type="time" office:time-value="PT10H54M13S">
            <text:p>10:54:13 AM</text:p>
          </table:table-cell>
          <table:table-cell office:value-type="float" office:value="0.0000001009788">
            <text:p>1.01E-007</text:p>
          </table:table-cell>
          <table:table-cell office:value-type="float" office:value="0.00000004458238">
            <text:p>4.46E-008</text:p>
          </table:table-cell>
          <table:table-cell office:value-type="float" office:value="0.000000001982889">
            <text:p>1.98E-009</text:p>
          </table:table-cell>
          <table:table-cell office:value-type="float" office:value="0.0000000006928717">
            <text:p>6.93E-010</text:p>
          </table:table-cell>
          <table:table-cell office:value-type="float" office:value="0.00000000005762555">
            <text:p>5.76E-011</text:p>
          </table:table-cell>
          <table:table-cell office:value-type="float" office:value="50.92511">
            <text:p>50.92511</text:p>
          </table:table-cell>
          <table:table-cell office:value-type="float" office:value="22.48355">
            <text:p>22.48355</text:p>
          </table:table-cell>
          <table:table-cell office:value-type="float" office:value="0.006861555">
            <text:p>0.006861555</text:p>
          </table:table-cell>
          <table:table-cell office:value-type="float" office:value="0.0005706697">
            <text:p>0.0005706697</text:p>
          </table:table-cell>
          <table:table-cell table:number-columns-repeated="3"/>
        </table:table-row>
        <table:table-row table:style-name="ro1">
          <table:table-cell office:value-type="string">
            <text:p>MSM_UP_A_T5</text:p>
          </table:table-cell>
          <table:table-cell office:value-type="float" office:value="12452">
            <text:p>12452</text:p>
          </table:table-cell>
          <table:table-cell office:value-type="time" office:time-value="PT10H54M22S">
            <text:p>10:54:22 AM</text:p>
          </table:table-cell>
          <table:table-cell office:value-type="float" office:value="0.0000001006791">
            <text:p>1.01E-007</text:p>
          </table:table-cell>
          <table:table-cell office:value-type="float" office:value="0.00000004448215">
            <text:p>4.45E-008</text:p>
          </table:table-cell>
          <table:table-cell office:value-type="float" office:value="0.000000001975131">
            <text:p>1.98E-009</text:p>
          </table:table-cell>
          <table:table-cell office:value-type="float" office:value="0.0000000006892669">
            <text:p>6.89E-010</text:p>
          </table:table-cell>
          <table:table-cell office:value-type="float" office:value="0.00000000005766415">
            <text:p>5.77E-011</text:p>
          </table:table-cell>
          <table:table-cell office:value-type="float" office:value="50.97337">
            <text:p>50.97337</text:p>
          </table:table-cell>
          <table:table-cell office:value-type="float" office:value="22.52111">
            <text:p>22.52111</text:p>
          </table:table-cell>
          <table:table-cell office:value-type="float" office:value="0.006846176">
            <text:p>0.006846176</text:p>
          </table:table-cell>
          <table:table-cell office:value-type="float" office:value="0.000572752">
            <text:p>0.000572752</text:p>
          </table:table-cell>
          <table:table-cell table:number-columns-repeated="3"/>
        </table:table-row>
        <table:table-row table:style-name="ro1">
          <table:table-cell office:value-type="string">
            <text:p>MSM_UP_A_T5</text:p>
          </table:table-cell>
          <table:table-cell office:value-type="float" office:value="12477">
            <text:p>12477</text:p>
          </table:table-cell>
          <table:table-cell office:value-type="time" office:time-value="PT10H54M30S">
            <text:p>10:54:30 AM</text:p>
          </table:table-cell>
          <table:table-cell office:value-type="float" office:value="0.0000001003615">
            <text:p>1.00E-007</text:p>
          </table:table-cell>
          <table:table-cell office:value-type="float" office:value="0.00000004443718">
            <text:p>4.44E-008</text:p>
          </table:table-cell>
          <table:table-cell office:value-type="float" office:value="0.000000001973321">
            <text:p>1.97E-009</text:p>
          </table:table-cell>
          <table:table-cell office:value-type="float" office:value="0.0000000006862353">
            <text:p>6.86E-010</text:p>
          </table:table-cell>
          <table:table-cell office:value-type="float" office:value="0.00000000005717469">
            <text:p>5.72E-011</text:p>
          </table:table-cell>
          <table:table-cell office:value-type="float" office:value="50.85917">
            <text:p>50.85917</text:p>
          </table:table-cell>
          <table:table-cell office:value-type="float" office:value="22.51899">
            <text:p>22.51899</text:p>
          </table:table-cell>
          <table:table-cell office:value-type="float" office:value="0.006837638">
            <text:p>0.006837638</text:p>
          </table:table-cell>
          <table:table-cell office:value-type="float" office:value="0.0005696877">
            <text:p>0.0005696877</text:p>
          </table:table-cell>
          <table:table-cell table:number-columns-repeated="3"/>
        </table:table-row>
        <table:table-row table:style-name="ro1">
          <table:table-cell office:value-type="string">
            <text:p>MSM_UP_A_T6</text:p>
          </table:table-cell>
          <table:table-cell office:value-type="float" office:value="12651">
            <text:p>12651</text:p>
          </table:table-cell>
          <table:table-cell office:value-type="time" office:time-value="PT10H55M23S">
            <text:p>10:55:23 AM</text:p>
          </table:table-cell>
          <table:table-cell office:value-type="float" office:value="0.0000001717388">
            <text:p>1.72E-007</text:p>
          </table:table-cell>
          <table:table-cell office:value-type="float" office:value="0.00000008194939">
            <text:p>8.19E-008</text:p>
          </table:table-cell>
          <table:table-cell office:value-type="float" office:value="0.000000003370189">
            <text:p>3.37E-009</text:p>
          </table:table-cell>
          <table:table-cell office:value-type="float" office:value="0.000000001167843">
            <text:p>1.17E-009</text:p>
          </table:table-cell>
          <table:table-cell office:value-type="float" office:value="0.00000000009060113">
            <text:p>9.06E-011</text:p>
          </table:table-cell>
          <table:table-cell office:value-type="float" office:value="50.95823">
            <text:p>50.95823</text:p>
          </table:table-cell>
          <table:table-cell office:value-type="float" office:value="24.31597">
            <text:p>24.31597</text:p>
          </table:table-cell>
          <table:table-cell office:value-type="float" office:value="0.006800108">
            <text:p>0.006800108</text:p>
          </table:table-cell>
          <table:table-cell office:value-type="float" office:value="0.0005275517">
            <text:p>0.0005275517</text:p>
          </table:table-cell>
          <table:table-cell table:number-columns-repeated="3"/>
        </table:table-row>
        <table:table-row table:style-name="ro1">
          <table:table-cell office:value-type="string">
            <text:p>MSM_UP_A_T6</text:p>
          </table:table-cell>
          <table:table-cell office:value-type="float" office:value="12690">
            <text:p>12690</text:p>
          </table:table-cell>
          <table:table-cell office:value-type="time" office:time-value="PT10H55M35S">
            <text:p>10:55:35 AM</text:p>
          </table:table-cell>
          <table:table-cell office:value-type="float" office:value="0.0000001714847">
            <text:p>1.71E-007</text:p>
          </table:table-cell>
          <table:table-cell office:value-type="float" office:value="0.0000000818893">
            <text:p>8.19E-008</text:p>
          </table:table-cell>
          <table:table-cell office:value-type="float" office:value="0.000000003361244">
            <text:p>3.36E-009</text:p>
          </table:table-cell>
          <table:table-cell office:value-type="float" office:value="0.000000001168064">
            <text:p>1.17E-009</text:p>
          </table:table-cell>
          <table:table-cell office:value-type="float" office:value="0.00000000009128004">
            <text:p>9.13E-011</text:p>
          </table:table-cell>
          <table:table-cell office:value-type="float" office:value="51.01823">
            <text:p>51.01823</text:p>
          </table:table-cell>
          <table:table-cell office:value-type="float" office:value="24.3628">
            <text:p>24.3628</text:p>
          </table:table-cell>
          <table:table-cell office:value-type="float" office:value="0.006811474">
            <text:p>0.006811474</text:p>
          </table:table-cell>
          <table:table-cell office:value-type="float" office:value="0.0005322926">
            <text:p>0.0005322926</text:p>
          </table:table-cell>
          <table:table-cell table:number-columns-repeated="3"/>
        </table:table-row>
        <table:table-row table:style-name="ro1">
          <table:table-cell office:value-type="string">
            <text:p>MSM_UP_A_T6</text:p>
          </table:table-cell>
          <table:table-cell office:value-type="float" office:value="12743">
            <text:p>12743</text:p>
          </table:table-cell>
          <table:table-cell office:value-type="time" office:time-value="PT10H55M51S">
            <text:p>10:55:51 AM</text:p>
          </table:table-cell>
          <table:table-cell office:value-type="float" office:value="0.0000001720696">
            <text:p>1.72E-007</text:p>
          </table:table-cell>
          <table:table-cell office:value-type="float" office:value="0.00000008207999">
            <text:p>8.21E-008</text:p>
          </table:table-cell>
          <table:table-cell office:value-type="float" office:value="0.000000003376433">
            <text:p>3.38E-009</text:p>
          </table:table-cell>
          <table:table-cell office:value-type="float" office:value="0.000000001172911">
            <text:p>1.17E-009</text:p>
          </table:table-cell>
          <table:table-cell office:value-type="float" office:value="0.00000000009245672">
            <text:p>9.25E-011</text:p>
          </table:table-cell>
          <table:table-cell office:value-type="float" office:value="50.96195">
            <text:p>50.96195</text:p>
          </table:table-cell>
          <table:table-cell office:value-type="float" office:value="24.30967">
            <text:p>24.30967</text:p>
          </table:table-cell>
          <table:table-cell office:value-type="float" office:value="0.006816493">
            <text:p>0.006816493</text:p>
          </table:table-cell>
          <table:table-cell office:value-type="float" office:value="0.0005373215">
            <text:p>0.000537321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096">
            <text:p>14096</text:p>
          </table:table-cell>
          <table:table-cell office:value-type="time" office:time-value="PT11H02M43S">
            <text:p>11:02:43 AM</text:p>
          </table:table-cell>
          <table:table-cell office:value-type="float" office:value="0.00000009031254">
            <text:p>9.03E-008</text:p>
          </table:table-cell>
          <table:table-cell office:value-type="float" office:value="0.00000004304558">
            <text:p>4.30E-008</text:p>
          </table:table-cell>
          <table:table-cell office:value-type="float" office:value="0.000000001797528">
            <text:p>1.80E-009</text:p>
          </table:table-cell>
          <table:table-cell office:value-type="float" office:value="0.0000000006211556">
            <text:p>6.21E-010</text:p>
          </table:table-cell>
          <table:table-cell office:value-type="float" office:value="0.00000000005237136">
            <text:p>5.24E-011</text:p>
          </table:table-cell>
          <table:table-cell office:value-type="float" office:value="50.24263">
            <text:p>50.24263</text:p>
          </table:table-cell>
          <table:table-cell office:value-type="float" office:value="23.9471">
            <text:p>23.9471</text:p>
          </table:table-cell>
          <table:table-cell office:value-type="float" office:value="0.006877845">
            <text:p>0.006877845</text:p>
          </table:table-cell>
          <table:table-cell office:value-type="float" office:value="0.0005798903">
            <text:p>0.000579890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181">
            <text:p>14181</text:p>
          </table:table-cell>
          <table:table-cell office:value-type="time" office:time-value="PT11H03M09S">
            <text:p>11:03:09 AM</text:p>
          </table:table-cell>
          <table:table-cell office:value-type="float" office:value="0.00000009016568">
            <text:p>9.02E-008</text:p>
          </table:table-cell>
          <table:table-cell office:value-type="float" office:value="0.00000004300584">
            <text:p>4.30E-008</text:p>
          </table:table-cell>
          <table:table-cell office:value-type="float" office:value="0.0000000017919">
            <text:p>1.79E-009</text:p>
          </table:table-cell>
          <table:table-cell office:value-type="float" office:value="0.0000000006194089">
            <text:p>6.19E-010</text:p>
          </table:table-cell>
          <table:table-cell office:value-type="float" office:value="0.00000000005309951">
            <text:p>5.31E-011</text:p>
          </table:table-cell>
          <table:table-cell office:value-type="float" office:value="50.31847">
            <text:p>50.31847</text:p>
          </table:table-cell>
          <table:table-cell office:value-type="float" office:value="24.00013">
            <text:p>24.00013</text:p>
          </table:table-cell>
          <table:table-cell office:value-type="float" office:value="0.006869675">
            <text:p>0.006869675</text:p>
          </table:table-cell>
          <table:table-cell office:value-type="float" office:value="0.0005889104">
            <text:p>0.000588910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224">
            <text:p>14224</text:p>
          </table:table-cell>
          <table:table-cell office:value-type="time" office:time-value="PT11H03M22S">
            <text:p>11:03:22 AM</text:p>
          </table:table-cell>
          <table:table-cell office:value-type="float" office:value="0.00000009008932">
            <text:p>9.01E-008</text:p>
          </table:table-cell>
          <table:table-cell office:value-type="float" office:value="0.00000004296158">
            <text:p>4.30E-008</text:p>
          </table:table-cell>
          <table:table-cell office:value-type="float" office:value="0.000000001791312">
            <text:p>1.79E-009</text:p>
          </table:table-cell>
          <table:table-cell office:value-type="float" office:value="0.0000000006196541">
            <text:p>6.20E-010</text:p>
          </table:table-cell>
          <table:table-cell office:value-type="float" office:value="0.0000000000524266">
            <text:p>5.24E-011</text:p>
          </table:table-cell>
          <table:table-cell office:value-type="float" office:value="50.29236">
            <text:p>50.29236</text:p>
          </table:table-cell>
          <table:table-cell office:value-type="float" office:value="23.9833">
            <text:p>23.9833</text:p>
          </table:table-cell>
          <table:table-cell office:value-type="float" office:value="0.006878219">
            <text:p>0.006878219</text:p>
          </table:table-cell>
          <table:table-cell office:value-type="float" office:value="0.0005819402">
            <text:p>0.000581940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272">
            <text:p>14272</text:p>
          </table:table-cell>
          <table:table-cell office:value-type="time" office:time-value="PT11H03M37S">
            <text:p>11:03:37 AM</text:p>
          </table:table-cell>
          <table:table-cell office:value-type="float" office:value="0.00000009008863">
            <text:p>9.01E-008</text:p>
          </table:table-cell>
          <table:table-cell office:value-type="float" office:value="0.00000004296753">
            <text:p>4.30E-008</text:p>
          </table:table-cell>
          <table:table-cell office:value-type="float" office:value="0.000000001792525">
            <text:p>1.79E-009</text:p>
          </table:table-cell>
          <table:table-cell office:value-type="float" office:value="0.0000000006190689">
            <text:p>6.19E-010</text:p>
          </table:table-cell>
          <table:table-cell office:value-type="float" office:value="0.00000000005278714">
            <text:p>5.28E-011</text:p>
          </table:table-cell>
          <table:table-cell office:value-type="float" office:value="50.25795">
            <text:p>50.25795</text:p>
          </table:table-cell>
          <table:table-cell office:value-type="float" office:value="23.9704">
            <text:p>23.9704</text:p>
          </table:table-cell>
          <table:table-cell office:value-type="float" office:value="0.006871776">
            <text:p>0.006871776</text:p>
          </table:table-cell>
          <table:table-cell office:value-type="float" office:value="0.0005859467">
            <text:p>0.0005859467</text:p>
          </table:table-cell>
          <table:table-cell table:number-columns-repeated="3"/>
        </table:table-row>
        <table:table-row table:style-name="ro1">
          <table:table-cell office:value-type="string">
            <text:p>MSM_UP_B_T0</text:p>
          </table:table-cell>
          <table:table-cell office:value-type="float" office:value="14672">
            <text:p>14672</text:p>
          </table:table-cell>
          <table:table-cell office:value-type="time" office:time-value="PT11H05M39S">
            <text:p>11:05:39 AM</text:p>
          </table:table-cell>
          <table:table-cell office:value-type="float" office:value="0.00000009528904">
            <text:p>9.53E-008</text:p>
          </table:table-cell>
          <table:table-cell office:value-type="float" office:value="0.00000004209888">
            <text:p>4.21E-008</text:p>
          </table:table-cell>
          <table:table-cell office:value-type="float" office:value="0.000000001853673">
            <text:p>1.85E-009</text:p>
          </table:table-cell>
          <table:table-cell office:value-type="float" office:value="0.0000000006387981">
            <text:p>6.39E-010</text:p>
          </table:table-cell>
          <table:table-cell office:value-type="float" office:value="0.00000000005303689">
            <text:p>5.30E-011</text:p>
          </table:table-cell>
          <table:table-cell office:value-type="float" office:value="51.40553">
            <text:p>51.40553</text:p>
          </table:table-cell>
          <table:table-cell office:value-type="float" office:value="22.71106">
            <text:p>22.71106</text:p>
          </table:table-cell>
          <table:table-cell office:value-type="float" office:value="0.006703794">
            <text:p>0.006703794</text:p>
          </table:table-cell>
          <table:table-cell office:value-type="float" office:value="0.0005565896">
            <text:p>0.0005565896</text:p>
          </table:table-cell>
          <table:table-cell table:number-columns-repeated="3"/>
        </table:table-row>
        <table:table-row table:style-name="ro1">
          <table:table-cell office:value-type="string">
            <text:p>MSM_UP_B_T0</text:p>
          </table:table-cell>
          <table:table-cell office:value-type="float" office:value="14700">
            <text:p>14700</text:p>
          </table:table-cell>
          <table:table-cell office:value-type="time" office:time-value="PT11H05M47S">
            <text:p>11:05:47 AM</text:p>
          </table:table-cell>
          <table:table-cell office:value-type="float" office:value="0.00000009510939">
            <text:p>9.51E-008</text:p>
          </table:table-cell>
          <table:table-cell office:value-type="float" office:value="0.0000000420765">
            <text:p>4.21E-008</text:p>
          </table:table-cell>
          <table:table-cell office:value-type="float" office:value="0.000000001851168">
            <text:p>1.85E-009</text:p>
          </table:table-cell>
          <table:table-cell office:value-type="float" office:value="0.0000000006369343">
            <text:p>6.37E-010</text:p>
          </table:table-cell>
          <table:table-cell office:value-type="float" office:value="0.00000000005348339">
            <text:p>5.35E-011</text:p>
          </table:table-cell>
          <table:table-cell office:value-type="float" office:value="51.37803">
            <text:p>51.37803</text:p>
          </table:table-cell>
          <table:table-cell office:value-type="float" office:value="22.7297">
            <text:p>22.7297</text:p>
          </table:table-cell>
          <table:table-cell office:value-type="float" office:value="0.006696861">
            <text:p>0.006696861</text:p>
          </table:table-cell>
          <table:table-cell office:value-type="float" office:value="0.0005623356">
            <text:p>0.0005623356</text:p>
          </table:table-cell>
          <table:table-cell table:number-columns-repeated="3"/>
        </table:table-row>
        <table:table-row table:style-name="ro1">
          <table:table-cell office:value-type="string">
            <text:p>MSM_UP_B_T0</text:p>
          </table:table-cell>
          <table:table-cell office:value-type="float" office:value="14737">
            <text:p>14737</text:p>
          </table:table-cell>
          <table:table-cell office:value-type="time" office:time-value="PT11H05M59S">
            <text:p>11:05:59 AM</text:p>
          </table:table-cell>
          <table:table-cell office:value-type="float" office:value="0.00000009497244">
            <text:p>9.50E-008</text:p>
          </table:table-cell>
          <table:table-cell office:value-type="float" office:value="0.00000004203175">
            <text:p>4.20E-008</text:p>
          </table:table-cell>
          <table:table-cell office:value-type="float" office:value="0.000000001851848">
            <text:p>1.85E-009</text:p>
          </table:table-cell>
          <table:table-cell office:value-type="float" office:value="0.0000000006362781">
            <text:p>6.36E-010</text:p>
          </table:table-cell>
          <table:table-cell office:value-type="float" office:value="0.00000000005256888">
            <text:p>5.26E-011</text:p>
          </table:table-cell>
          <table:table-cell office:value-type="float" office:value="51.28522">
            <text:p>51.28522</text:p>
          </table:table-cell>
          <table:table-cell office:value-type="float" office:value="22.6972">
            <text:p>22.6972</text:p>
          </table:table-cell>
          <table:table-cell office:value-type="float" office:value="0.006699608">
            <text:p>0.006699608</text:p>
          </table:table-cell>
          <table:table-cell office:value-type="float" office:value="0.0005535173">
            <text:p>0.0005535173</text:p>
          </table:table-cell>
          <table:table-cell table:number-columns-repeated="3"/>
        </table:table-row>
        <table:table-row table:style-name="ro1">
          <table:table-cell office:value-type="string">
            <text:p>MSM_UP_B_T1</text:p>
          </table:table-cell>
          <table:table-cell office:value-type="float" office:value="15233">
            <text:p>15233</text:p>
          </table:table-cell>
          <table:table-cell office:value-type="time" office:time-value="PT11H08M29S">
            <text:p>11:08:29 AM</text:p>
          </table:table-cell>
          <table:table-cell office:value-type="float" office:value="0.00000009257466">
            <text:p>9.26E-008</text:p>
          </table:table-cell>
          <table:table-cell office:value-type="float" office:value="0.00000004059194">
            <text:p>4.06E-008</text:p>
          </table:table-cell>
          <table:table-cell office:value-type="float" office:value="0.000000001797158">
            <text:p>1.80E-009</text:p>
          </table:table-cell>
          <table:table-cell office:value-type="float" office:value="0.000000000629039">
            <text:p>6.29E-010</text:p>
          </table:table-cell>
          <table:table-cell office:value-type="float" office:value="0.00000000005181034">
            <text:p>5.18E-011</text:p>
          </table:table-cell>
          <table:table-cell office:value-type="float" office:value="51.51168">
            <text:p>51.51168</text:p>
          </table:table-cell>
          <table:table-cell office:value-type="float" office:value="22.58673">
            <text:p>22.58673</text:p>
          </table:table-cell>
          <table:table-cell office:value-type="float" office:value="0.006794938">
            <text:p>0.006794938</text:p>
          </table:table-cell>
          <table:table-cell office:value-type="float" office:value="0.0005596601">
            <text:p>0.0005596601</text:p>
          </table:table-cell>
          <table:table-cell table:number-columns-repeated="3"/>
        </table:table-row>
        <table:table-row table:style-name="ro1">
          <table:table-cell office:value-type="string">
            <text:p>MSM_UP_B_T1</text:p>
          </table:table-cell>
          <table:table-cell office:value-type="float" office:value="15271">
            <text:p>15271</text:p>
          </table:table-cell>
          <table:table-cell office:value-type="time" office:time-value="PT11H08M41S">
            <text:p>11:08:41 AM</text:p>
          </table:table-cell>
          <table:table-cell office:value-type="float" office:value="0.00000009217914">
            <text:p>9.22E-008</text:p>
          </table:table-cell>
          <table:table-cell office:value-type="float" office:value="0.00000004045596">
            <text:p>4.05E-008</text:p>
          </table:table-cell>
          <table:table-cell office:value-type="float" office:value="0.000000001791719">
            <text:p>1.79E-009</text:p>
          </table:table-cell>
          <table:table-cell office:value-type="float" office:value="0.0000000006275299">
            <text:p>6.28E-010</text:p>
          </table:table-cell>
          <table:table-cell office:value-type="float" office:value="0.00000000005163856">
            <text:p>5.16E-011</text:p>
          </table:table-cell>
          <table:table-cell office:value-type="float" office:value="51.44732">
            <text:p>51.44732</text:p>
          </table:table-cell>
          <table:table-cell office:value-type="float" office:value="22.57941">
            <text:p>22.57941</text:p>
          </table:table-cell>
          <table:table-cell office:value-type="float" office:value="0.006807721">
            <text:p>0.006807721</text:p>
          </table:table-cell>
          <table:table-cell office:value-type="float" office:value="0.000560198">
            <text:p>0.000560198</text:p>
          </table:table-cell>
          <table:table-cell table:number-columns-repeated="3"/>
        </table:table-row>
        <table:table-row table:style-name="ro1">
          <table:table-cell office:value-type="string">
            <text:p>MSM_UP_B_T1</text:p>
          </table:table-cell>
          <table:table-cell office:value-type="float" office:value="15313">
            <text:p>15313</text:p>
          </table:table-cell>
          <table:table-cell office:value-type="time" office:time-value="PT11H08M54S">
            <text:p>11:08:54 AM</text:p>
          </table:table-cell>
          <table:table-cell office:value-type="float" office:value="0.0000000916431">
            <text:p>9.16E-008</text:p>
          </table:table-cell>
          <table:table-cell office:value-type="float" office:value="0.00000004032811">
            <text:p>4.03E-008</text:p>
          </table:table-cell>
          <table:table-cell office:value-type="float" office:value="0.000000001788269">
            <text:p>1.79E-009</text:p>
          </table:table-cell>
          <table:table-cell office:value-type="float" office:value="0.0000000006221683">
            <text:p>6.22E-010</text:p>
          </table:table-cell>
          <table:table-cell office:value-type="float" office:value="0.00000000005095707">
            <text:p>5.10E-011</text:p>
          </table:table-cell>
          <table:table-cell office:value-type="float" office:value="51.24683">
            <text:p>51.24683</text:p>
          </table:table-cell>
          <table:table-cell office:value-type="float" office:value="22.55149">
            <text:p>22.55149</text:p>
          </table:table-cell>
          <table:table-cell office:value-type="float" office:value="0.006789035">
            <text:p>0.006789035</text:p>
          </table:table-cell>
          <table:table-cell office:value-type="float" office:value="0.0005560383">
            <text:p>0.0005560383</text:p>
          </table:table-cell>
          <table:table-cell table:number-columns-repeated="3"/>
        </table:table-row>
        <table:table-row table:style-name="ro1">
          <table:table-cell office:value-type="string">
            <text:p>MSM_UP_B_T2</text:p>
          </table:table-cell>
          <table:table-cell office:value-type="float" office:value="15841">
            <text:p>15841</text:p>
          </table:table-cell>
          <table:table-cell office:value-type="time" office:time-value="PT11H11M35S">
            <text:p>11:11:35 AM</text:p>
          </table:table-cell>
          <table:table-cell office:value-type="float" office:value="0.00000008870405">
            <text:p>8.87E-008</text:p>
          </table:table-cell>
          <table:table-cell office:value-type="float" office:value="0.00000003978049">
            <text:p>3.98E-008</text:p>
          </table:table-cell>
          <table:table-cell office:value-type="float" office:value="0.00000000174464">
            <text:p>1.74E-009</text:p>
          </table:table-cell>
          <table:table-cell office:value-type="float" office:value="0.0000000006096935">
            <text:p>6.10E-010</text:p>
          </table:table-cell>
          <table:table-cell office:value-type="float" office:value="0.00000000004997856">
            <text:p>5.00E-011</text:p>
          </table:table-cell>
          <table:table-cell office:value-type="float" office:value="50.84376">
            <text:p>50.84376</text:p>
          </table:table-cell>
          <table:table-cell office:value-type="float" office:value="22.80155">
            <text:p>22.80155</text:p>
          </table:table-cell>
          <table:table-cell office:value-type="float" office:value="0.006873345">
            <text:p>0.006873345</text:p>
          </table:table-cell>
          <table:table-cell office:value-type="float" office:value="0.0005634304">
            <text:p>0.0005634304</text:p>
          </table:table-cell>
          <table:table-cell table:number-columns-repeated="3"/>
        </table:table-row>
        <table:table-row table:style-name="ro1">
          <table:table-cell office:value-type="string">
            <text:p>MSM_UP_B_T2</text:p>
          </table:table-cell>
          <table:table-cell office:value-type="float" office:value="15891">
            <text:p>15891</text:p>
          </table:table-cell>
          <table:table-cell office:value-type="time" office:time-value="PT11H11M50S">
            <text:p>11:11:50 AM</text:p>
          </table:table-cell>
          <table:table-cell office:value-type="float" office:value="0.00000008836739">
            <text:p>8.84E-008</text:p>
          </table:table-cell>
          <table:table-cell office:value-type="float" office:value="0.00000003965506">
            <text:p>3.97E-008</text:p>
          </table:table-cell>
          <table:table-cell office:value-type="float" office:value="0.000000001738636">
            <text:p>1.74E-009</text:p>
          </table:table-cell>
          <table:table-cell office:value-type="float" office:value="0.0000000006050601">
            <text:p>6.05E-010</text:p>
          </table:table-cell>
          <table:table-cell office:value-type="float" office:value="0.00000000005012463">
            <text:p>5.01E-011</text:p>
          </table:table-cell>
          <table:table-cell office:value-type="float" office:value="50.82568">
            <text:p>50.82568</text:p>
          </table:table-cell>
          <table:table-cell office:value-type="float" office:value="22.80814">
            <text:p>22.80814</text:p>
          </table:table-cell>
          <table:table-cell office:value-type="float" office:value="0.006847097">
            <text:p>0.006847097</text:p>
          </table:table-cell>
          <table:table-cell office:value-type="float" office:value="0.0005672299">
            <text:p>0.0005672299</text:p>
          </table:table-cell>
          <table:table-cell table:number-columns-repeated="3"/>
        </table:table-row>
        <table:table-row table:style-name="ro1">
          <table:table-cell office:value-type="string">
            <text:p>MSM_UP_B_T2</text:p>
          </table:table-cell>
          <table:table-cell office:value-type="float" office:value="15963">
            <text:p>15963</text:p>
          </table:table-cell>
          <table:table-cell office:value-type="time" office:time-value="PT11H12M12S">
            <text:p>11:12:12 AM</text:p>
          </table:table-cell>
          <table:table-cell office:value-type="float" office:value="0.00000008795552">
            <text:p>8.80E-008</text:p>
          </table:table-cell>
          <table:table-cell office:value-type="float" office:value="0.0000000395771">
            <text:p>3.96E-008</text:p>
          </table:table-cell>
          <table:table-cell office:value-type="float" office:value="0.000000001732029">
            <text:p>1.73E-009</text:p>
          </table:table-cell>
          <table:table-cell office:value-type="float" office:value="0.0000000006010054">
            <text:p>6.01E-010</text:p>
          </table:table-cell>
          <table:table-cell office:value-type="float" office:value="0.00000000005006132">
            <text:p>5.01E-011</text:p>
          </table:table-cell>
          <table:table-cell office:value-type="float" office:value="50.78179">
            <text:p>50.78179</text:p>
          </table:table-cell>
          <table:table-cell office:value-type="float" office:value="22.85014">
            <text:p>22.85014</text:p>
          </table:table-cell>
          <table:table-cell office:value-type="float" office:value="0.006833061">
            <text:p>0.006833061</text:p>
          </table:table-cell>
          <table:table-cell office:value-type="float" office:value="0.0005691663">
            <text:p>0.0005691663</text:p>
          </table:table-cell>
          <table:table-cell table:number-columns-repeated="3"/>
        </table:table-row>
        <table:table-row table:style-name="ro1">
          <table:table-cell office:value-type="string">
            <text:p>MSM_UP_B_T3</text:p>
          </table:table-cell>
          <table:table-cell office:value-type="float" office:value="16236">
            <text:p>16236</text:p>
          </table:table-cell>
          <table:table-cell office:value-type="time" office:time-value="PT11H13M35S">
            <text:p>11:13:35 AM</text:p>
          </table:table-cell>
          <table:table-cell office:value-type="float" office:value="0.0000000932794">
            <text:p>9.33E-008</text:p>
          </table:table-cell>
          <table:table-cell office:value-type="float" office:value="0.00000004140643">
            <text:p>4.14E-008</text:p>
          </table:table-cell>
          <table:table-cell office:value-type="float" office:value="0.000000001806801">
            <text:p>1.81E-009</text:p>
          </table:table-cell>
          <table:table-cell office:value-type="float" office:value="0.0000000006546149">
            <text:p>6.55E-010</text:p>
          </table:table-cell>
          <table:table-cell office:value-type="float" office:value="0.00000000005333894">
            <text:p>5.33E-011</text:p>
          </table:table-cell>
          <table:table-cell office:value-type="float" office:value="51.62683">
            <text:p>51.62683</text:p>
          </table:table-cell>
          <table:table-cell office:value-type="float" office:value="22.91699">
            <text:p>22.91699</text:p>
          </table:table-cell>
          <table:table-cell office:value-type="float" office:value="0.007017786">
            <text:p>0.007017786</text:p>
          </table:table-cell>
          <table:table-cell office:value-type="float" office:value="0.0005718191">
            <text:p>0.0005718191</text:p>
          </table:table-cell>
          <table:table-cell table:number-columns-repeated="3"/>
        </table:table-row>
        <table:table-row table:style-name="ro1">
          <table:table-cell office:value-type="string">
            <text:p>MSM_UP_B_T3</text:p>
          </table:table-cell>
          <table:table-cell office:value-type="float" office:value="16263">
            <text:p>16263</text:p>
          </table:table-cell>
          <table:table-cell office:value-type="time" office:time-value="PT11H13M43S">
            <text:p>11:13:43 AM</text:p>
          </table:table-cell>
          <table:table-cell office:value-type="float" office:value="0.00000009323727">
            <text:p>9.32E-008</text:p>
          </table:table-cell>
          <table:table-cell office:value-type="float" office:value="0.00000004140825">
            <text:p>4.14E-008</text:p>
          </table:table-cell>
          <table:table-cell office:value-type="float" office:value="0.000000001807984">
            <text:p>1.81E-009</text:p>
          </table:table-cell>
          <table:table-cell office:value-type="float" office:value="0.000000000656261">
            <text:p>6.56E-010</text:p>
          </table:table-cell>
          <table:table-cell office:value-type="float" office:value="0.00000000005306873">
            <text:p>5.31E-011</text:p>
          </table:table-cell>
          <table:table-cell office:value-type="float" office:value="51.56976">
            <text:p>51.56976</text:p>
          </table:table-cell>
          <table:table-cell office:value-type="float" office:value="22.903">
            <text:p>22.903</text:p>
          </table:table-cell>
          <table:table-cell office:value-type="float" office:value="0.007038612">
            <text:p>0.007038612</text:p>
          </table:table-cell>
          <table:table-cell office:value-type="float" office:value="0.0005691794">
            <text:p>0.0005691794</text:p>
          </table:table-cell>
          <table:table-cell table:number-columns-repeated="3"/>
        </table:table-row>
        <table:table-row table:style-name="ro1">
          <table:table-cell office:value-type="string">
            <text:p>MSM_UP_B_T3</text:p>
          </table:table-cell>
          <table:table-cell office:value-type="float" office:value="16289">
            <text:p>16289</text:p>
          </table:table-cell>
          <table:table-cell office:value-type="time" office:time-value="PT11H13M51S">
            <text:p>11:13:51 AM</text:p>
          </table:table-cell>
          <table:table-cell office:value-type="float" office:value="0.0000000934976">
            <text:p>9.35E-008</text:p>
          </table:table-cell>
          <table:table-cell office:value-type="float" office:value="0.00000004153889">
            <text:p>4.15E-008</text:p>
          </table:table-cell>
          <table:table-cell office:value-type="float" office:value="0.000000001810273">
            <text:p>1.81E-009</text:p>
          </table:table-cell>
          <table:table-cell office:value-type="float" office:value="0.0000000006571878">
            <text:p>6.57E-010</text:p>
          </table:table-cell>
          <table:table-cell office:value-type="float" office:value="0.00000000005291256">
            <text:p>5.29E-011</text:p>
          </table:table-cell>
          <table:table-cell office:value-type="float" office:value="51.64833">
            <text:p>51.64833</text:p>
          </table:table-cell>
          <table:table-cell office:value-type="float" office:value="22.9462">
            <text:p>22.9462</text:p>
          </table:table-cell>
          <table:table-cell office:value-type="float" office:value="0.007028927">
            <text:p>0.007028927</text:p>
          </table:table-cell>
          <table:table-cell office:value-type="float" office:value="0.0005659243">
            <text:p>0.000565924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9651">
            <text:p>19651</text:p>
          </table:table-cell>
          <table:table-cell office:value-type="time" office:time-value="PT11H30M56S">
            <text:p>11:30:56 AM</text:p>
          </table:table-cell>
          <table:table-cell office:value-type="float" office:value="0.00000008258292">
            <text:p>8.26E-008</text:p>
          </table:table-cell>
          <table:table-cell office:value-type="float" office:value="0.00000004007176">
            <text:p>4.01E-008</text:p>
          </table:table-cell>
          <table:table-cell office:value-type="float" office:value="0.000000001660502">
            <text:p>1.66E-009</text:p>
          </table:table-cell>
          <table:table-cell office:value-type="float" office:value="0.0000000005693032">
            <text:p>5.69E-010</text:p>
          </table:table-cell>
          <table:table-cell office:value-type="float" office:value="0.00000000004311628">
            <text:p>4.31E-011</text:p>
          </table:table-cell>
          <table:table-cell office:value-type="float" office:value="49.73371">
            <text:p>49.73371</text:p>
          </table:table-cell>
          <table:table-cell office:value-type="float" office:value="24.13232">
            <text:p>24.13232</text:p>
          </table:table-cell>
          <table:table-cell office:value-type="float" office:value="0.006893715">
            <text:p>0.006893715</text:p>
          </table:table-cell>
          <table:table-cell office:value-type="float" office:value="0.0005220968">
            <text:p>0.000522096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9675">
            <text:p>19675</text:p>
          </table:table-cell>
          <table:table-cell office:value-type="time" office:time-value="PT11H31M03S">
            <text:p>11:31:03 AM</text:p>
          </table:table-cell>
          <table:table-cell office:value-type="float" office:value="0.00000008257664">
            <text:p>8.26E-008</text:p>
          </table:table-cell>
          <table:table-cell office:value-type="float" office:value="0.00000004008001">
            <text:p>4.01E-008</text:p>
          </table:table-cell>
          <table:table-cell office:value-type="float" office:value="0.000000001659942">
            <text:p>1.66E-009</text:p>
          </table:table-cell>
          <table:table-cell office:value-type="float" office:value="0.0000000005683606">
            <text:p>5.68E-010</text:p>
          </table:table-cell>
          <table:table-cell office:value-type="float" office:value="0.00000000004324715">
            <text:p>4.32E-011</text:p>
          </table:table-cell>
          <table:table-cell office:value-type="float" office:value="49.74671">
            <text:p>49.74671</text:p>
          </table:table-cell>
          <table:table-cell office:value-type="float" office:value="24.14543">
            <text:p>24.14543</text:p>
          </table:table-cell>
          <table:table-cell office:value-type="float" office:value="0.006882826">
            <text:p>0.006882826</text:p>
          </table:table-cell>
          <table:table-cell office:value-type="float" office:value="0.0005237214">
            <text:p>0.000523721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9696">
            <text:p>19696</text:p>
          </table:table-cell>
          <table:table-cell office:value-type="time" office:time-value="PT11H31M09S">
            <text:p>11:31:09 AM</text:p>
          </table:table-cell>
          <table:table-cell office:value-type="float" office:value="0.00000008246125">
            <text:p>8.25E-008</text:p>
          </table:table-cell>
          <table:table-cell office:value-type="float" office:value="0.00000004003762">
            <text:p>4.00E-008</text:p>
          </table:table-cell>
          <table:table-cell office:value-type="float" office:value="0.000000001659353">
            <text:p>1.66E-009</text:p>
          </table:table-cell>
          <table:table-cell office:value-type="float" office:value="0.0000000005667231">
            <text:p>5.67E-010</text:p>
          </table:table-cell>
          <table:table-cell office:value-type="float" office:value="0.00000000004374072">
            <text:p>4.37E-011</text:p>
          </table:table-cell>
          <table:table-cell office:value-type="float" office:value="49.69482">
            <text:p>49.69482</text:p>
          </table:table-cell>
          <table:table-cell office:value-type="float" office:value="24.12845">
            <text:p>24.12845</text:p>
          </table:table-cell>
          <table:table-cell office:value-type="float" office:value="0.006872599">
            <text:p>0.006872599</text:p>
          </table:table-cell>
          <table:table-cell office:value-type="float" office:value="0.0005304397">
            <text:p>0.0005304397</text:p>
          </table:table-cell>
          <table:table-cell table:number-columns-repeated="3"/>
        </table:table-row>
        <table:table-row table:style-name="ro1">
          <table:table-cell office:value-type="string">
            <text:p>MSM_UP_B_T4</text:p>
          </table:table-cell>
          <table:table-cell office:value-type="float" office:value="19979">
            <text:p>19979</text:p>
          </table:table-cell>
          <table:table-cell office:value-type="time" office:time-value="PT11H32M36S">
            <text:p>11:32:36 AM</text:p>
          </table:table-cell>
          <table:table-cell office:value-type="float" office:value="0.00000008466282">
            <text:p>8.47E-008</text:p>
          </table:table-cell>
          <table:table-cell office:value-type="float" office:value="0.00000003945942">
            <text:p>3.95E-008</text:p>
          </table:table-cell>
          <table:table-cell office:value-type="float" office:value="0.000000001708788">
            <text:p>1.71E-009</text:p>
          </table:table-cell>
          <table:table-cell office:value-type="float" office:value="0.0000000006744144">
            <text:p>6.74E-010</text:p>
          </table:table-cell>
          <table:table-cell office:value-type="float" office:value="0.00000000004797794">
            <text:p>4.80E-011</text:p>
          </table:table-cell>
          <table:table-cell office:value-type="float" office:value="49.54554">
            <text:p>49.54554</text:p>
          </table:table-cell>
          <table:table-cell office:value-type="float" office:value="23.09205">
            <text:p>23.09205</text:p>
          </table:table-cell>
          <table:table-cell office:value-type="float" office:value="0.007965886">
            <text:p>0.007965886</text:p>
          </table:table-cell>
          <table:table-cell office:value-type="float" office:value="0.0005666944">
            <text:p>0.0005666944</text:p>
          </table:table-cell>
          <table:table-cell table:number-columns-repeated="3"/>
        </table:table-row>
        <table:table-row table:style-name="ro1">
          <table:table-cell office:value-type="string">
            <text:p>MSM_UP_B_T4</text:p>
          </table:table-cell>
          <table:table-cell office:value-type="float" office:value="20010">
            <text:p>20010</text:p>
          </table:table-cell>
          <table:table-cell office:value-type="time" office:time-value="PT11H32M45S">
            <text:p>11:32:45 AM</text:p>
          </table:table-cell>
          <table:table-cell office:value-type="float" office:value="0.00000008430921">
            <text:p>8.43E-008</text:p>
          </table:table-cell>
          <table:table-cell office:value-type="float" office:value="0.00000003933927">
            <text:p>3.93E-008</text:p>
          </table:table-cell>
          <table:table-cell office:value-type="float" office:value="0.000000001703516">
            <text:p>1.70E-009</text:p>
          </table:table-cell>
          <table:table-cell office:value-type="float" office:value="0.0000000006613307">
            <text:p>6.61E-010</text:p>
          </table:table-cell>
          <table:table-cell office:value-type="float" office:value="0.00000000004799783">
            <text:p>4.80E-011</text:p>
          </table:table-cell>
          <table:table-cell office:value-type="float" office:value="49.49131">
            <text:p>49.49131</text:p>
          </table:table-cell>
          <table:table-cell office:value-type="float" office:value="23.09299">
            <text:p>23.09299</text:p>
          </table:table-cell>
          <table:table-cell office:value-type="float" office:value="0.00784411">
            <text:p>0.00784411</text:p>
          </table:table-cell>
          <table:table-cell office:value-type="float" office:value="0.0005693071">
            <text:p>0.0005693071</text:p>
          </table:table-cell>
          <table:table-cell table:number-columns-repeated="3"/>
        </table:table-row>
        <table:table-row table:style-name="ro1">
          <table:table-cell office:value-type="string">
            <text:p>MSM_UP_B_T4</text:p>
          </table:table-cell>
          <table:table-cell office:value-type="float" office:value="20043">
            <text:p>20043</text:p>
          </table:table-cell>
          <table:table-cell office:value-type="time" office:time-value="PT11H32M55S">
            <text:p>11:32:55 AM</text:p>
          </table:table-cell>
          <table:table-cell office:value-type="float" office:value="0.00000008366047">
            <text:p>8.37E-008</text:p>
          </table:table-cell>
          <table:table-cell office:value-type="float" office:value="0.0000000391063">
            <text:p>3.91E-008</text:p>
          </table:table-cell>
          <table:table-cell office:value-type="float" office:value="0.000000001690225">
            <text:p>1.69E-009</text:p>
          </table:table-cell>
          <table:table-cell office:value-type="float" office:value="0.0000000006487388">
            <text:p>6.49E-010</text:p>
          </table:table-cell>
          <table:table-cell office:value-type="float" office:value="0.0000000000481191">
            <text:p>4.81E-011</text:p>
          </table:table-cell>
          <table:table-cell office:value-type="float" office:value="49.49666">
            <text:p>49.49666</text:p>
          </table:table-cell>
          <table:table-cell office:value-type="float" office:value="23.13675">
            <text:p>23.13675</text:p>
          </table:table-cell>
          <table:table-cell office:value-type="float" office:value="0.007754425">
            <text:p>0.007754425</text:p>
          </table:table-cell>
          <table:table-cell office:value-type="float" office:value="0.0005751712">
            <text:p>0.0005751712</text:p>
          </table:table-cell>
          <table:table-cell table:number-columns-repeated="3"/>
        </table:table-row>
        <table:table-row table:style-name="ro1">
          <table:table-cell office:value-type="string">
            <text:p>MSM_UP_B_T5</text:p>
          </table:table-cell>
          <table:table-cell office:value-type="float" office:value="20503">
            <text:p>20503</text:p>
          </table:table-cell>
          <table:table-cell office:value-type="time" office:time-value="PT11H35M15S">
            <text:p>11:35:15 AM</text:p>
          </table:table-cell>
          <table:table-cell office:value-type="float" office:value="0.0000000818323">
            <text:p>8.18E-008</text:p>
          </table:table-cell>
          <table:table-cell office:value-type="float" office:value="0.00000003846461">
            <text:p>3.85E-008</text:p>
          </table:table-cell>
          <table:table-cell office:value-type="float" office:value="0.000000001661699">
            <text:p>1.66E-009</text:p>
          </table:table-cell>
          <table:table-cell office:value-type="float" office:value="0.0000000006833198">
            <text:p>6.83E-010</text:p>
          </table:table-cell>
          <table:table-cell office:value-type="float" office:value="0.00000000005372243">
            <text:p>5.37E-011</text:p>
          </table:table-cell>
          <table:table-cell office:value-type="float" office:value="49.24615">
            <text:p>49.24615</text:p>
          </table:table-cell>
          <table:table-cell office:value-type="float" office:value="23.14775">
            <text:p>23.14775</text:p>
          </table:table-cell>
          <table:table-cell office:value-type="float" office:value="0.008350246">
            <text:p>0.008350246</text:p>
          </table:table-cell>
          <table:table-cell office:value-type="float" office:value="0.0006564942">
            <text:p>0.0006564942</text:p>
          </table:table-cell>
          <table:table-cell table:number-columns-repeated="3"/>
        </table:table-row>
        <table:table-row table:style-name="ro1">
          <table:table-cell office:value-type="string">
            <text:p>MSM_UP_B_T5</text:p>
          </table:table-cell>
          <table:table-cell office:value-type="float" office:value="20551">
            <text:p>20551</text:p>
          </table:table-cell>
          <table:table-cell office:value-type="time" office:time-value="PT11H35M30S">
            <text:p>11:35:30 AM</text:p>
          </table:table-cell>
          <table:table-cell office:value-type="float" office:value="0.00000008148999">
            <text:p>8.15E-008</text:p>
          </table:table-cell>
          <table:table-cell office:value-type="float" office:value="0.00000003834755">
            <text:p>3.83E-008</text:p>
          </table:table-cell>
          <table:table-cell office:value-type="float" office:value="0.000000001652454">
            <text:p>1.65E-009</text:p>
          </table:table-cell>
          <table:table-cell office:value-type="float" office:value="0.0000000006706395">
            <text:p>6.71E-010</text:p>
          </table:table-cell>
          <table:table-cell office:value-type="float" office:value="0.0000000000527664">
            <text:p>5.28E-011</text:p>
          </table:table-cell>
          <table:table-cell office:value-type="float" office:value="49.31453">
            <text:p>49.31453</text:p>
          </table:table-cell>
          <table:table-cell office:value-type="float" office:value="23.20643">
            <text:p>23.20643</text:p>
          </table:table-cell>
          <table:table-cell office:value-type="float" office:value="0.008229718">
            <text:p>0.008229718</text:p>
          </table:table-cell>
          <table:table-cell office:value-type="float" office:value="0.0006475201">
            <text:p>0.0006475201</text:p>
          </table:table-cell>
          <table:table-cell table:number-columns-repeated="3"/>
        </table:table-row>
        <table:table-row table:style-name="ro1">
          <table:table-cell office:value-type="string">
            <text:p>MSM_UP_B_T5</text:p>
          </table:table-cell>
          <table:table-cell office:value-type="float" office:value="20568">
            <text:p>20568</text:p>
          </table:table-cell>
          <table:table-cell office:value-type="time" office:time-value="PT11H35M35S">
            <text:p>11:35:35 AM</text:p>
          </table:table-cell>
          <table:table-cell office:value-type="float" office:value="0.00000008145262">
            <text:p>8.15E-008</text:p>
          </table:table-cell>
          <table:table-cell office:value-type="float" office:value="0.00000003834006">
            <text:p>3.83E-008</text:p>
          </table:table-cell>
          <table:table-cell office:value-type="float" office:value="0.000000001654819">
            <text:p>1.65E-009</text:p>
          </table:table-cell>
          <table:table-cell office:value-type="float" office:value="0.000000000670778">
            <text:p>6.71E-010</text:p>
          </table:table-cell>
          <table:table-cell office:value-type="float" office:value="0.00000000005297872">
            <text:p>5.30E-011</text:p>
          </table:table-cell>
          <table:table-cell office:value-type="float" office:value="49.22148">
            <text:p>49.22148</text:p>
          </table:table-cell>
          <table:table-cell office:value-type="float" office:value="23.16874">
            <text:p>23.16874</text:p>
          </table:table-cell>
          <table:table-cell office:value-type="float" office:value="0.008235193">
            <text:p>0.008235193</text:p>
          </table:table-cell>
          <table:table-cell office:value-type="float" office:value="0.0006504238">
            <text:p>0.0006504238</text:p>
          </table:table-cell>
          <table:table-cell table:number-columns-repeated="3"/>
        </table:table-row>
        <table:table-row table:style-name="ro1">
          <table:table-cell office:value-type="string">
            <text:p>MSM_UP_B_T6</text:p>
          </table:table-cell>
          <table:table-cell office:value-type="float" office:value="20894">
            <text:p>20894</text:p>
          </table:table-cell>
          <table:table-cell office:value-type="time" office:time-value="PT11H37M14S">
            <text:p>11:37:14 AM</text:p>
          </table:table-cell>
          <table:table-cell office:value-type="float" office:value="0.0000000815489">
            <text:p>8.15E-008</text:p>
          </table:table-cell>
          <table:table-cell office:value-type="float" office:value="0.00000003815583">
            <text:p>3.82E-008</text:p>
          </table:table-cell>
          <table:table-cell office:value-type="float" office:value="0.000000001643124">
            <text:p>1.64E-009</text:p>
          </table:table-cell>
          <table:table-cell office:value-type="float" office:value="0.0000000007277963">
            <text:p>7.28E-010</text:p>
          </table:table-cell>
          <table:table-cell office:value-type="float" office:value="0.0000000000528013">
            <text:p>5.28E-011</text:p>
          </table:table-cell>
          <table:table-cell office:value-type="float" office:value="49.6304">
            <text:p>49.6304</text:p>
          </table:table-cell>
          <table:table-cell office:value-type="float" office:value="23.22151">
            <text:p>23.22151</text:p>
          </table:table-cell>
          <table:table-cell office:value-type="float" office:value="0.008924661">
            <text:p>0.008924661</text:p>
          </table:table-cell>
          <table:table-cell office:value-type="float" office:value="0.0006474802">
            <text:p>0.0006474802</text:p>
          </table:table-cell>
          <table:table-cell table:number-columns-repeated="3"/>
        </table:table-row>
        <table:table-row table:style-name="ro1">
          <table:table-cell office:value-type="string">
            <text:p>MSM_UP_B_T6</text:p>
          </table:table-cell>
          <table:table-cell office:value-type="float" office:value="20915">
            <text:p>20915</text:p>
          </table:table-cell>
          <table:table-cell office:value-type="time" office:time-value="PT11H37M20S">
            <text:p>11:37:20 AM</text:p>
          </table:table-cell>
          <table:table-cell office:value-type="float" office:value="0.00000008134639">
            <text:p>8.13E-008</text:p>
          </table:table-cell>
          <table:table-cell office:value-type="float" office:value="0.00000003804023">
            <text:p>3.80E-008</text:p>
          </table:table-cell>
          <table:table-cell office:value-type="float" office:value="0.000000001643141">
            <text:p>1.64E-009</text:p>
          </table:table-cell>
          <table:table-cell office:value-type="float" office:value="0.0000000007281866">
            <text:p>7.28E-010</text:p>
          </table:table-cell>
          <table:table-cell office:value-type="float" office:value="0.00000000005254992">
            <text:p>5.25E-011</text:p>
          </table:table-cell>
          <table:table-cell office:value-type="float" office:value="49.50664">
            <text:p>49.50664</text:p>
          </table:table-cell>
          <table:table-cell office:value-type="float" office:value="23.15092">
            <text:p>23.15092</text:p>
          </table:table-cell>
          <table:table-cell office:value-type="float" office:value="0.008951677">
            <text:p>0.008951677</text:p>
          </table:table-cell>
          <table:table-cell office:value-type="float" office:value="0.0006460018">
            <text:p>0.0006460018</text:p>
          </table:table-cell>
          <table:table-cell table:number-columns-repeated="3"/>
        </table:table-row>
        <table:table-row table:style-name="ro1">
          <table:table-cell office:value-type="string">
            <text:p>MSM_UP_B_T6</text:p>
          </table:table-cell>
          <table:table-cell office:value-type="float" office:value="20953">
            <text:p>20953</text:p>
          </table:table-cell>
          <table:table-cell office:value-type="time" office:time-value="PT11H37M32S">
            <text:p>11:37:32 AM</text:p>
          </table:table-cell>
          <table:table-cell office:value-type="float" office:value="0.00000008134172">
            <text:p>8.13E-008</text:p>
          </table:table-cell>
          <table:table-cell office:value-type="float" office:value="0.00000003809627">
            <text:p>3.81E-008</text:p>
          </table:table-cell>
          <table:table-cell office:value-type="float" office:value="0.000000001644234">
            <text:p>1.64E-009</text:p>
          </table:table-cell>
          <table:table-cell office:value-type="float" office:value="0.0000000007197763">
            <text:p>7.20E-010</text:p>
          </table:table-cell>
          <table:table-cell office:value-type="float" office:value="0.00000000005242741">
            <text:p>5.24E-011</text:p>
          </table:table-cell>
          <table:table-cell office:value-type="float" office:value="49.4709">
            <text:p>49.4709</text:p>
          </table:table-cell>
          <table:table-cell office:value-type="float" office:value="23.16962">
            <text:p>23.16962</text:p>
          </table:table-cell>
          <table:table-cell office:value-type="float" office:value="0.008848797">
            <text:p>0.008848797</text:p>
          </table:table-cell>
          <table:table-cell office:value-type="float" office:value="0.0006445329">
            <text:p>0.000644532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657">
            <text:p>21657</text:p>
          </table:table-cell>
          <table:table-cell office:value-type="time" office:time-value="PT11H41M06S">
            <text:p>11:41:06 AM</text:p>
          </table:table-cell>
          <table:table-cell office:value-type="float" office:value="0.00000007927625">
            <text:p>7.93E-008</text:p>
          </table:table-cell>
          <table:table-cell office:value-type="float" office:value="0.00000003853762">
            <text:p>3.85E-008</text:p>
          </table:table-cell>
          <table:table-cell office:value-type="float" office:value="0.000000001591366">
            <text:p>1.59E-009</text:p>
          </table:table-cell>
          <table:table-cell office:value-type="float" office:value="0.0000000005470195">
            <text:p>5.47E-010</text:p>
          </table:table-cell>
          <table:table-cell office:value-type="float" office:value="0.00000000004543853">
            <text:p>4.54E-011</text:p>
          </table:table-cell>
          <table:table-cell office:value-type="float" office:value="49.81647">
            <text:p>49.81647</text:p>
          </table:table-cell>
          <table:table-cell office:value-type="float" office:value="24.21669">
            <text:p>24.21669</text:p>
          </table:table-cell>
          <table:table-cell office:value-type="float" office:value="0.006900168">
            <text:p>0.006900168</text:p>
          </table:table-cell>
          <table:table-cell office:value-type="float" office:value="0.0005731671">
            <text:p>0.000573167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704">
            <text:p>21704</text:p>
          </table:table-cell>
          <table:table-cell office:value-type="time" office:time-value="PT11H41M20S">
            <text:p>11:41:20 AM</text:p>
          </table:table-cell>
          <table:table-cell office:value-type="float" office:value="0.00000007927324">
            <text:p>7.93E-008</text:p>
          </table:table-cell>
          <table:table-cell office:value-type="float" office:value="0.0000000385743">
            <text:p>3.86E-008</text:p>
          </table:table-cell>
          <table:table-cell office:value-type="float" office:value="0.000000001590192">
            <text:p>1.59E-009</text:p>
          </table:table-cell>
          <table:table-cell office:value-type="float" office:value="0.0000000005462304">
            <text:p>5.46E-010</text:p>
          </table:table-cell>
          <table:table-cell office:value-type="float" office:value="0.00000000004539328">
            <text:p>4.54E-011</text:p>
          </table:table-cell>
          <table:table-cell office:value-type="float" office:value="49.85137">
            <text:p>49.85137</text:p>
          </table:table-cell>
          <table:table-cell office:value-type="float" office:value="24.25764">
            <text:p>24.25764</text:p>
          </table:table-cell>
          <table:table-cell office:value-type="float" office:value="0.006890477">
            <text:p>0.006890477</text:p>
          </table:table-cell>
          <table:table-cell office:value-type="float" office:value="0.000572618">
            <text:p>0.00057261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1764">
            <text:p>21764</text:p>
          </table:table-cell>
          <table:table-cell office:value-type="time" office:time-value="PT11H41M39S">
            <text:p>11:41:39 AM</text:p>
          </table:table-cell>
          <table:table-cell office:value-type="float" office:value="0.0000000791988">
            <text:p>7.92E-008</text:p>
          </table:table-cell>
          <table:table-cell office:value-type="float" office:value="0.00000003854151">
            <text:p>3.85E-008</text:p>
          </table:table-cell>
          <table:table-cell office:value-type="float" office:value="0.00000000158665">
            <text:p>1.59E-009</text:p>
          </table:table-cell>
          <table:table-cell office:value-type="float" office:value="0.0000000005448322">
            <text:p>5.45E-010</text:p>
          </table:table-cell>
          <table:table-cell office:value-type="float" office:value="0.00000000004537179">
            <text:p>4.54E-011</text:p>
          </table:table-cell>
          <table:table-cell office:value-type="float" office:value="49.91573">
            <text:p>49.91573</text:p>
          </table:table-cell>
          <table:table-cell office:value-type="float" office:value="24.29112">
            <text:p>24.29112</text:p>
          </table:table-cell>
          <table:table-cell office:value-type="float" office:value="0.006879299">
            <text:p>0.006879299</text:p>
          </table:table-cell>
          <table:table-cell office:value-type="float" office:value="0.0005728848">
            <text:p>0.0005728848</text:p>
          </table:table-cell>
          <table:table-cell table:number-columns-repeated="3"/>
        </table:table-row>
        <table:table-row table:style-name="ro1">
          <table:table-cell office:value-type="string">
            <text:p>MSM_UP_C_T0</text:p>
          </table:table-cell>
          <table:table-cell office:value-type="float" office:value="22257">
            <text:p>22257</text:p>
          </table:table-cell>
          <table:table-cell office:value-type="time" office:time-value="PT11H44M08S">
            <text:p>11:44:08 AM</text:p>
          </table:table-cell>
          <table:table-cell office:value-type="float" office:value="0.00000008012404">
            <text:p>8.01E-008</text:p>
          </table:table-cell>
          <table:table-cell office:value-type="float" office:value="0.00000003743885">
            <text:p>3.74E-008</text:p>
          </table:table-cell>
          <table:table-cell office:value-type="float" office:value="0.000000001612037">
            <text:p>1.61E-009</text:p>
          </table:table-cell>
          <table:table-cell office:value-type="float" office:value="0.0000000005527086">
            <text:p>5.53E-010</text:p>
          </table:table-cell>
          <table:table-cell office:value-type="float" office:value="0.00000000004548513">
            <text:p>4.55E-011</text:p>
          </table:table-cell>
          <table:table-cell office:value-type="float" office:value="49.7036">
            <text:p>49.7036</text:p>
          </table:table-cell>
          <table:table-cell office:value-type="float" office:value="23.22456">
            <text:p>23.22456</text:p>
          </table:table-cell>
          <table:table-cell office:value-type="float" office:value="0.006898162">
            <text:p>0.006898162</text:p>
          </table:table-cell>
          <table:table-cell office:value-type="float" office:value="0.000567684">
            <text:p>0.000567684</text:p>
          </table:table-cell>
          <table:table-cell table:number-columns-repeated="3"/>
        </table:table-row>
        <table:table-row table:style-name="ro1">
          <table:table-cell office:value-type="string">
            <text:p>MSM_UP_C_T0</text:p>
          </table:table-cell>
          <table:table-cell office:value-type="float" office:value="22298">
            <text:p>22298</text:p>
          </table:table-cell>
          <table:table-cell office:value-type="time" office:time-value="PT11H44M21S">
            <text:p>11:44:21 AM</text:p>
          </table:table-cell>
          <table:table-cell office:value-type="float" office:value="0.00000007999871">
            <text:p>8.00E-008</text:p>
          </table:table-cell>
          <table:table-cell office:value-type="float" office:value="0.00000003744951">
            <text:p>3.74E-008</text:p>
          </table:table-cell>
          <table:table-cell office:value-type="float" office:value="0.000000001608541">
            <text:p>1.61E-009</text:p>
          </table:table-cell>
          <table:table-cell office:value-type="float" office:value="0.000000000552068">
            <text:p>5.52E-010</text:p>
          </table:table-cell>
          <table:table-cell office:value-type="float" office:value="0.00000000004495738">
            <text:p>4.50E-011</text:p>
          </table:table-cell>
          <table:table-cell office:value-type="float" office:value="49.7337">
            <text:p>49.7337</text:p>
          </table:table-cell>
          <table:table-cell office:value-type="float" office:value="23.28166">
            <text:p>23.28166</text:p>
          </table:table-cell>
          <table:table-cell office:value-type="float" office:value="0.006900962">
            <text:p>0.006900962</text:p>
          </table:table-cell>
          <table:table-cell office:value-type="float" office:value="0.0005619763">
            <text:p>0.0005619763</text:p>
          </table:table-cell>
          <table:table-cell table:number-columns-repeated="3"/>
        </table:table-row>
        <table:table-row table:style-name="ro1">
          <table:table-cell office:value-type="string">
            <text:p>MSM_UP_C_T0</text:p>
          </table:table-cell>
          <table:table-cell office:value-type="float" office:value="22348">
            <text:p>22348</text:p>
          </table:table-cell>
          <table:table-cell office:value-type="time" office:time-value="PT11H44M36S">
            <text:p>11:44:36 AM</text:p>
          </table:table-cell>
          <table:table-cell office:value-type="float" office:value="0.0000000800033">
            <text:p>8.00E-008</text:p>
          </table:table-cell>
          <table:table-cell office:value-type="float" office:value="0.00000003755302">
            <text:p>3.76E-008</text:p>
          </table:table-cell>
          <table:table-cell office:value-type="float" office:value="0.000000001611789">
            <text:p>1.61E-009</text:p>
          </table:table-cell>
          <table:table-cell office:value-type="float" office:value="0.0000000005528067">
            <text:p>5.53E-010</text:p>
          </table:table-cell>
          <table:table-cell office:value-type="float" office:value="0.00000000004503914">
            <text:p>4.50E-011</text:p>
          </table:table-cell>
          <table:table-cell office:value-type="float" office:value="49.63634">
            <text:p>49.63634</text:p>
          </table:table-cell>
          <table:table-cell office:value-type="float" office:value="23.29897">
            <text:p>23.29897</text:p>
          </table:table-cell>
          <table:table-cell office:value-type="float" office:value="0.0069098">
            <text:p>0.0069098</text:p>
          </table:table-cell>
          <table:table-cell office:value-type="float" office:value="0.000562966">
            <text:p>0.000562966</text:p>
          </table:table-cell>
          <table:table-cell table:number-columns-repeated="3"/>
        </table:table-row>
        <table:table-row table:style-name="ro1">
          <table:table-cell office:value-type="string">
            <text:p>MSM_UP_C_T1</text:p>
          </table:table-cell>
          <table:table-cell office:value-type="float" office:value="22570">
            <text:p>22570</text:p>
          </table:table-cell>
          <table:table-cell office:value-type="time" office:time-value="PT11H45M43S">
            <text:p>11:45:43 AM</text:p>
          </table:table-cell>
          <table:table-cell office:value-type="float" office:value="0.00000007930757">
            <text:p>7.93E-008</text:p>
          </table:table-cell>
          <table:table-cell office:value-type="float" office:value="0.0000000364508">
            <text:p>3.65E-008</text:p>
          </table:table-cell>
          <table:table-cell office:value-type="float" office:value="0.000000001579882">
            <text:p>1.58E-009</text:p>
          </table:table-cell>
          <table:table-cell office:value-type="float" office:value="0.0000000005624852">
            <text:p>5.62E-010</text:p>
          </table:table-cell>
          <table:table-cell office:value-type="float" office:value="0.00000000004474523">
            <text:p>4.47E-011</text:p>
          </table:table-cell>
          <table:table-cell office:value-type="float" office:value="50.19842">
            <text:p>50.19842</text:p>
          </table:table-cell>
          <table:table-cell office:value-type="float" office:value="23.07186">
            <text:p>23.07186</text:p>
          </table:table-cell>
          <table:table-cell office:value-type="float" office:value="0.007092453">
            <text:p>0.007092453</text:p>
          </table:table-cell>
          <table:table-cell office:value-type="float" office:value="0.0005641988">
            <text:p>0.0005641988</text:p>
          </table:table-cell>
          <table:table-cell table:number-columns-repeated="3"/>
        </table:table-row>
        <table:table-row table:style-name="ro1">
          <table:table-cell office:value-type="string">
            <text:p>MSM_UP_C_T1</text:p>
          </table:table-cell>
          <table:table-cell office:value-type="float" office:value="22656">
            <text:p>22656</text:p>
          </table:table-cell>
          <table:table-cell office:value-type="time" office:time-value="PT11H46M09S">
            <text:p>11:46:09 AM</text:p>
          </table:table-cell>
          <table:table-cell office:value-type="float" office:value="0.0000000791014">
            <text:p>7.91E-008</text:p>
          </table:table-cell>
          <table:table-cell office:value-type="float" office:value="0.00000003656068">
            <text:p>3.66E-008</text:p>
          </table:table-cell>
          <table:table-cell office:value-type="float" office:value="0.000000001587328">
            <text:p>1.59E-009</text:p>
          </table:table-cell>
          <table:table-cell office:value-type="float" office:value="0.0000000005586694">
            <text:p>5.59E-010</text:p>
          </table:table-cell>
          <table:table-cell office:value-type="float" office:value="0.00000000004489568">
            <text:p>4.49E-011</text:p>
          </table:table-cell>
          <table:table-cell office:value-type="float" office:value="49.83303">
            <text:p>49.83303</text:p>
          </table:table-cell>
          <table:table-cell office:value-type="float" office:value="23.03284">
            <text:p>23.03284</text:p>
          </table:table-cell>
          <table:table-cell office:value-type="float" office:value="0.007062699">
            <text:p>0.007062699</text:p>
          </table:table-cell>
          <table:table-cell office:value-type="float" office:value="0.0005675713">
            <text:p>0.0005675713</text:p>
          </table:table-cell>
          <table:table-cell table:number-columns-repeated="3"/>
        </table:table-row>
        <table:table-row table:style-name="ro1">
          <table:table-cell office:value-type="string">
            <text:p>MSM_UP_C_T1</text:p>
          </table:table-cell>
          <table:table-cell office:value-type="float" office:value="22693">
            <text:p>22693</text:p>
          </table:table-cell>
          <table:table-cell office:value-type="time" office:time-value="PT11H46M21S">
            <text:p>11:46:21 AM</text:p>
          </table:table-cell>
          <table:table-cell office:value-type="float" office:value="0.00000007885154">
            <text:p>7.89E-008</text:p>
          </table:table-cell>
          <table:table-cell office:value-type="float" office:value="0.00000003653179">
            <text:p>3.65E-008</text:p>
          </table:table-cell>
          <table:table-cell office:value-type="float" office:value="0.000000001588157">
            <text:p>1.59E-009</text:p>
          </table:table-cell>
          <table:table-cell office:value-type="float" office:value="0.0000000005532944">
            <text:p>5.53E-010</text:p>
          </table:table-cell>
          <table:table-cell office:value-type="float" office:value="0.00000000004469825">
            <text:p>4.47E-011</text:p>
          </table:table-cell>
          <table:table-cell office:value-type="float" office:value="49.64972">
            <text:p>49.64972</text:p>
          </table:table-cell>
          <table:table-cell office:value-type="float" office:value="23.00264">
            <text:p>23.00264</text:p>
          </table:table-cell>
          <table:table-cell office:value-type="float" office:value="0.007016913">
            <text:p>0.007016913</text:p>
          </table:table-cell>
          <table:table-cell office:value-type="float" office:value="0.0005668659">
            <text:p>0.0005668659</text:p>
          </table:table-cell>
          <table:table-cell table:number-columns-repeated="3"/>
        </table:table-row>
        <table:table-row table:style-name="ro1">
          <table:table-cell office:value-type="string">
            <text:p>MSM_UP_C_T2</text:p>
          </table:table-cell>
          <table:table-cell office:value-type="float" office:value="23180">
            <text:p>23180</text:p>
          </table:table-cell>
          <table:table-cell office:value-type="time" office:time-value="PT11H48M49S">
            <text:p>11:48:49 AM</text:p>
          </table:table-cell>
          <table:table-cell office:value-type="float" office:value="0.00000007819577">
            <text:p>7.82E-008</text:p>
          </table:table-cell>
          <table:table-cell office:value-type="float" office:value="0.00000003649539">
            <text:p>3.65E-008</text:p>
          </table:table-cell>
          <table:table-cell office:value-type="float" office:value="0.000000001576422">
            <text:p>1.58E-009</text:p>
          </table:table-cell>
          <table:table-cell office:value-type="float" office:value="0.0000000005779582">
            <text:p>5.78E-010</text:p>
          </table:table-cell>
          <table:table-cell office:value-type="float" office:value="0.00000000004537956">
            <text:p>4.54E-011</text:p>
          </table:table-cell>
          <table:table-cell office:value-type="float" office:value="49.60331">
            <text:p>49.60331</text:p>
          </table:table-cell>
          <table:table-cell office:value-type="float" office:value="23.15077">
            <text:p>23.15077</text:p>
          </table:table-cell>
          <table:table-cell office:value-type="float" office:value="0.00739117">
            <text:p>0.00739117</text:p>
          </table:table-cell>
          <table:table-cell office:value-type="float" office:value="0.0005803327">
            <text:p>0.0005803327</text:p>
          </table:table-cell>
          <table:table-cell table:number-columns-repeated="3"/>
        </table:table-row>
        <table:table-row table:style-name="ro1">
          <table:table-cell office:value-type="string">
            <text:p>MSM_UP_C_T2</text:p>
          </table:table-cell>
          <table:table-cell office:value-type="float" office:value="23227">
            <text:p>23227</text:p>
          </table:table-cell>
          <table:table-cell office:value-type="time" office:time-value="PT11H49M03S">
            <text:p>11:49:03 AM</text:p>
          </table:table-cell>
          <table:table-cell office:value-type="float" office:value="0.00000007817193">
            <text:p>7.82E-008</text:p>
          </table:table-cell>
          <table:table-cell office:value-type="float" office:value="0.00000003652046">
            <text:p>3.65E-008</text:p>
          </table:table-cell>
          <table:table-cell office:value-type="float" office:value="0.000000001578252">
            <text:p>1.58E-009</text:p>
          </table:table-cell>
          <table:table-cell office:value-type="float" office:value="0.0000000005734936">
            <text:p>5.73E-010</text:p>
          </table:table-cell>
          <table:table-cell office:value-type="float" office:value="0.00000000004484728">
            <text:p>4.48E-011</text:p>
          </table:table-cell>
          <table:table-cell office:value-type="float" office:value="49.5307">
            <text:p>49.5307</text:p>
          </table:table-cell>
          <table:table-cell office:value-type="float" office:value="23.13982">
            <text:p>23.13982</text:p>
          </table:table-cell>
          <table:table-cell office:value-type="float" office:value="0.007336312">
            <text:p>0.007336312</text:p>
          </table:table-cell>
          <table:table-cell office:value-type="float" office:value="0.0005737006">
            <text:p>0.0005737006</text:p>
          </table:table-cell>
          <table:table-cell table:number-columns-repeated="3"/>
        </table:table-row>
        <table:table-row table:style-name="ro1">
          <table:table-cell office:value-type="string">
            <text:p>MSM_UP_C_T2</text:p>
          </table:table-cell>
          <table:table-cell office:value-type="float" office:value="23298">
            <text:p>23298</text:p>
          </table:table-cell>
          <table:table-cell office:value-type="time" office:time-value="PT11H49M25S">
            <text:p>11:49:25 AM</text:p>
          </table:table-cell>
          <table:table-cell office:value-type="float" office:value="0.00000007784235">
            <text:p>7.78E-008</text:p>
          </table:table-cell>
          <table:table-cell office:value-type="float" office:value="0.00000003650468">
            <text:p>3.65E-008</text:p>
          </table:table-cell>
          <table:table-cell office:value-type="float" office:value="0.000000001577879">
            <text:p>1.58E-009</text:p>
          </table:table-cell>
          <table:table-cell office:value-type="float" office:value="0.0000000005665207">
            <text:p>5.67E-010</text:p>
          </table:table-cell>
          <table:table-cell office:value-type="float" office:value="0.00000000004434493">
            <text:p>4.43E-011</text:p>
          </table:table-cell>
          <table:table-cell office:value-type="float" office:value="49.33354">
            <text:p>49.33354</text:p>
          </table:table-cell>
          <table:table-cell office:value-type="float" office:value="23.13528">
            <text:p>23.13528</text:p>
          </table:table-cell>
          <table:table-cell office:value-type="float" office:value="0.007277795">
            <text:p>0.007277795</text:p>
          </table:table-cell>
          <table:table-cell office:value-type="float" office:value="0.0005696762">
            <text:p>0.0005696762</text:p>
          </table:table-cell>
          <table:table-cell table:number-columns-repeated="3"/>
        </table:table-row>
        <table:table-row table:style-name="ro1">
          <table:table-cell office:value-type="string">
            <text:p>MSM_UP_C_T3</text:p>
          </table:table-cell>
          <table:table-cell office:value-type="float" office:value="23596">
            <text:p>23596</text:p>
          </table:table-cell>
          <table:table-cell office:value-type="time" office:time-value="PT11H50M57S">
            <text:p>11:50:57 AM</text:p>
          </table:table-cell>
          <table:table-cell office:value-type="float" office:value="0.00000008548124">
            <text:p>8.55E-008</text:p>
          </table:table-cell>
          <table:table-cell office:value-type="float" office:value="0.00000003937945">
            <text:p>3.94E-008</text:p>
          </table:table-cell>
          <table:table-cell office:value-type="float" office:value="0.000000001702555">
            <text:p>1.70E-009</text:p>
          </table:table-cell>
          <table:table-cell office:value-type="float" office:value="0.0000000006758614">
            <text:p>6.76E-010</text:p>
          </table:table-cell>
          <table:table-cell office:value-type="float" office:value="0.000000000051765">
            <text:p>5.18E-011</text:p>
          </table:table-cell>
          <table:table-cell office:value-type="float" office:value="50.20762">
            <text:p>50.20762</text:p>
          </table:table-cell>
          <table:table-cell office:value-type="float" office:value="23.12962">
            <text:p>23.12962</text:p>
          </table:table-cell>
          <table:table-cell office:value-type="float" office:value="0.007906547">
            <text:p>0.007906547</text:p>
          </table:table-cell>
          <table:table-cell office:value-type="float" office:value="0.0006055714">
            <text:p>0.0006055714</text:p>
          </table:table-cell>
          <table:table-cell table:number-columns-repeated="3"/>
        </table:table-row>
        <table:table-row table:style-name="ro1">
          <table:table-cell office:value-type="string">
            <text:p>MSM_UP_C_T3</text:p>
          </table:table-cell>
          <table:table-cell office:value-type="float" office:value="23618">
            <text:p>23618</text:p>
          </table:table-cell>
          <table:table-cell office:value-type="time" office:time-value="PT11H51M03S">
            <text:p>11:51:03 AM</text:p>
          </table:table-cell>
          <table:table-cell office:value-type="float" office:value="0.00000008576713">
            <text:p>8.58E-008</text:p>
          </table:table-cell>
          <table:table-cell office:value-type="float" office:value="0.00000003950282">
            <text:p>3.95E-008</text:p>
          </table:table-cell>
          <table:table-cell office:value-type="float" office:value="0.000000001708801">
            <text:p>1.71E-009</text:p>
          </table:table-cell>
          <table:table-cell office:value-type="float" office:value="0.0000000006799481">
            <text:p>6.80E-010</text:p>
          </table:table-cell>
          <table:table-cell office:value-type="float" office:value="0.00000000005169655">
            <text:p>5.17E-011</text:p>
          </table:table-cell>
          <table:table-cell office:value-type="float" office:value="50.19143">
            <text:p>50.19143</text:p>
          </table:table-cell>
          <table:table-cell office:value-type="float" office:value="23.11728">
            <text:p>23.11728</text:p>
          </table:table-cell>
          <table:table-cell office:value-type="float" office:value="0.00792784">
            <text:p>0.00792784</text:p>
          </table:table-cell>
          <table:table-cell office:value-type="float" office:value="0.0006027548">
            <text:p>0.0006027548</text:p>
          </table:table-cell>
          <table:table-cell table:number-columns-repeated="3"/>
        </table:table-row>
        <table:table-row table:style-name="ro1">
          <table:table-cell office:value-type="string">
            <text:p>MSM_UP_C_T3</text:p>
          </table:table-cell>
          <table:table-cell office:value-type="float" office:value="23640">
            <text:p>23640</text:p>
          </table:table-cell>
          <table:table-cell office:value-type="time" office:time-value="PT11H51M10S">
            <text:p>11:51:10 AM</text:p>
          </table:table-cell>
          <table:table-cell office:value-type="float" office:value="0.00000008581899">
            <text:p>8.58E-008</text:p>
          </table:table-cell>
          <table:table-cell office:value-type="float" office:value="0.00000003946662">
            <text:p>3.95E-008</text:p>
          </table:table-cell>
          <table:table-cell office:value-type="float" office:value="0.000000001708327">
            <text:p>1.71E-009</text:p>
          </table:table-cell>
          <table:table-cell office:value-type="float" office:value="0.0000000006832491">
            <text:p>6.83E-010</text:p>
          </table:table-cell>
          <table:table-cell office:value-type="float" office:value="0.00000000005179013">
            <text:p>5.18E-011</text:p>
          </table:table-cell>
          <table:table-cell office:value-type="float" office:value="50.2357">
            <text:p>50.2357</text:p>
          </table:table-cell>
          <table:table-cell office:value-type="float" office:value="23.1025">
            <text:p>23.1025</text:p>
          </table:table-cell>
          <table:table-cell office:value-type="float" office:value="0.007961513">
            <text:p>0.007961513</text:p>
          </table:table-cell>
          <table:table-cell office:value-type="float" office:value="0.000603481">
            <text:p>0.000603481</text:p>
          </table:table-cell>
          <table:table-cell table:number-columns-repeated="3"/>
        </table:table-row>
        <table:table-row table:style-name="ro1">
          <table:table-cell office:value-type="string">
            <text:p>MSM_UP_C_T4</text:p>
          </table:table-cell>
          <table:table-cell office:value-type="float" office:value="23963">
            <text:p>23963</text:p>
          </table:table-cell>
          <table:table-cell office:value-type="time" office:time-value="PT11H52M48S">
            <text:p>11:52:48 AM</text:p>
          </table:table-cell>
          <table:table-cell office:value-type="float" office:value="0.00000007840919">
            <text:p>7.84E-008</text:p>
          </table:table-cell>
          <table:table-cell office:value-type="float" office:value="0.00000003639846">
            <text:p>3.64E-008</text:p>
          </table:table-cell>
          <table:table-cell office:value-type="float" office:value="0.000000001574705">
            <text:p>1.57E-009</text:p>
          </table:table-cell>
          <table:table-cell office:value-type="float" office:value="0.0000000006675496">
            <text:p>6.68E-010</text:p>
          </table:table-cell>
          <table:table-cell office:value-type="float" office:value="0.00000000004975364">
            <text:p>4.98E-011</text:p>
          </table:table-cell>
          <table:table-cell office:value-type="float" office:value="49.79293">
            <text:p>49.79293</text:p>
          </table:table-cell>
          <table:table-cell office:value-type="float" office:value="23.11446">
            <text:p>23.11446</text:p>
          </table:table-cell>
          <table:table-cell office:value-type="float" office:value="0.008513665">
            <text:p>0.008513665</text:p>
          </table:table-cell>
          <table:table-cell office:value-type="float" office:value="0.0006345383">
            <text:p>0.0006345383</text:p>
          </table:table-cell>
          <table:table-cell table:number-columns-repeated="3"/>
        </table:table-row>
        <table:table-row table:style-name="ro1">
          <table:table-cell office:value-type="string">
            <text:p>MSM_UP_C_T4</text:p>
          </table:table-cell>
          <table:table-cell office:value-type="float" office:value="23999">
            <text:p>23999</text:p>
          </table:table-cell>
          <table:table-cell office:value-type="time" office:time-value="PT11H52M59S">
            <text:p>11:52:59 AM</text:p>
          </table:table-cell>
          <table:table-cell office:value-type="float" office:value="0.00000007859822">
            <text:p>7.86E-008</text:p>
          </table:table-cell>
          <table:table-cell office:value-type="float" office:value="0.00000003639454">
            <text:p>3.64E-008</text:p>
          </table:table-cell>
          <table:table-cell office:value-type="float" office:value="0.000000001575155">
            <text:p>1.58E-009</text:p>
          </table:table-cell>
          <table:table-cell office:value-type="float" office:value="0.0000000006727559">
            <text:p>6.73E-010</text:p>
          </table:table-cell>
          <table:table-cell office:value-type="float" office:value="0.00000000004986395">
            <text:p>4.99E-011</text:p>
          </table:table-cell>
          <table:table-cell office:value-type="float" office:value="49.89871">
            <text:p>49.89871</text:p>
          </table:table-cell>
          <table:table-cell office:value-type="float" office:value="23.10537">
            <text:p>23.10537</text:p>
          </table:table-cell>
          <table:table-cell office:value-type="float" office:value="0.008559429">
            <text:p>0.008559429</text:p>
          </table:table-cell>
          <table:table-cell office:value-type="float" office:value="0.0006344158">
            <text:p>0.0006344158</text:p>
          </table:table-cell>
          <table:table-cell table:number-columns-repeated="3"/>
        </table:table-row>
        <table:table-row table:style-name="ro1">
          <table:table-cell office:value-type="string">
            <text:p>MSM_UP_C_T4</text:p>
          </table:table-cell>
          <table:table-cell office:value-type="float" office:value="24029">
            <text:p>24029</text:p>
          </table:table-cell>
          <table:table-cell office:value-type="time" office:time-value="PT11H53M08S">
            <text:p>11:53:08 AM</text:p>
          </table:table-cell>
          <table:table-cell office:value-type="float" office:value="0.00000007844319">
            <text:p>7.84E-008</text:p>
          </table:table-cell>
          <table:table-cell office:value-type="float" office:value="0.00000003634728">
            <text:p>3.63E-008</text:p>
          </table:table-cell>
          <table:table-cell office:value-type="float" office:value="0.000000001578094">
            <text:p>1.58E-009</text:p>
          </table:table-cell>
          <table:table-cell office:value-type="float" office:value="0.0000000006712056">
            <text:p>6.71E-010</text:p>
          </table:table-cell>
          <table:table-cell office:value-type="float" office:value="0.00000000004983564">
            <text:p>4.98E-011</text:p>
          </table:table-cell>
          <table:table-cell office:value-type="float" office:value="49.70756">
            <text:p>49.70756</text:p>
          </table:table-cell>
          <table:table-cell office:value-type="float" office:value="23.0324">
            <text:p>23.0324</text:p>
          </table:table-cell>
          <table:table-cell office:value-type="float" office:value="0.008556582">
            <text:p>0.008556582</text:p>
          </table:table-cell>
          <table:table-cell office:value-type="float" office:value="0.0006353087">
            <text:p>0.0006353087</text:p>
          </table:table-cell>
          <table:table-cell table:number-columns-repeated="3"/>
        </table:table-row>
        <table:table-row table:style-name="ro1">
          <table:table-cell office:value-type="string">
            <text:p>MSM_UP_C_T5</text:p>
          </table:table-cell>
          <table:table-cell office:value-type="float" office:value="24508">
            <text:p>24508</text:p>
          </table:table-cell>
          <table:table-cell office:value-type="time" office:time-value="PT11H55M34S">
            <text:p>11:55:34 AM</text:p>
          </table:table-cell>
          <table:table-cell office:value-type="float" office:value="0.00000007713532">
            <text:p>7.71E-008</text:p>
          </table:table-cell>
          <table:table-cell office:value-type="float" office:value="0.00000003501336">
            <text:p>3.50E-008</text:p>
          </table:table-cell>
          <table:table-cell office:value-type="float" office:value="0.000000001562525">
            <text:p>1.56E-009</text:p>
          </table:table-cell>
          <table:table-cell office:value-type="float" office:value="0.0000000005484174">
            <text:p>5.48E-010</text:p>
          </table:table-cell>
          <table:table-cell office:value-type="float" office:value="0.00000000004449715">
            <text:p>4.45E-011</text:p>
          </table:table-cell>
          <table:table-cell office:value-type="float" office:value="49.36583">
            <text:p>49.36583</text:p>
          </table:table-cell>
          <table:table-cell office:value-type="float" office:value="22.4082">
            <text:p>22.4082</text:p>
          </table:table-cell>
          <table:table-cell office:value-type="float" office:value="0.007109809">
            <text:p>0.007109809</text:p>
          </table:table-cell>
          <table:table-cell office:value-type="float" office:value="0.0005768713">
            <text:p>0.0005768713</text:p>
          </table:table-cell>
          <table:table-cell table:number-columns-repeated="3"/>
        </table:table-row>
        <table:table-row table:style-name="ro1">
          <table:table-cell office:value-type="string">
            <text:p>MSM_UP_C_T5</text:p>
          </table:table-cell>
          <table:table-cell office:value-type="float" office:value="24562">
            <text:p>24562</text:p>
          </table:table-cell>
          <table:table-cell office:value-type="time" office:time-value="PT11H55M51S">
            <text:p>11:55:51 AM</text:p>
          </table:table-cell>
          <table:table-cell office:value-type="float" office:value="0.00000007692979">
            <text:p>7.69E-008</text:p>
          </table:table-cell>
          <table:table-cell office:value-type="float" office:value="0.00000003492158">
            <text:p>3.49E-008</text:p>
          </table:table-cell>
          <table:table-cell office:value-type="float" office:value="0.000000001559712">
            <text:p>1.56E-009</text:p>
          </table:table-cell>
          <table:table-cell office:value-type="float" office:value="0.0000000005443528">
            <text:p>5.44E-010</text:p>
          </table:table-cell>
          <table:table-cell office:value-type="float" office:value="0.00000000004421122">
            <text:p>4.42E-011</text:p>
          </table:table-cell>
          <table:table-cell office:value-type="float" office:value="49.32308">
            <text:p>49.32308</text:p>
          </table:table-cell>
          <table:table-cell office:value-type="float" office:value="22.38977">
            <text:p>22.38977</text:p>
          </table:table-cell>
          <table:table-cell office:value-type="float" office:value="0.007075969">
            <text:p>0.007075969</text:p>
          </table:table-cell>
          <table:table-cell office:value-type="float" office:value="0.0005746957">
            <text:p>0.0005746957</text:p>
          </table:table-cell>
          <table:table-cell table:number-columns-repeated="3"/>
        </table:table-row>
        <table:table-row table:style-name="ro1">
          <table:table-cell office:value-type="string">
            <text:p>MSM_UP_C_T5</text:p>
          </table:table-cell>
          <table:table-cell office:value-type="float" office:value="24585">
            <text:p>24585</text:p>
          </table:table-cell>
          <table:table-cell office:value-type="time" office:time-value="PT11H55M58S">
            <text:p>11:55:58 AM</text:p>
          </table:table-cell>
          <table:table-cell office:value-type="float" office:value="0.00000007687738">
            <text:p>7.69E-008</text:p>
          </table:table-cell>
          <table:table-cell office:value-type="float" office:value="0.00000003483496">
            <text:p>3.48E-008</text:p>
          </table:table-cell>
          <table:table-cell office:value-type="float" office:value="0.000000001561284">
            <text:p>1.56E-009</text:p>
          </table:table-cell>
          <table:table-cell office:value-type="float" office:value="0.0000000005443643">
            <text:p>5.44E-010</text:p>
          </table:table-cell>
          <table:table-cell office:value-type="float" office:value="0.00000000004418748">
            <text:p>4.42E-011</text:p>
          </table:table-cell>
          <table:table-cell office:value-type="float" office:value="49.23986">
            <text:p>49.23986</text:p>
          </table:table-cell>
          <table:table-cell office:value-type="float" office:value="22.31174">
            <text:p>22.31174</text:p>
          </table:table-cell>
          <table:table-cell office:value-type="float" office:value="0.007080942">
            <text:p>0.007080942</text:p>
          </table:table-cell>
          <table:table-cell office:value-type="float" office:value="0.0005747786">
            <text:p>0.0005747786</text:p>
          </table:table-cell>
          <table:table-cell table:number-columns-repeated="3"/>
        </table:table-row>
        <table:table-row table:style-name="ro1">
          <table:table-cell office:value-type="string">
            <text:p>MSM_UP_C_T6</text:p>
          </table:table-cell>
          <table:table-cell office:value-type="float" office:value="24980">
            <text:p>24980</text:p>
          </table:table-cell>
          <table:table-cell office:value-type="time" office:time-value="PT11H57M58S">
            <text:p>11:57:58 AM</text:p>
          </table:table-cell>
          <table:table-cell office:value-type="float" office:value="0.0000000777457">
            <text:p>7.77E-008</text:p>
          </table:table-cell>
          <table:table-cell office:value-type="float" office:value="0.00000003601221">
            <text:p>3.60E-008</text:p>
          </table:table-cell>
          <table:table-cell office:value-type="float" office:value="0.000000001571484">
            <text:p>1.57E-009</text:p>
          </table:table-cell>
          <table:table-cell office:value-type="float" office:value="0.0000000005737237">
            <text:p>5.74E-010</text:p>
          </table:table-cell>
          <table:table-cell office:value-type="float" office:value="0.00000000004556773">
            <text:p>4.56E-011</text:p>
          </table:table-cell>
          <table:table-cell office:value-type="float" office:value="49.47279">
            <text:p>49.47279</text:p>
          </table:table-cell>
          <table:table-cell office:value-type="float" office:value="22.91605">
            <text:p>22.91605</text:p>
          </table:table-cell>
          <table:table-cell office:value-type="float" office:value="0.00737949">
            <text:p>0.00737949</text:p>
          </table:table-cell>
          <table:table-cell office:value-type="float" office:value="0.0005861125">
            <text:p>0.0005861125</text:p>
          </table:table-cell>
          <table:table-cell table:number-columns-repeated="3"/>
        </table:table-row>
        <table:table-row table:style-name="ro1">
          <table:table-cell office:value-type="string">
            <text:p>MSM_UP_C_T6</text:p>
          </table:table-cell>
          <table:table-cell office:value-type="float" office:value="25012">
            <text:p>25012</text:p>
          </table:table-cell>
          <table:table-cell office:value-type="time" office:time-value="PT11H58M08S">
            <text:p>11:58:08 AM</text:p>
          </table:table-cell>
          <table:table-cell office:value-type="float" office:value="0.00000007784035">
            <text:p>7.78E-008</text:p>
          </table:table-cell>
          <table:table-cell office:value-type="float" office:value="0.00000003607524">
            <text:p>3.61E-008</text:p>
          </table:table-cell>
          <table:table-cell office:value-type="float" office:value="0.000000001570454">
            <text:p>1.57E-009</text:p>
          </table:table-cell>
          <table:table-cell office:value-type="float" office:value="0.0000000005702539">
            <text:p>5.70E-010</text:p>
          </table:table-cell>
          <table:table-cell office:value-type="float" office:value="0.00000000004489479">
            <text:p>4.49E-011</text:p>
          </table:table-cell>
          <table:table-cell office:value-type="float" office:value="49.56552">
            <text:p>49.56552</text:p>
          </table:table-cell>
          <table:table-cell office:value-type="float" office:value="22.97122">
            <text:p>22.97122</text:p>
          </table:table-cell>
          <table:table-cell office:value-type="float" office:value="0.007325942">
            <text:p>0.007325942</text:p>
          </table:table-cell>
          <table:table-cell office:value-type="float" office:value="0.0005767547">
            <text:p>0.0005767547</text:p>
          </table:table-cell>
          <table:table-cell table:number-columns-repeated="3"/>
        </table:table-row>
        <table:table-row table:style-name="ro1">
          <table:table-cell office:value-type="string">
            <text:p>MSM_UP_C_T6</text:p>
          </table:table-cell>
          <table:table-cell office:value-type="float" office:value="25046">
            <text:p>25046</text:p>
          </table:table-cell>
          <table:table-cell office:value-type="time" office:time-value="PT11H58M18S">
            <text:p>11:58:18 AM</text:p>
          </table:table-cell>
          <table:table-cell office:value-type="float" office:value="0.00000007780218">
            <text:p>7.78E-008</text:p>
          </table:table-cell>
          <table:table-cell office:value-type="float" office:value="0.00000003606345">
            <text:p>3.61E-008</text:p>
          </table:table-cell>
          <table:table-cell office:value-type="float" office:value="0.000000001567604">
            <text:p>1.57E-009</text:p>
          </table:table-cell>
          <table:table-cell office:value-type="float" office:value="0.0000000005681695">
            <text:p>5.68E-010</text:p>
          </table:table-cell>
          <table:table-cell office:value-type="float" office:value="0.00000000004552825">
            <text:p>4.55E-011</text:p>
          </table:table-cell>
          <table:table-cell office:value-type="float" office:value="49.63127">
            <text:p>49.63127</text:p>
          </table:table-cell>
          <table:table-cell office:value-type="float" office:value="23.00546">
            <text:p>23.00546</text:p>
          </table:table-cell>
          <table:table-cell office:value-type="float" office:value="0.007302746">
            <text:p>0.007302746</text:p>
          </table:table-cell>
          <table:table-cell office:value-type="float" office:value="0.0005851796">
            <text:p>0.000585179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413">
            <text:p>25413</text:p>
          </table:table-cell>
          <table:table-cell office:value-type="time" office:time-value="PT12H00M09S">
            <text:p>12:00:09 PM</text:p>
          </table:table-cell>
          <table:table-cell office:value-type="float" office:value="0.00000008089373">
            <text:p>8.09E-008</text:p>
          </table:table-cell>
          <table:table-cell office:value-type="float" office:value="0.00000003908315">
            <text:p>3.91E-008</text:p>
          </table:table-cell>
          <table:table-cell office:value-type="float" office:value="0.000000001609566">
            <text:p>1.61E-009</text:p>
          </table:table-cell>
          <table:table-cell office:value-type="float" office:value="0.0000000005585266">
            <text:p>5.59E-010</text:p>
          </table:table-cell>
          <table:table-cell office:value-type="float" office:value="0.00000000004656291">
            <text:p>4.66E-011</text:p>
          </table:table-cell>
          <table:table-cell office:value-type="float" office:value="50.2581">
            <text:p>50.2581</text:p>
          </table:table-cell>
          <table:table-cell office:value-type="float" office:value="24.28179">
            <text:p>24.28179</text:p>
          </table:table-cell>
          <table:table-cell office:value-type="float" office:value="0.006904448">
            <text:p>0.006904448</text:p>
          </table:table-cell>
          <table:table-cell office:value-type="float" office:value="0.0005756059">
            <text:p>0.000575605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448">
            <text:p>25448</text:p>
          </table:table-cell>
          <table:table-cell office:value-type="time" office:time-value="PT12H00M20S">
            <text:p>12:00:20 PM</text:p>
          </table:table-cell>
          <table:table-cell office:value-type="float" office:value="0.00000008067099">
            <text:p>8.07E-008</text:p>
          </table:table-cell>
          <table:table-cell office:value-type="float" office:value="0.00000003901767">
            <text:p>3.90E-008</text:p>
          </table:table-cell>
          <table:table-cell office:value-type="float" office:value="0.000000001611026">
            <text:p>1.61E-009</text:p>
          </table:table-cell>
          <table:table-cell office:value-type="float" office:value="0.0000000005582241">
            <text:p>5.58E-010</text:p>
          </table:table-cell>
          <table:table-cell office:value-type="float" office:value="0.00000000004539498">
            <text:p>4.54E-011</text:p>
          </table:table-cell>
          <table:table-cell office:value-type="float" office:value="50.0743">
            <text:p>50.0743</text:p>
          </table:table-cell>
          <table:table-cell office:value-type="float" office:value="24.21914">
            <text:p>24.21914</text:p>
          </table:table-cell>
          <table:table-cell office:value-type="float" office:value="0.006919763">
            <text:p>0.006919763</text:p>
          </table:table-cell>
          <table:table-cell office:value-type="float" office:value="0.0005627174">
            <text:p>0.000562717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25478">
            <text:p>25478</text:p>
          </table:table-cell>
          <table:table-cell office:value-type="time" office:time-value="PT12H00M29S">
            <text:p>12:00:29 PM</text:p>
          </table:table-cell>
          <table:table-cell office:value-type="float" office:value="0.00000008052291">
            <text:p>8.05E-008</text:p>
          </table:table-cell>
          <table:table-cell office:value-type="float" office:value="0.00000003893963">
            <text:p>3.89E-008</text:p>
          </table:table-cell>
          <table:table-cell office:value-type="float" office:value="0.000000001608514">
            <text:p>1.61E-009</text:p>
          </table:table-cell>
          <table:table-cell office:value-type="float" office:value="0.0000000005586261">
            <text:p>5.59E-010</text:p>
          </table:table-cell>
          <table:table-cell office:value-type="float" office:value="0.00000000004640333">
            <text:p>4.64E-011</text:p>
          </table:table-cell>
          <table:table-cell office:value-type="float" office:value="50.06044">
            <text:p>50.06044</text:p>
          </table:table-cell>
          <table:table-cell office:value-type="float" office:value="24.20845">
            <text:p>24.20845</text:p>
          </table:table-cell>
          <table:table-cell office:value-type="float" office:value="0.00693748">
            <text:p>0.00693748</text:p>
          </table:table-cell>
          <table:table-cell office:value-type="float" office:value="0.0005762748">
            <text:p>0.0005762748</text:p>
          </table:table-cell>
          <table:table-cell table:number-columns-repeated="3"/>
        </table:table-row>
        <table:table-row table:style-name="ro1">
          <table:table-cell office:value-type="string">
            <text:p>MSM_WC_A_T0</text:p>
          </table:table-cell>
          <table:table-cell office:value-type="float" office:value="26128">
            <text:p>26128</text:p>
          </table:table-cell>
          <table:table-cell office:value-type="time" office:time-value="PT12H03M48S">
            <text:p>12:03:48 PM</text:p>
          </table:table-cell>
          <table:table-cell office:value-type="float" office:value="0.00000008307932">
            <text:p>8.31E-008</text:p>
          </table:table-cell>
          <table:table-cell office:value-type="float" office:value="0.00000003879348">
            <text:p>3.88E-008</text:p>
          </table:table-cell>
          <table:table-cell office:value-type="float" office:value="0.000000001662793">
            <text:p>1.66E-009</text:p>
          </table:table-cell>
          <table:table-cell office:value-type="float" office:value="0.0000000005741782">
            <text:p>5.74E-010</text:p>
          </table:table-cell>
          <table:table-cell office:value-type="float" office:value="0.00000000004698123">
            <text:p>4.70E-011</text:p>
          </table:table-cell>
          <table:table-cell office:value-type="float" office:value="49.96373">
            <text:p>49.96373</text:p>
          </table:table-cell>
          <table:table-cell office:value-type="float" office:value="23.33032">
            <text:p>23.33032</text:p>
          </table:table-cell>
          <table:table-cell office:value-type="float" office:value="0.006911205">
            <text:p>0.006911205</text:p>
          </table:table-cell>
          <table:table-cell office:value-type="float" office:value="0.0005654985">
            <text:p>0.0005654985</text:p>
          </table:table-cell>
          <table:table-cell table:number-columns-repeated="3"/>
        </table:table-row>
        <table:table-row table:style-name="ro1">
          <table:table-cell office:value-type="string">
            <text:p>MSM_WC_A_T0</text:p>
          </table:table-cell>
          <table:table-cell office:value-type="float" office:value="26161">
            <text:p>26161</text:p>
          </table:table-cell>
          <table:table-cell office:value-type="time" office:time-value="PT12H03M58S">
            <text:p>12:03:58 PM</text:p>
          </table:table-cell>
          <table:table-cell office:value-type="float" office:value="0.00000008292281">
            <text:p>8.29E-008</text:p>
          </table:table-cell>
          <table:table-cell office:value-type="float" office:value="0.00000003872206">
            <text:p>3.87E-008</text:p>
          </table:table-cell>
          <table:table-cell office:value-type="float" office:value="0.000000001659078">
            <text:p>1.66E-009</text:p>
          </table:table-cell>
          <table:table-cell office:value-type="float" office:value="0.000000000571371">
            <text:p>5.71E-010</text:p>
          </table:table-cell>
          <table:table-cell office:value-type="float" office:value="0.00000000004662926">
            <text:p>4.66E-011</text:p>
          </table:table-cell>
          <table:table-cell office:value-type="float" office:value="49.98127">
            <text:p>49.98127</text:p>
          </table:table-cell>
          <table:table-cell office:value-type="float" office:value="23.33951">
            <text:p>23.33951</text:p>
          </table:table-cell>
          <table:table-cell office:value-type="float" office:value="0.006890396">
            <text:p>0.006890396</text:p>
          </table:table-cell>
          <table:table-cell office:value-type="float" office:value="0.0005623213">
            <text:p>0.0005623213</text:p>
          </table:table-cell>
          <table:table-cell table:number-columns-repeated="3"/>
        </table:table-row>
        <table:table-row table:style-name="ro1">
          <table:table-cell office:value-type="string">
            <text:p>MSM_WC_A_T0</text:p>
          </table:table-cell>
          <table:table-cell office:value-type="float" office:value="26198">
            <text:p>26198</text:p>
          </table:table-cell>
          <table:table-cell office:value-type="time" office:time-value="PT12H04M09S">
            <text:p>12:04:09 PM</text:p>
          </table:table-cell>
          <table:table-cell office:value-type="float" office:value="0.00000008290551">
            <text:p>8.29E-008</text:p>
          </table:table-cell>
          <table:table-cell office:value-type="float" office:value="0.00000003876332">
            <text:p>3.88E-008</text:p>
          </table:table-cell>
          <table:table-cell office:value-type="float" office:value="0.000000001659785">
            <text:p>1.66E-009</text:p>
          </table:table-cell>
          <table:table-cell office:value-type="float" office:value="0.0000000005730159">
            <text:p>5.73E-010</text:p>
          </table:table-cell>
          <table:table-cell office:value-type="float" office:value="0.00000000004692336">
            <text:p>4.69E-011</text:p>
          </table:table-cell>
          <table:table-cell office:value-type="float" office:value="49.94955">
            <text:p>49.94955</text:p>
          </table:table-cell>
          <table:table-cell office:value-type="float" office:value="23.35443">
            <text:p>23.35443</text:p>
          </table:table-cell>
          <table:table-cell office:value-type="float" office:value="0.006911675">
            <text:p>0.006911675</text:p>
          </table:table-cell>
          <table:table-cell office:value-type="float" office:value="0.000565986">
            <text:p>0.000565986</text:p>
          </table:table-cell>
          <table:table-cell table:number-columns-repeated="3"/>
        </table:table-row>
        <table:table-row table:style-name="ro1">
          <table:table-cell office:value-type="string">
            <text:p>MSM_WC_A_T1</text:p>
          </table:table-cell>
          <table:table-cell office:value-type="float" office:value="26556">
            <text:p>26556</text:p>
          </table:table-cell>
          <table:table-cell office:value-type="time" office:time-value="PT12H05M58S">
            <text:p>12:05:58 PM</text:p>
          </table:table-cell>
          <table:table-cell office:value-type="float" office:value="0.0000000789997">
            <text:p>7.90E-008</text:p>
          </table:table-cell>
          <table:table-cell office:value-type="float" office:value="0.00000003685621">
            <text:p>3.69E-008</text:p>
          </table:table-cell>
          <table:table-cell office:value-type="float" office:value="0.000000001588714">
            <text:p>1.59E-009</text:p>
          </table:table-cell>
          <table:table-cell office:value-type="float" office:value="0.000000000570991">
            <text:p>5.71E-010</text:p>
          </table:table-cell>
          <table:table-cell office:value-type="float" office:value="0.00000000004500858">
            <text:p>4.50E-011</text:p>
          </table:table-cell>
          <table:table-cell office:value-type="float" office:value="49.72556">
            <text:p>49.72556</text:p>
          </table:table-cell>
          <table:table-cell office:value-type="float" office:value="23.19876">
            <text:p>23.19876</text:p>
          </table:table-cell>
          <table:table-cell office:value-type="float" office:value="0.007227762">
            <text:p>0.007227762</text:p>
          </table:table-cell>
          <table:table-cell office:value-type="float" office:value="0.0005697311">
            <text:p>0.0005697311</text:p>
          </table:table-cell>
          <table:table-cell table:number-columns-repeated="3"/>
        </table:table-row>
        <table:table-row table:style-name="ro1">
          <table:table-cell office:value-type="string">
            <text:p>MSM_WC_A_T1</text:p>
          </table:table-cell>
          <table:table-cell office:value-type="float" office:value="26603">
            <text:p>26603</text:p>
          </table:table-cell>
          <table:table-cell office:value-type="time" office:time-value="PT12H06M12S">
            <text:p>12:06:12 PM</text:p>
          </table:table-cell>
          <table:table-cell office:value-type="float" office:value="0.00000007866288">
            <text:p>7.87E-008</text:p>
          </table:table-cell>
          <table:table-cell office:value-type="float" office:value="0.00000003675599">
            <text:p>3.68E-008</text:p>
          </table:table-cell>
          <table:table-cell office:value-type="float" office:value="0.00000000158414">
            <text:p>1.58E-009</text:p>
          </table:table-cell>
          <table:table-cell office:value-type="float" office:value="0.0000000005683219">
            <text:p>5.68E-010</text:p>
          </table:table-cell>
          <table:table-cell office:value-type="float" office:value="0.00000000004548465">
            <text:p>4.55E-011</text:p>
          </table:table-cell>
          <table:table-cell office:value-type="float" office:value="49.65652">
            <text:p>49.65652</text:p>
          </table:table-cell>
          <table:table-cell office:value-type="float" office:value="23.20249">
            <text:p>23.20249</text:p>
          </table:table-cell>
          <table:table-cell office:value-type="float" office:value="0.00722478">
            <text:p>0.00722478</text:p>
          </table:table-cell>
          <table:table-cell office:value-type="float" office:value="0.0005782226">
            <text:p>0.0005782226</text:p>
          </table:table-cell>
          <table:table-cell table:number-columns-repeated="3"/>
        </table:table-row>
        <table:table-row table:style-name="ro1">
          <table:table-cell office:value-type="string">
            <text:p>MSM_WC_A_T1</text:p>
          </table:table-cell>
          <table:table-cell office:value-type="float" office:value="26633">
            <text:p>26633</text:p>
          </table:table-cell>
          <table:table-cell office:value-type="time" office:time-value="PT12H06M21S">
            <text:p>12:06:21 PM</text:p>
          </table:table-cell>
          <table:table-cell office:value-type="float" office:value="0.00000007860041">
            <text:p>7.86E-008</text:p>
          </table:table-cell>
          <table:table-cell office:value-type="float" office:value="0.00000003675649">
            <text:p>3.68E-008</text:p>
          </table:table-cell>
          <table:table-cell office:value-type="float" office:value="0.000000001584287">
            <text:p>1.58E-009</text:p>
          </table:table-cell>
          <table:table-cell office:value-type="float" office:value="0.0000000005660385">
            <text:p>5.66E-010</text:p>
          </table:table-cell>
          <table:table-cell office:value-type="float" office:value="0.0000000000449524">
            <text:p>4.50E-011</text:p>
          </table:table-cell>
          <table:table-cell office:value-type="float" office:value="49.61248">
            <text:p>49.61248</text:p>
          </table:table-cell>
          <table:table-cell office:value-type="float" office:value="23.20065">
            <text:p>23.20065</text:p>
          </table:table-cell>
          <table:table-cell office:value-type="float" office:value="0.007201471">
            <text:p>0.007201471</text:p>
          </table:table-cell>
          <table:table-cell office:value-type="float" office:value="0.0005719106">
            <text:p>0.0005719106</text:p>
          </table:table-cell>
          <table:table-cell table:number-columns-repeated="3"/>
        </table:table-row>
        <table:table-row table:style-name="ro1">
          <table:table-cell office:value-type="string">
            <text:p>MSM_WC_A_T2</text:p>
          </table:table-cell>
          <table:table-cell office:value-type="float" office:value="26913">
            <text:p>26913</text:p>
          </table:table-cell>
          <table:table-cell office:value-type="time" office:time-value="PT12H07M47S">
            <text:p>12:07:47 PM</text:p>
          </table:table-cell>
          <table:table-cell office:value-type="float" office:value="0.0000000753661">
            <text:p>7.54E-008</text:p>
          </table:table-cell>
          <table:table-cell office:value-type="float" office:value="0.00000003524717">
            <text:p>3.52E-008</text:p>
          </table:table-cell>
          <table:table-cell office:value-type="float" office:value="0.000000001525092">
            <text:p>1.53E-009</text:p>
          </table:table-cell>
          <table:table-cell office:value-type="float" office:value="0.0000000005538964">
            <text:p>5.54E-010</text:p>
          </table:table-cell>
          <table:table-cell office:value-type="float" office:value="0.00000000004426404">
            <text:p>4.43E-011</text:p>
          </table:table-cell>
          <table:table-cell office:value-type="float" office:value="49.4174">
            <text:p>49.4174</text:p>
          </table:table-cell>
          <table:table-cell office:value-type="float" office:value="23.1115">
            <text:p>23.1115</text:p>
          </table:table-cell>
          <table:table-cell office:value-type="float" office:value="0.007349411">
            <text:p>0.007349411</text:p>
          </table:table-cell>
          <table:table-cell office:value-type="float" office:value="0.0005873203">
            <text:p>0.0005873203</text:p>
          </table:table-cell>
          <table:table-cell table:number-columns-repeated="3"/>
        </table:table-row>
        <table:table-row table:style-name="ro1">
          <table:table-cell office:value-type="string">
            <text:p>MSM_WC_A_T2</text:p>
          </table:table-cell>
          <table:table-cell office:value-type="float" office:value="27009">
            <text:p>27009</text:p>
          </table:table-cell>
          <table:table-cell office:value-type="time" office:time-value="PT12H08M16S">
            <text:p>12:08:16 PM</text:p>
          </table:table-cell>
          <table:table-cell office:value-type="float" office:value="0.00000007497258">
            <text:p>7.50E-008</text:p>
          </table:table-cell>
          <table:table-cell office:value-type="float" office:value="0.00000003513042">
            <text:p>3.51E-008</text:p>
          </table:table-cell>
          <table:table-cell office:value-type="float" office:value="0.000000001518301">
            <text:p>1.52E-009</text:p>
          </table:table-cell>
          <table:table-cell office:value-type="float" office:value="0.0000000005481178">
            <text:p>5.48E-010</text:p>
          </table:table-cell>
          <table:table-cell office:value-type="float" office:value="0.00000000004334256">
            <text:p>4.33E-011</text:p>
          </table:table-cell>
          <table:table-cell office:value-type="float" office:value="49.37926">
            <text:p>49.37926</text:p>
          </table:table-cell>
          <table:table-cell office:value-type="float" office:value="23.13798">
            <text:p>23.13798</text:p>
          </table:table-cell>
          <table:table-cell office:value-type="float" office:value="0.00731091">
            <text:p>0.00731091</text:p>
          </table:table-cell>
          <table:table-cell office:value-type="float" office:value="0.0005781121">
            <text:p>0.0005781121</text:p>
          </table:table-cell>
          <table:table-cell table:number-columns-repeated="3"/>
        </table:table-row>
        <table:table-row table:style-name="ro1">
          <table:table-cell office:value-type="string">
            <text:p>MSM_WC_A_T2</text:p>
          </table:table-cell>
          <table:table-cell office:value-type="float" office:value="27042">
            <text:p>27042</text:p>
          </table:table-cell>
          <table:table-cell office:value-type="time" office:time-value="PT12H08M26S">
            <text:p>12:08:26 PM</text:p>
          </table:table-cell>
          <table:table-cell office:value-type="float" office:value="0.0000000747873">
            <text:p>7.48E-008</text:p>
          </table:table-cell>
          <table:table-cell office:value-type="float" office:value="0.00000003511137">
            <text:p>3.51E-008</text:p>
          </table:table-cell>
          <table:table-cell office:value-type="float" office:value="0.000000001515044">
            <text:p>1.52E-009</text:p>
          </table:table-cell>
          <table:table-cell office:value-type="float" office:value="0.0000000005470824">
            <text:p>5.47E-010</text:p>
          </table:table-cell>
          <table:table-cell office:value-type="float" office:value="0.00000000004364637">
            <text:p>4.36E-011</text:p>
          </table:table-cell>
          <table:table-cell office:value-type="float" office:value="49.36313">
            <text:p>49.36313</text:p>
          </table:table-cell>
          <table:table-cell office:value-type="float" office:value="23.17515">
            <text:p>23.17515</text:p>
          </table:table-cell>
          <table:table-cell office:value-type="float" office:value="0.007315177">
            <text:p>0.007315177</text:p>
          </table:table-cell>
          <table:table-cell office:value-type="float" office:value="0.0005836068">
            <text:p>0.0005836068</text:p>
          </table:table-cell>
          <table:table-cell table:number-columns-repeated="3"/>
        </table:table-row>
        <table:table-row table:style-name="ro1">
          <table:table-cell office:value-type="string">
            <text:p>MSM_WC_A_T3</text:p>
          </table:table-cell>
          <table:table-cell office:value-type="float" office:value="27358">
            <text:p>27358</text:p>
          </table:table-cell>
          <table:table-cell office:value-type="time" office:time-value="PT12H10M02S">
            <text:p>12:10:02 PM</text:p>
          </table:table-cell>
          <table:table-cell office:value-type="float" office:value="0.00000007526193">
            <text:p>7.53E-008</text:p>
          </table:table-cell>
          <table:table-cell office:value-type="float" office:value="0.00000003621902">
            <text:p>3.62E-008</text:p>
          </table:table-cell>
          <table:table-cell office:value-type="float" office:value="0.000000001533043">
            <text:p>1.53E-009</text:p>
          </table:table-cell>
          <table:table-cell office:value-type="float" office:value="0.0000000005730258">
            <text:p>5.73E-010</text:p>
          </table:table-cell>
          <table:table-cell office:value-type="float" office:value="0.0000000000443253">
            <text:p>4.43E-011</text:p>
          </table:table-cell>
          <table:table-cell office:value-type="float" office:value="49.09317">
            <text:p>49.09317</text:p>
          </table:table-cell>
          <table:table-cell office:value-type="float" office:value="23.62558">
            <text:p>23.62558</text:p>
          </table:table-cell>
          <table:table-cell office:value-type="float" office:value="0.007613753">
            <text:p>0.007613753</text:p>
          </table:table-cell>
          <table:table-cell office:value-type="float" office:value="0.0005889471">
            <text:p>0.0005889471</text:p>
          </table:table-cell>
          <table:table-cell table:number-columns-repeated="3"/>
        </table:table-row>
        <table:table-row table:style-name="ro1">
          <table:table-cell office:value-type="string">
            <text:p>MSM_WC_A_T3</text:p>
          </table:table-cell>
          <table:table-cell office:value-type="float" office:value="27446">
            <text:p>27446</text:p>
          </table:table-cell>
          <table:table-cell office:value-type="time" office:time-value="PT12H10M29S">
            <text:p>12:10:29 PM</text:p>
          </table:table-cell>
          <table:table-cell office:value-type="float" office:value="0.00000007543402">
            <text:p>7.54E-008</text:p>
          </table:table-cell>
          <table:table-cell office:value-type="float" office:value="0.00000003626862">
            <text:p>3.63E-008</text:p>
          </table:table-cell>
          <table:table-cell office:value-type="float" office:value="0.000000001532997">
            <text:p>1.53E-009</text:p>
          </table:table-cell>
          <table:table-cell office:value-type="float" office:value="0.0000000005700578">
            <text:p>5.70E-010</text:p>
          </table:table-cell>
          <table:table-cell office:value-type="float" office:value="0.0000000000443149">
            <text:p>4.43E-011</text:p>
          </table:table-cell>
          <table:table-cell office:value-type="float" office:value="49.20689">
            <text:p>49.20689</text:p>
          </table:table-cell>
          <table:table-cell office:value-type="float" office:value="23.65864">
            <text:p>23.65864</text:p>
          </table:table-cell>
          <table:table-cell office:value-type="float" office:value="0.007557039">
            <text:p>0.007557039</text:p>
          </table:table-cell>
          <table:table-cell office:value-type="float" office:value="0.0005874657">
            <text:p>0.0005874657</text:p>
          </table:table-cell>
          <table:table-cell table:number-columns-repeated="3"/>
        </table:table-row>
        <table:table-row table:style-name="ro1">
          <table:table-cell office:value-type="string">
            <text:p>MSM_WC_A_T3</text:p>
          </table:table-cell>
          <table:table-cell office:value-type="float" office:value="27479">
            <text:p>27479</text:p>
          </table:table-cell>
          <table:table-cell office:value-type="time" office:time-value="PT12H10M39S">
            <text:p>12:10:39 PM</text:p>
          </table:table-cell>
          <table:table-cell office:value-type="float" office:value="0.00000007518619">
            <text:p>7.52E-008</text:p>
          </table:table-cell>
          <table:table-cell office:value-type="float" office:value="0.00000003615487">
            <text:p>3.62E-008</text:p>
          </table:table-cell>
          <table:table-cell office:value-type="float" office:value="0.000000001527696">
            <text:p>1.53E-009</text:p>
          </table:table-cell>
          <table:table-cell office:value-type="float" office:value="0.0000000005662648">
            <text:p>5.66E-010</text:p>
          </table:table-cell>
          <table:table-cell office:value-type="float" office:value="0.00000000004413757">
            <text:p>4.41E-011</text:p>
          </table:table-cell>
          <table:table-cell office:value-type="float" office:value="49.21541">
            <text:p>49.21541</text:p>
          </table:table-cell>
          <table:table-cell office:value-type="float" office:value="23.66627">
            <text:p>23.66627</text:p>
          </table:table-cell>
          <table:table-cell office:value-type="float" office:value="0.007531499">
            <text:p>0.007531499</text:p>
          </table:table-cell>
          <table:table-cell office:value-type="float" office:value="0.0005870435">
            <text:p>0.0005870435</text:p>
          </table:table-cell>
          <table:table-cell table:number-columns-repeated="3"/>
        </table:table-row>
        <table:table-row table:style-name="ro1">
          <table:table-cell office:value-type="string">
            <text:p>MSM_WC_A_T4</text:p>
          </table:table-cell>
          <table:table-cell office:value-type="float" office:value="27861">
            <text:p>27861</text:p>
          </table:table-cell>
          <table:table-cell office:value-type="time" office:time-value="PT12H12M36S">
            <text:p>12:12:36 PM</text:p>
          </table:table-cell>
          <table:table-cell office:value-type="float" office:value="0.00000007385851">
            <text:p>7.39E-008</text:p>
          </table:table-cell>
          <table:table-cell office:value-type="float" office:value="0.0000000354394">
            <text:p>3.54E-008</text:p>
          </table:table-cell>
          <table:table-cell office:value-type="float" office:value="0.000000001498186">
            <text:p>1.50E-009</text:p>
          </table:table-cell>
          <table:table-cell office:value-type="float" office:value="0.0000000005932991">
            <text:p>5.93E-010</text:p>
          </table:table-cell>
          <table:table-cell office:value-type="float" office:value="0.00000000004512009">
            <text:p>4.51E-011</text:p>
          </table:table-cell>
          <table:table-cell office:value-type="float" office:value="49.29861">
            <text:p>49.29861</text:p>
          </table:table-cell>
          <table:table-cell office:value-type="float" office:value="23.65486">
            <text:p>23.65486</text:p>
          </table:table-cell>
          <table:table-cell office:value-type="float" office:value="0.008032915">
            <text:p>0.008032915</text:p>
          </table:table-cell>
          <table:table-cell office:value-type="float" office:value="0.000610899">
            <text:p>0.000610899</text:p>
          </table:table-cell>
          <table:table-cell table:number-columns-repeated="3"/>
        </table:table-row>
        <table:table-row table:style-name="ro1">
          <table:table-cell office:value-type="string">
            <text:p>MSM_WC_A_T4</text:p>
          </table:table-cell>
          <table:table-cell office:value-type="float" office:value="27757">
            <text:p>27757</text:p>
          </table:table-cell>
          <table:table-cell office:value-type="time" office:time-value="PT12H12M04S">
            <text:p>12:12:04 PM</text:p>
          </table:table-cell>
          <table:table-cell office:value-type="float" office:value="0.00000007401749">
            <text:p>7.40E-008</text:p>
          </table:table-cell>
          <table:table-cell office:value-type="float" office:value="0.0000000354028">
            <text:p>3.54E-008</text:p>
          </table:table-cell>
          <table:table-cell office:value-type="float" office:value="0.000000001501095">
            <text:p>1.50E-009</text:p>
          </table:table-cell>
          <table:table-cell office:value-type="float" office:value="0.0000000006202538">
            <text:p>6.20E-010</text:p>
          </table:table-cell>
          <table:table-cell office:value-type="float" office:value="0.00000000004578364">
            <text:p>4.58E-011</text:p>
          </table:table-cell>
          <table:table-cell office:value-type="float" office:value="49.30901">
            <text:p>49.30901</text:p>
          </table:table-cell>
          <table:table-cell office:value-type="float" office:value="23.58465">
            <text:p>23.58465</text:p>
          </table:table-cell>
          <table:table-cell office:value-type="float" office:value="0.008379828">
            <text:p>0.008379828</text:p>
          </table:table-cell>
          <table:table-cell office:value-type="float" office:value="0.0006185516">
            <text:p>0.0006185516</text:p>
          </table:table-cell>
          <table:table-cell table:number-columns-repeated="3"/>
        </table:table-row>
        <table:table-row table:style-name="ro1">
          <table:table-cell office:value-type="string">
            <text:p>MSM_WC_A_T4</text:p>
          </table:table-cell>
          <table:table-cell office:value-type="float" office:value="27734">
            <text:p>27734</text:p>
          </table:table-cell>
          <table:table-cell office:value-type="time" office:time-value="PT12H11M57S">
            <text:p>12:11:57 PM</text:p>
          </table:table-cell>
          <table:table-cell office:value-type="float" office:value="0.00000007417484">
            <text:p>7.42E-008</text:p>
          </table:table-cell>
          <table:table-cell office:value-type="float" office:value="0.00000003547899">
            <text:p>3.55E-008</text:p>
          </table:table-cell>
          <table:table-cell office:value-type="float" office:value="0.000000001502133">
            <text:p>1.50E-009</text:p>
          </table:table-cell>
          <table:table-cell office:value-type="float" office:value="0.0000000006211523">
            <text:p>6.21E-010</text:p>
          </table:table-cell>
          <table:table-cell office:value-type="float" office:value="0.00000000004592048">
            <text:p>4.59E-011</text:p>
          </table:table-cell>
          <table:table-cell office:value-type="float" office:value="49.37968">
            <text:p>49.37968</text:p>
          </table:table-cell>
          <table:table-cell office:value-type="float" office:value="23.61908">
            <text:p>23.61908</text:p>
          </table:table-cell>
          <table:table-cell office:value-type="float" office:value="0.008374165">
            <text:p>0.008374165</text:p>
          </table:table-cell>
          <table:table-cell office:value-type="float" office:value="0.0006190843">
            <text:p>0.0006190843</text:p>
          </table:table-cell>
          <table:table-cell table:number-columns-repeated="3"/>
        </table:table-row>
        <table:table-row table:style-name="ro1">
          <table:table-cell office:value-type="string">
            <text:p>MSM_WC_A_T5</text:p>
          </table:table-cell>
          <table:table-cell office:value-type="float" office:value="28374">
            <text:p>28374</text:p>
          </table:table-cell>
          <table:table-cell office:value-type="time" office:time-value="PT12H15M13S">
            <text:p>12:15:13 PM</text:p>
          </table:table-cell>
          <table:table-cell office:value-type="float" office:value="0.00000006923138">
            <text:p>6.92E-008</text:p>
          </table:table-cell>
          <table:table-cell office:value-type="float" office:value="0.00000003250115">
            <text:p>3.25E-008</text:p>
          </table:table-cell>
          <table:table-cell office:value-type="float" office:value="0.000000001396573">
            <text:p>1.40E-009</text:p>
          </table:table-cell>
          <table:table-cell office:value-type="float" office:value="0.0000000006485286">
            <text:p>6.49E-010</text:p>
          </table:table-cell>
          <table:table-cell office:value-type="float" office:value="0.00000000004773288">
            <text:p>4.77E-011</text:p>
          </table:table-cell>
          <table:table-cell office:value-type="float" office:value="49.57233">
            <text:p>49.57233</text:p>
          </table:table-cell>
          <table:table-cell office:value-type="float" office:value="23.27207">
            <text:p>23.27207</text:p>
          </table:table-cell>
          <table:table-cell office:value-type="float" office:value="0.009367553">
            <text:p>0.009367553</text:p>
          </table:table-cell>
          <table:table-cell office:value-type="float" office:value="0.0006894689">
            <text:p>0.0006894689</text:p>
          </table:table-cell>
          <table:table-cell table:number-columns-repeated="3"/>
        </table:table-row>
        <table:table-row table:style-name="ro1">
          <table:table-cell office:value-type="string">
            <text:p>MSM_WC_A_T5</text:p>
          </table:table-cell>
          <table:table-cell office:value-type="float" office:value="28424">
            <text:p>28424</text:p>
          </table:table-cell>
          <table:table-cell office:value-type="time" office:time-value="PT12H15M28S">
            <text:p>12:15:28 PM</text:p>
          </table:table-cell>
          <table:table-cell office:value-type="float" office:value="0.00000006899631">
            <text:p>6.90E-008</text:p>
          </table:table-cell>
          <table:table-cell office:value-type="float" office:value="0.00000003243263">
            <text:p>3.24E-008</text:p>
          </table:table-cell>
          <table:table-cell office:value-type="float" office:value="0.000000001391308">
            <text:p>1.39E-009</text:p>
          </table:table-cell>
          <table:table-cell office:value-type="float" office:value="0.000000000644921">
            <text:p>6.45E-010</text:p>
          </table:table-cell>
          <table:table-cell office:value-type="float" office:value="0.00000000004768641">
            <text:p>4.77E-011</text:p>
          </table:table-cell>
          <table:table-cell office:value-type="float" office:value="49.59097">
            <text:p>49.59097</text:p>
          </table:table-cell>
          <table:table-cell office:value-type="float" office:value="23.31089">
            <text:p>23.31089</text:p>
          </table:table-cell>
          <table:table-cell office:value-type="float" office:value="0.009347182">
            <text:p>0.009347182</text:p>
          </table:table-cell>
          <table:table-cell office:value-type="float" office:value="0.0006911444">
            <text:p>0.0006911444</text:p>
          </table:table-cell>
          <table:table-cell table:number-columns-repeated="3"/>
        </table:table-row>
        <table:table-row table:style-name="ro1">
          <table:table-cell office:value-type="string">
            <text:p>MSM_WC_A_T5</text:p>
          </table:table-cell>
          <table:table-cell office:value-type="float" office:value="28458">
            <text:p>28458</text:p>
          </table:table-cell>
          <table:table-cell office:value-type="time" office:time-value="PT12H15M38S">
            <text:p>12:15:38 PM</text:p>
          </table:table-cell>
          <table:table-cell office:value-type="float" office:value="0.00000006890377">
            <text:p>6.89E-008</text:p>
          </table:table-cell>
          <table:table-cell office:value-type="float" office:value="0.00000003241176">
            <text:p>3.24E-008</text:p>
          </table:table-cell>
          <table:table-cell office:value-type="float" office:value="0.000000001392619">
            <text:p>1.39E-009</text:p>
          </table:table-cell>
          <table:table-cell office:value-type="float" office:value="0.0000000006452343">
            <text:p>6.45E-010</text:p>
          </table:table-cell>
          <table:table-cell office:value-type="float" office:value="0.00000000004786323">
            <text:p>4.79E-011</text:p>
          </table:table-cell>
          <table:table-cell office:value-type="float" office:value="49.47783">
            <text:p>49.47783</text:p>
          </table:table-cell>
          <table:table-cell office:value-type="float" office:value="23.27396">
            <text:p>23.27396</text:p>
          </table:table-cell>
          <table:table-cell office:value-type="float" office:value="0.009364281">
            <text:p>0.009364281</text:p>
          </table:table-cell>
          <table:table-cell office:value-type="float" office:value="0.0006946387">
            <text:p>0.0006946387</text:p>
          </table:table-cell>
          <table:table-cell table:number-columns-repeated="3"/>
        </table:table-row>
        <table:table-row table:style-name="ro1">
          <table:table-cell office:value-type="string">
            <text:p>MSM_WC_A_T6</text:p>
          </table:table-cell>
          <table:table-cell office:value-type="float" office:value="29556">
            <text:p>29556</text:p>
          </table:table-cell>
          <table:table-cell office:value-type="time" office:time-value="PT12H21M12S">
            <text:p>12:21:12 PM</text:p>
          </table:table-cell>
          <table:table-cell office:value-type="float" office:value="0.00000003580715">
            <text:p>3.58E-008</text:p>
          </table:table-cell>
          <table:table-cell office:value-type="float" office:value="0.00000002227845">
            <text:p>2.23E-008</text:p>
          </table:table-cell>
          <table:table-cell office:value-type="float" office:value="0.0000000009546455">
            <text:p>9.55E-010</text:p>
          </table:table-cell>
          <table:table-cell office:value-type="float" office:value="0.0000000003204949">
            <text:p>3.20E-010</text:p>
          </table:table-cell>
          <table:table-cell office:value-type="float" office:value="0.00000000002719293">
            <text:p>2.72E-011</text:p>
          </table:table-cell>
          <table:table-cell office:value-type="float" office:value="37.50832">
            <text:p>37.50832</text:p>
          </table:table-cell>
          <table:table-cell office:value-type="float" office:value="23.33688">
            <text:p>23.33688</text:p>
          </table:table-cell>
          <table:table-cell office:value-type="float" office:value="0.008950583">
            <text:p>0.008950583</text:p>
          </table:table-cell>
          <table:table-cell office:value-type="float" office:value="0.0007594274">
            <text:p>0.0007594274</text:p>
          </table:table-cell>
          <table:table-cell table:number-columns-repeated="3"/>
        </table:table-row>
        <table:table-row table:style-name="ro1">
          <table:table-cell office:value-type="string">
            <text:p>MSM_WC_A_T6</text:p>
          </table:table-cell>
          <table:table-cell office:value-type="float" office:value="29602">
            <text:p>29602</text:p>
          </table:table-cell>
          <table:table-cell office:value-type="time" office:time-value="PT12H21M26S">
            <text:p>12:21:26 PM</text:p>
          </table:table-cell>
          <table:table-cell office:value-type="float" office:value="0.00000003619732">
            <text:p>3.62E-008</text:p>
          </table:table-cell>
          <table:table-cell office:value-type="float" office:value="0.00000002239829">
            <text:p>2.24E-008</text:p>
          </table:table-cell>
          <table:table-cell office:value-type="float" office:value="0.0000000009594575">
            <text:p>9.59E-010</text:p>
          </table:table-cell>
          <table:table-cell office:value-type="float" office:value="0.0000000003229151">
            <text:p>3.23E-010</text:p>
          </table:table-cell>
          <table:table-cell office:value-type="float" office:value="0.00000000002706407">
            <text:p>2.71E-011</text:p>
          </table:table-cell>
          <table:table-cell office:value-type="float" office:value="37.72686">
            <text:p>37.72686</text:p>
          </table:table-cell>
          <table:table-cell office:value-type="float" office:value="23.34475">
            <text:p>23.34475</text:p>
          </table:table-cell>
          <table:table-cell office:value-type="float" office:value="0.008920968">
            <text:p>0.008920968</text:p>
          </table:table-cell>
          <table:table-cell office:value-type="float" office:value="0.0007476815">
            <text:p>0.0007476815</text:p>
          </table:table-cell>
          <table:table-cell table:number-columns-repeated="3"/>
        </table:table-row>
        <table:table-row table:style-name="ro1">
          <table:table-cell office:value-type="string">
            <text:p>MSM_WC_A_T6</text:p>
          </table:table-cell>
          <table:table-cell office:value-type="float" office:value="29641">
            <text:p>29641</text:p>
          </table:table-cell>
          <table:table-cell office:value-type="time" office:time-value="PT12H21M38S">
            <text:p>12:21:38 PM</text:p>
          </table:table-cell>
          <table:table-cell office:value-type="float" office:value="0.00000003655365">
            <text:p>3.66E-008</text:p>
          </table:table-cell>
          <table:table-cell office:value-type="float" office:value="0.00000002268078">
            <text:p>2.27E-008</text:p>
          </table:table-cell>
          <table:table-cell office:value-type="float" office:value="0.0000000009666995">
            <text:p>9.67E-010</text:p>
          </table:table-cell>
          <table:table-cell office:value-type="float" office:value="0.0000000003237954">
            <text:p>3.24E-010</text:p>
          </table:table-cell>
          <table:table-cell office:value-type="float" office:value="0.00000000002697236">
            <text:p>2.70E-011</text:p>
          </table:table-cell>
          <table:table-cell office:value-type="float" office:value="37.81284">
            <text:p>37.81284</text:p>
          </table:table-cell>
          <table:table-cell office:value-type="float" office:value="23.46208">
            <text:p>23.46208</text:p>
          </table:table-cell>
          <table:table-cell office:value-type="float" office:value="0.008858086">
            <text:p>0.008858086</text:p>
          </table:table-cell>
          <table:table-cell office:value-type="float" office:value="0.0007378841">
            <text:p>0.000737884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0176">
            <text:p>30176</text:p>
          </table:table-cell>
          <table:table-cell office:value-type="time" office:time-value="PT12H24M20S">
            <text:p>12:24:20 PM</text:p>
          </table:table-cell>
          <table:table-cell office:value-type="float" office:value="0.00000006706696">
            <text:p>6.71E-008</text:p>
          </table:table-cell>
          <table:table-cell office:value-type="float" office:value="0.00000003368386">
            <text:p>3.37E-008</text:p>
          </table:table-cell>
          <table:table-cell office:value-type="float" office:value="0.000000001362969">
            <text:p>1.36E-009</text:p>
          </table:table-cell>
          <table:table-cell office:value-type="float" office:value="0.0000000004668729">
            <text:p>4.67E-010</text:p>
          </table:table-cell>
          <table:table-cell office:value-type="float" office:value="0.00000000003854717">
            <text:p>3.85E-011</text:p>
          </table:table-cell>
          <table:table-cell office:value-type="float" office:value="49.20653">
            <text:p>49.20653</text:p>
          </table:table-cell>
          <table:table-cell office:value-type="float" office:value="24.7136">
            <text:p>24.7136</text:p>
          </table:table-cell>
          <table:table-cell office:value-type="float" office:value="0.006961295">
            <text:p>0.006961295</text:p>
          </table:table-cell>
          <table:table-cell office:value-type="float" office:value="0.0005747564">
            <text:p>0.000574756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0228">
            <text:p>30228</text:p>
          </table:table-cell>
          <table:table-cell office:value-type="time" office:time-value="PT12H24M36S">
            <text:p>12:24:36 PM</text:p>
          </table:table-cell>
          <table:table-cell office:value-type="float" office:value="0.00000006719787">
            <text:p>6.72E-008</text:p>
          </table:table-cell>
          <table:table-cell office:value-type="float" office:value="0.00000003372829">
            <text:p>3.37E-008</text:p>
          </table:table-cell>
          <table:table-cell office:value-type="float" office:value="0.000000001363957">
            <text:p>1.36E-009</text:p>
          </table:table-cell>
          <table:table-cell office:value-type="float" office:value="0.0000000004664014">
            <text:p>4.66E-010</text:p>
          </table:table-cell>
          <table:table-cell office:value-type="float" office:value="0.00000000003847475">
            <text:p>3.85E-011</text:p>
          </table:table-cell>
          <table:table-cell office:value-type="float" office:value="49.26687">
            <text:p>49.26687</text:p>
          </table:table-cell>
          <table:table-cell office:value-type="float" office:value="24.72828">
            <text:p>24.72828</text:p>
          </table:table-cell>
          <table:table-cell office:value-type="float" office:value="0.006940718">
            <text:p>0.006940718</text:p>
          </table:table-cell>
          <table:table-cell office:value-type="float" office:value="0.0005725592">
            <text:p>0.000572559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0251">
            <text:p>30251</text:p>
          </table:table-cell>
          <table:table-cell office:value-type="time" office:time-value="PT12H24M43S">
            <text:p>12:24:43 PM</text:p>
          </table:table-cell>
          <table:table-cell office:value-type="float" office:value="0.00000006722674">
            <text:p>6.72E-008</text:p>
          </table:table-cell>
          <table:table-cell office:value-type="float" office:value="0.0000000337415">
            <text:p>3.37E-008</text:p>
          </table:table-cell>
          <table:table-cell office:value-type="float" office:value="0.00000000136204">
            <text:p>1.36E-009</text:p>
          </table:table-cell>
          <table:table-cell office:value-type="float" office:value="0.0000000004668099">
            <text:p>4.67E-010</text:p>
          </table:table-cell>
          <table:table-cell office:value-type="float" office:value="0.00000000003861558">
            <text:p>3.86E-011</text:p>
          </table:table-cell>
          <table:table-cell office:value-type="float" office:value="49.3574">
            <text:p>49.3574</text:p>
          </table:table-cell>
          <table:table-cell office:value-type="float" office:value="24.77277">
            <text:p>24.77277</text:p>
          </table:table-cell>
          <table:table-cell office:value-type="float" office:value="0.006943813">
            <text:p>0.006943813</text:p>
          </table:table-cell>
          <table:table-cell office:value-type="float" office:value="0.000574408">
            <text:p>0.00057440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0297">
            <text:p>30297</text:p>
          </table:table-cell>
          <table:table-cell office:value-type="time" office:time-value="PT12H24M57S">
            <text:p>12:24:57 PM</text:p>
          </table:table-cell>
          <table:table-cell office:value-type="float" office:value="0.00000006723747">
            <text:p>6.72E-008</text:p>
          </table:table-cell>
          <table:table-cell office:value-type="float" office:value="0.00000003377478">
            <text:p>3.38E-008</text:p>
          </table:table-cell>
          <table:table-cell office:value-type="float" office:value="0.000000001366982">
            <text:p>1.37E-009</text:p>
          </table:table-cell>
          <table:table-cell office:value-type="float" office:value="0.00000000046809">
            <text:p>4.68E-010</text:p>
          </table:table-cell>
          <table:table-cell office:value-type="float" office:value="0.00000000003855094">
            <text:p>3.86E-011</text:p>
          </table:table-cell>
          <table:table-cell office:value-type="float" office:value="49.18681">
            <text:p>49.18681</text:p>
          </table:table-cell>
          <table:table-cell office:value-type="float" office:value="24.70756">
            <text:p>24.70756</text:p>
          </table:table-cell>
          <table:table-cell office:value-type="float" office:value="0.006961743">
            <text:p>0.006961743</text:p>
          </table:table-cell>
          <table:table-cell office:value-type="float" office:value="0.0005733551">
            <text:p>0.0005733551</text:p>
          </table:table-cell>
          <table:table-cell table:number-columns-repeated="3"/>
        </table:table-row>
        <table:table-row table:style-name="ro1">
          <table:table-cell office:value-type="string">
            <text:p>MSM_WC_B_T0</text:p>
          </table:table-cell>
          <table:table-cell office:value-type="float" office:value="30764">
            <text:p>30764</text:p>
          </table:table-cell>
          <table:table-cell office:value-type="time" office:time-value="PT12H27M20S">
            <text:p>12:27:20 PM</text:p>
          </table:table-cell>
          <table:table-cell office:value-type="float" office:value="0.00000006379511">
            <text:p>6.38E-008</text:p>
          </table:table-cell>
          <table:table-cell office:value-type="float" office:value="0.00000003031368">
            <text:p>3.03E-008</text:p>
          </table:table-cell>
          <table:table-cell office:value-type="float" office:value="0.000000001300821">
            <text:p>1.30E-009</text:p>
          </table:table-cell>
          <table:table-cell office:value-type="float" office:value="0.0000000004439633">
            <text:p>4.44E-010</text:p>
          </table:table-cell>
          <table:table-cell office:value-type="float" office:value="0.00000000003761358">
            <text:p>3.76E-011</text:p>
          </table:table-cell>
          <table:table-cell office:value-type="float" office:value="49.04219">
            <text:p>49.04219</text:p>
          </table:table-cell>
          <table:table-cell office:value-type="float" office:value="23.3035">
            <text:p>23.3035</text:p>
          </table:table-cell>
          <table:table-cell office:value-type="float" office:value="0.006959205">
            <text:p>0.006959205</text:p>
          </table:table-cell>
          <table:table-cell office:value-type="float" office:value="0.0005895997">
            <text:p>0.0005895997</text:p>
          </table:table-cell>
          <table:table-cell table:number-columns-repeated="3"/>
        </table:table-row>
        <table:table-row table:style-name="ro1">
          <table:table-cell office:value-type="string">
            <text:p>MSM_WC_B_T0</text:p>
          </table:table-cell>
          <table:table-cell office:value-type="float" office:value="30805">
            <text:p>30805</text:p>
          </table:table-cell>
          <table:table-cell office:value-type="time" office:time-value="PT12H27M32S">
            <text:p>12:27:32 PM</text:p>
          </table:table-cell>
          <table:table-cell office:value-type="float" office:value="0.00000006320479">
            <text:p>6.32E-008</text:p>
          </table:table-cell>
          <table:table-cell office:value-type="float" office:value="0.00000003006947">
            <text:p>3.01E-008</text:p>
          </table:table-cell>
          <table:table-cell office:value-type="float" office:value="0.000000001291446">
            <text:p>1.29E-009</text:p>
          </table:table-cell>
          <table:table-cell office:value-type="float" office:value="0.0000000004420437">
            <text:p>4.42E-010</text:p>
          </table:table-cell>
          <table:table-cell office:value-type="float" office:value="0.00000000003674031">
            <text:p>3.67E-011</text:p>
          </table:table-cell>
          <table:table-cell office:value-type="float" office:value="48.94112">
            <text:p>48.94112</text:p>
          </table:table-cell>
          <table:table-cell office:value-type="float" office:value="23.28358">
            <text:p>23.28358</text:p>
          </table:table-cell>
          <table:table-cell office:value-type="float" office:value="0.006993833">
            <text:p>0.006993833</text:p>
          </table:table-cell>
          <table:table-cell office:value-type="float" office:value="0.00058129">
            <text:p>0.00058129</text:p>
          </table:table-cell>
          <table:table-cell table:number-columns-repeated="3"/>
        </table:table-row>
        <table:table-row table:style-name="ro1">
          <table:table-cell office:value-type="string">
            <text:p>MSM_WC_B_T0</text:p>
          </table:table-cell>
          <table:table-cell office:value-type="float" office:value="30843">
            <text:p>30843</text:p>
          </table:table-cell>
          <table:table-cell office:value-type="time" office:time-value="PT12H27M44S">
            <text:p>12:27:44 PM</text:p>
          </table:table-cell>
          <table:table-cell office:value-type="float" office:value="0.00000006252961">
            <text:p>6.25E-008</text:p>
          </table:table-cell>
          <table:table-cell office:value-type="float" office:value="0.00000002986727">
            <text:p>2.99E-008</text:p>
          </table:table-cell>
          <table:table-cell office:value-type="float" office:value="0.000000001284434">
            <text:p>1.28E-009</text:p>
          </table:table-cell>
          <table:table-cell office:value-type="float" office:value="0.0000000004359045">
            <text:p>4.36E-010</text:p>
          </table:table-cell>
          <table:table-cell office:value-type="float" office:value="0.00000000003618358">
            <text:p>3.62E-011</text:p>
          </table:table-cell>
          <table:table-cell office:value-type="float" office:value="48.6826">
            <text:p>48.6826</text:p>
          </table:table-cell>
          <table:table-cell office:value-type="float" office:value="23.25324">
            <text:p>23.25324</text:p>
          </table:table-cell>
          <table:table-cell office:value-type="float" office:value="0.00697117">
            <text:p>0.00697117</text:p>
          </table:table-cell>
          <table:table-cell office:value-type="float" office:value="0.0005786631">
            <text:p>0.0005786631</text:p>
          </table:table-cell>
          <table:table-cell table:number-columns-repeated="3"/>
        </table:table-row>
        <table:table-row table:style-name="ro1">
          <table:table-cell office:value-type="string">
            <text:p>MSM_WC_B_T1</text:p>
          </table:table-cell>
          <table:table-cell office:value-type="float" office:value="32209">
            <text:p>32209</text:p>
          </table:table-cell>
          <table:table-cell office:value-type="time" office:time-value="PT12H34M42S">
            <text:p>12:34:42 PM</text:p>
          </table:table-cell>
          <table:table-cell office:value-type="float" office:value="0.00000006475631">
            <text:p>6.48E-008</text:p>
          </table:table-cell>
          <table:table-cell office:value-type="float" office:value="0.00000003115528">
            <text:p>3.12E-008</text:p>
          </table:table-cell>
          <table:table-cell office:value-type="float" office:value="0.000000001331342">
            <text:p>1.33E-009</text:p>
          </table:table-cell>
          <table:table-cell office:value-type="float" office:value="0.0000000005206143">
            <text:p>5.21E-010</text:p>
          </table:table-cell>
          <table:table-cell office:value-type="float" office:value="0.00000000003906059">
            <text:p>3.91E-011</text:p>
          </table:table-cell>
          <table:table-cell office:value-type="float" office:value="48.63989">
            <text:p>48.63989</text:p>
          </table:table-cell>
          <table:table-cell office:value-type="float" office:value="23.40142">
            <text:p>23.40142</text:p>
          </table:table-cell>
          <table:table-cell office:value-type="float" office:value="0.008039591">
            <text:p>0.008039591</text:p>
          </table:table-cell>
          <table:table-cell office:value-type="float" office:value="0.0006031935">
            <text:p>0.0006031935</text:p>
          </table:table-cell>
          <table:table-cell table:number-columns-repeated="3"/>
        </table:table-row>
        <table:table-row table:style-name="ro1">
          <table:table-cell office:value-type="string">
            <text:p>MSM_WC_B_T1</text:p>
          </table:table-cell>
          <table:table-cell office:value-type="float" office:value="32243">
            <text:p>32243</text:p>
          </table:table-cell>
          <table:table-cell office:value-type="time" office:time-value="PT12H34M52S">
            <text:p>12:34:52 PM</text:p>
          </table:table-cell>
          <table:table-cell office:value-type="float" office:value="0.00000006461736">
            <text:p>6.46E-008</text:p>
          </table:table-cell>
          <table:table-cell office:value-type="float" office:value="0.00000003110753">
            <text:p>3.11E-008</text:p>
          </table:table-cell>
          <table:table-cell office:value-type="float" office:value="0.000000001328663">
            <text:p>1.33E-009</text:p>
          </table:table-cell>
          <table:table-cell office:value-type="float" office:value="0.0000000005178829">
            <text:p>5.18E-010</text:p>
          </table:table-cell>
          <table:table-cell office:value-type="float" office:value="0.00000000003944521">
            <text:p>3.94E-011</text:p>
          </table:table-cell>
          <table:table-cell office:value-type="float" office:value="48.63338">
            <text:p>48.63338</text:p>
          </table:table-cell>
          <table:table-cell office:value-type="float" office:value="23.41266">
            <text:p>23.41266</text:p>
          </table:table-cell>
          <table:table-cell office:value-type="float" office:value="0.008014609">
            <text:p>0.008014609</text:p>
          </table:table-cell>
          <table:table-cell office:value-type="float" office:value="0.0006104429">
            <text:p>0.0006104429</text:p>
          </table:table-cell>
          <table:table-cell table:number-columns-repeated="3"/>
        </table:table-row>
        <table:table-row table:style-name="ro1">
          <table:table-cell office:value-type="string">
            <text:p>MSM_WC_B_T1</text:p>
          </table:table-cell>
          <table:table-cell office:value-type="float" office:value="32265">
            <text:p>32265</text:p>
          </table:table-cell>
          <table:table-cell office:value-type="time" office:time-value="PT12H34M59S">
            <text:p>12:34:59 PM</text:p>
          </table:table-cell>
          <table:table-cell office:value-type="float" office:value="0.00000006454193">
            <text:p>6.45E-008</text:p>
          </table:table-cell>
          <table:table-cell office:value-type="float" office:value="0.00000003107807">
            <text:p>3.11E-008</text:p>
          </table:table-cell>
          <table:table-cell office:value-type="float" office:value="0.000000001325385">
            <text:p>1.33E-009</text:p>
          </table:table-cell>
          <table:table-cell office:value-type="float" office:value="0.000000000517109">
            <text:p>5.17E-010</text:p>
          </table:table-cell>
          <table:table-cell office:value-type="float" office:value="0.00000000003963507">
            <text:p>3.96E-011</text:p>
          </table:table-cell>
          <table:table-cell office:value-type="float" office:value="48.69675">
            <text:p>48.69675</text:p>
          </table:table-cell>
          <table:table-cell office:value-type="float" office:value="23.44834">
            <text:p>23.44834</text:p>
          </table:table-cell>
          <table:table-cell office:value-type="float" office:value="0.008011985">
            <text:p>0.008011985</text:p>
          </table:table-cell>
          <table:table-cell office:value-type="float" office:value="0.000614098">
            <text:p>0.000614098</text:p>
          </table:table-cell>
          <table:table-cell table:number-columns-repeated="3"/>
        </table:table-row>
        <table:table-row table:style-name="ro1">
          <table:table-cell office:value-type="string">
            <text:p>MSM_WC_B_T2</text:p>
          </table:table-cell>
          <table:table-cell office:value-type="float" office:value="32808">
            <text:p>32808</text:p>
          </table:table-cell>
          <table:table-cell office:value-type="time" office:time-value="PT12H37M44S">
            <text:p>12:37:44 PM</text:p>
          </table:table-cell>
          <table:table-cell office:value-type="float" office:value="0.00000006168678">
            <text:p>6.17E-008</text:p>
          </table:table-cell>
          <table:table-cell office:value-type="float" office:value="0.00000002938216">
            <text:p>2.94E-008</text:p>
          </table:table-cell>
          <table:table-cell office:value-type="float" office:value="0.000000001268339">
            <text:p>1.27E-009</text:p>
          </table:table-cell>
          <table:table-cell office:value-type="float" office:value="0.0000000004742944">
            <text:p>4.74E-010</text:p>
          </table:table-cell>
          <table:table-cell office:value-type="float" office:value="0.00000000003772857">
            <text:p>3.77E-011</text:p>
          </table:table-cell>
          <table:table-cell office:value-type="float" office:value="48.63588">
            <text:p>48.63588</text:p>
          </table:table-cell>
          <table:table-cell office:value-type="float" office:value="23.16586">
            <text:p>23.16586</text:p>
          </table:table-cell>
          <table:table-cell office:value-type="float" office:value="0.007688752">
            <text:p>0.007688752</text:p>
          </table:table-cell>
          <table:table-cell office:value-type="float" office:value="0.0006116151">
            <text:p>0.0006116151</text:p>
          </table:table-cell>
          <table:table-cell table:number-columns-repeated="3"/>
        </table:table-row>
        <table:table-row table:style-name="ro1">
          <table:table-cell office:value-type="string">
            <text:p>MSM_WC_B_T2</text:p>
          </table:table-cell>
          <table:table-cell office:value-type="float" office:value="32865">
            <text:p>32865</text:p>
          </table:table-cell>
          <table:table-cell office:value-type="time" office:time-value="PT12H38M01S">
            <text:p>12:38:01 PM</text:p>
          </table:table-cell>
          <table:table-cell office:value-type="float" office:value="0.00000006129626">
            <text:p>6.13E-008</text:p>
          </table:table-cell>
          <table:table-cell office:value-type="float" office:value="0.00000002919954">
            <text:p>2.92E-008</text:p>
          </table:table-cell>
          <table:table-cell office:value-type="float" office:value="0.000000001260042">
            <text:p>1.26E-009</text:p>
          </table:table-cell>
          <table:table-cell office:value-type="float" office:value="0.0000000004702604">
            <text:p>4.70E-010</text:p>
          </table:table-cell>
          <table:table-cell office:value-type="float" office:value="0.00000000003732669">
            <text:p>3.73E-011</text:p>
          </table:table-cell>
          <table:table-cell office:value-type="float" office:value="48.6462">
            <text:p>48.6462</text:p>
          </table:table-cell>
          <table:table-cell office:value-type="float" office:value="23.17347">
            <text:p>23.17347</text:p>
          </table:table-cell>
          <table:table-cell office:value-type="float" office:value="0.007671928">
            <text:p>0.007671928</text:p>
          </table:table-cell>
          <table:table-cell office:value-type="float" office:value="0.0006089555">
            <text:p>0.0006089555</text:p>
          </table:table-cell>
          <table:table-cell table:number-columns-repeated="3"/>
        </table:table-row>
        <table:table-row table:style-name="ro1">
          <table:table-cell office:value-type="string">
            <text:p>MSM_WC_B_T2</text:p>
          </table:table-cell>
          <table:table-cell office:value-type="float" office:value="32904">
            <text:p>32904</text:p>
          </table:table-cell>
          <table:table-cell office:value-type="time" office:time-value="PT12H38M13S">
            <text:p>12:38:13 PM</text:p>
          </table:table-cell>
          <table:table-cell office:value-type="float" office:value="0.00000006165852">
            <text:p>6.17E-008</text:p>
          </table:table-cell>
          <table:table-cell office:value-type="float" office:value="0.00000002965454">
            <text:p>2.97E-008</text:p>
          </table:table-cell>
          <table:table-cell office:value-type="float" office:value="0.000000001275093">
            <text:p>1.28E-009</text:p>
          </table:table-cell>
          <table:table-cell office:value-type="float" office:value="0.0000000004738095">
            <text:p>4.74E-010</text:p>
          </table:table-cell>
          <table:table-cell office:value-type="float" office:value="0.00000000003758429">
            <text:p>3.76E-011</text:p>
          </table:table-cell>
          <table:table-cell office:value-type="float" office:value="48.35608">
            <text:p>48.35608</text:p>
          </table:table-cell>
          <table:table-cell office:value-type="float" office:value="23.25676">
            <text:p>23.25676</text:p>
          </table:table-cell>
          <table:table-cell office:value-type="float" office:value="0.007684412">
            <text:p>0.007684412</text:p>
          </table:table-cell>
          <table:table-cell office:value-type="float" office:value="0.0006095556">
            <text:p>0.0006095556</text:p>
          </table:table-cell>
          <table:table-cell table:number-columns-repeated="3"/>
        </table:table-row>
        <table:table-row table:style-name="ro1">
          <table:table-cell office:value-type="string">
            <text:p>MSM_WC_B_T3</text:p>
          </table:table-cell>
          <table:table-cell office:value-type="float" office:value="33435">
            <text:p>33435</text:p>
          </table:table-cell>
          <table:table-cell office:value-type="time" office:time-value="PT12H40M56S">
            <text:p>12:40:56 PM</text:p>
          </table:table-cell>
          <table:table-cell office:value-type="float" office:value="0.00000005056886">
            <text:p>5.06E-008</text:p>
          </table:table-cell>
          <table:table-cell office:value-type="float" office:value="0.00000002549326">
            <text:p>2.55E-008</text:p>
          </table:table-cell>
          <table:table-cell office:value-type="float" office:value="0.000000001093938">
            <text:p>1.09E-009</text:p>
          </table:table-cell>
          <table:table-cell office:value-type="float" office:value="0.0000000003870929">
            <text:p>3.87E-010</text:p>
          </table:table-cell>
          <table:table-cell office:value-type="float" office:value="0.00000000003244998">
            <text:p>3.24E-011</text:p>
          </table:table-cell>
          <table:table-cell office:value-type="float" office:value="46.22644">
            <text:p>46.22644</text:p>
          </table:table-cell>
          <table:table-cell office:value-type="float" office:value="23.30411">
            <text:p>23.30411</text:p>
          </table:table-cell>
          <table:table-cell office:value-type="float" office:value="0.007654769">
            <text:p>0.007654769</text:p>
          </table:table-cell>
          <table:table-cell office:value-type="float" office:value="0.0006416989">
            <text:p>0.0006416989</text:p>
          </table:table-cell>
          <table:table-cell table:number-columns-repeated="3"/>
        </table:table-row>
        <table:table-row table:style-name="ro1">
          <table:table-cell office:value-type="string">
            <text:p>MSM_WC_B_T3</text:p>
          </table:table-cell>
          <table:table-cell office:value-type="float" office:value="33468">
            <text:p>33468</text:p>
          </table:table-cell>
          <table:table-cell office:value-type="time" office:time-value="PT12H41M06S">
            <text:p>12:41:06 PM</text:p>
          </table:table-cell>
          <table:table-cell office:value-type="float" office:value="0.00000004908038">
            <text:p>4.91E-008</text:p>
          </table:table-cell>
          <table:table-cell office:value-type="float" office:value="0.0000000250931">
            <text:p>2.51E-008</text:p>
          </table:table-cell>
          <table:table-cell office:value-type="float" office:value="0.000000001079359">
            <text:p>1.08E-009</text:p>
          </table:table-cell>
          <table:table-cell office:value-type="float" office:value="0.0000000003765815">
            <text:p>3.77E-010</text:p>
          </table:table-cell>
          <table:table-cell office:value-type="float" office:value="0.00000000003137726">
            <text:p>3.14E-011</text:p>
          </table:table-cell>
          <table:table-cell office:value-type="float" office:value="45.47178">
            <text:p>45.47178</text:p>
          </table:table-cell>
          <table:table-cell office:value-type="float" office:value="23.24814">
            <text:p>23.24814</text:p>
          </table:table-cell>
          <table:table-cell office:value-type="float" office:value="0.00767275">
            <text:p>0.00767275</text:p>
          </table:table-cell>
          <table:table-cell office:value-type="float" office:value="0.0006393035">
            <text:p>0.0006393035</text:p>
          </table:table-cell>
          <table:table-cell table:number-columns-repeated="3"/>
        </table:table-row>
        <table:table-row table:style-name="ro1">
          <table:table-cell office:value-type="string">
            <text:p>MSM_WC_B_T3</text:p>
          </table:table-cell>
          <table:table-cell office:value-type="float" office:value="33496">
            <text:p>33496</text:p>
          </table:table-cell>
          <table:table-cell office:value-type="time" office:time-value="PT12H41M14S">
            <text:p>12:41:14 PM</text:p>
          </table:table-cell>
          <table:table-cell office:value-type="float" office:value="0.00000004734938">
            <text:p>4.73E-008</text:p>
          </table:table-cell>
          <table:table-cell office:value-type="float" office:value="0.00000002447261">
            <text:p>2.45E-008</text:p>
          </table:table-cell>
          <table:table-cell office:value-type="float" office:value="0.000000001055873">
            <text:p>1.06E-009</text:p>
          </table:table-cell>
          <table:table-cell office:value-type="float" office:value="0.0000000003633099">
            <text:p>3.63E-010</text:p>
          </table:table-cell>
          <table:table-cell office:value-type="float" office:value="0.0000000000303014">
            <text:p>3.03E-011</text:p>
          </table:table-cell>
          <table:table-cell office:value-type="float" office:value="44.84384">
            <text:p>44.84384</text:p>
          </table:table-cell>
          <table:table-cell office:value-type="float" office:value="23.17762">
            <text:p>23.17762</text:p>
          </table:table-cell>
          <table:table-cell office:value-type="float" office:value="0.00767296">
            <text:p>0.00767296</text:p>
          </table:table-cell>
          <table:table-cell office:value-type="float" office:value="0.0006399535">
            <text:p>0.0006399535</text:p>
          </table:table-cell>
          <table:table-cell table:number-columns-repeated="3"/>
        </table:table-row>
        <table:table-row table:style-name="ro1">
          <table:table-cell office:value-type="string">
            <text:p>MSM_WC_B_T4</text:p>
          </table:table-cell>
          <table:table-cell office:value-type="float" office:value="34047">
            <text:p>34047</text:p>
          </table:table-cell>
          <table:table-cell office:value-type="time" office:time-value="PT12H44M02S">
            <text:p>12:44:02 PM</text:p>
          </table:table-cell>
          <table:table-cell office:value-type="float" office:value="0.00000003737595">
            <text:p>3.74E-008</text:p>
          </table:table-cell>
          <table:table-cell office:value-type="float" office:value="0.00000002089189">
            <text:p>2.09E-008</text:p>
          </table:table-cell>
          <table:table-cell office:value-type="float" office:value="0.0000000009164767">
            <text:p>9.16E-010</text:p>
          </table:table-cell>
          <table:table-cell office:value-type="float" office:value="0.0000000003095882">
            <text:p>3.10E-010</text:p>
          </table:table-cell>
          <table:table-cell office:value-type="float" office:value="0.0000000000265787">
            <text:p>2.66E-011</text:p>
          </table:table-cell>
          <table:table-cell office:value-type="float" office:value="40.78222">
            <text:p>40.78222</text:p>
          </table:table-cell>
          <table:table-cell office:value-type="float" office:value="22.79588">
            <text:p>22.79588</text:p>
          </table:table-cell>
          <table:table-cell office:value-type="float" office:value="0.008283085">
            <text:p>0.008283085</text:p>
          </table:table-cell>
          <table:table-cell office:value-type="float" office:value="0.0007111175">
            <text:p>0.0007111175</text:p>
          </table:table-cell>
          <table:table-cell table:number-columns-repeated="3"/>
        </table:table-row>
        <table:table-row table:style-name="ro1">
          <table:table-cell office:value-type="string">
            <text:p>MSM_WC_B_T4</text:p>
          </table:table-cell>
          <table:table-cell office:value-type="float" office:value="34075">
            <text:p>34075</text:p>
          </table:table-cell>
          <table:table-cell office:value-type="time" office:time-value="PT12H44M10S">
            <text:p>12:44:10 PM</text:p>
          </table:table-cell>
          <table:table-cell office:value-type="float" office:value="0.00000003700915">
            <text:p>3.70E-008</text:p>
          </table:table-cell>
          <table:table-cell office:value-type="float" office:value="0.00000002067251">
            <text:p>2.07E-008</text:p>
          </table:table-cell>
          <table:table-cell office:value-type="float" office:value="0.0000000009084019">
            <text:p>9.08E-010</text:p>
          </table:table-cell>
          <table:table-cell office:value-type="float" office:value="0.0000000003063455">
            <text:p>3.06E-010</text:p>
          </table:table-cell>
          <table:table-cell office:value-type="float" office:value="0.00000000002614781">
            <text:p>2.61E-011</text:p>
          </table:table-cell>
          <table:table-cell office:value-type="float" office:value="40.74094">
            <text:p>40.74094</text:p>
          </table:table-cell>
          <table:table-cell office:value-type="float" office:value="22.75701">
            <text:p>22.75701</text:p>
          </table:table-cell>
          <table:table-cell office:value-type="float" office:value="0.008277562">
            <text:p>0.008277562</text:p>
          </table:table-cell>
          <table:table-cell office:value-type="float" office:value="0.0007065228">
            <text:p>0.0007065228</text:p>
          </table:table-cell>
          <table:table-cell table:number-columns-repeated="3"/>
        </table:table-row>
        <table:table-row table:style-name="ro1">
          <table:table-cell office:value-type="string">
            <text:p>MSM_WC_B_T4</text:p>
          </table:table-cell>
          <table:table-cell office:value-type="float" office:value="34109">
            <text:p>34109</text:p>
          </table:table-cell>
          <table:table-cell office:value-type="time" office:time-value="PT12H44M21S">
            <text:p>12:44:21 PM</text:p>
          </table:table-cell>
          <table:table-cell office:value-type="float" office:value="0.00000003673807">
            <text:p>3.67E-008</text:p>
          </table:table-cell>
          <table:table-cell office:value-type="float" office:value="0.00000002050477">
            <text:p>2.05E-008</text:p>
          </table:table-cell>
          <table:table-cell office:value-type="float" office:value="0.000000000899861">
            <text:p>9.00E-010</text:p>
          </table:table-cell>
          <table:table-cell office:value-type="float" office:value="0.0000000003038381">
            <text:p>3.04E-010</text:p>
          </table:table-cell>
          <table:table-cell office:value-type="float" office:value="0.00000000002635988">
            <text:p>2.64E-011</text:p>
          </table:table-cell>
          <table:table-cell office:value-type="float" office:value="40.82639">
            <text:p>40.82639</text:p>
          </table:table-cell>
          <table:table-cell office:value-type="float" office:value="22.7866">
            <text:p>22.7866</text:p>
          </table:table-cell>
          <table:table-cell office:value-type="float" office:value="0.008270389">
            <text:p>0.008270389</text:p>
          </table:table-cell>
          <table:table-cell office:value-type="float" office:value="0.0007175087">
            <text:p>0.0007175087</text:p>
          </table:table-cell>
          <table:table-cell table:number-columns-repeated="3"/>
        </table:table-row>
        <table:table-row table:style-name="ro1">
          <table:table-cell office:value-type="string">
            <text:p>MSM_WC_B_T5</text:p>
          </table:table-cell>
          <table:table-cell office:value-type="float" office:value="34490">
            <text:p>34490</text:p>
          </table:table-cell>
          <table:table-cell office:value-type="time" office:time-value="PT12H46M17S">
            <text:p>12:46:17 PM</text:p>
          </table:table-cell>
          <table:table-cell office:value-type="float" office:value="0.00000003491882">
            <text:p>3.49E-008</text:p>
          </table:table-cell>
          <table:table-cell office:value-type="float" office:value="0.00000002022272">
            <text:p>2.02E-008</text:p>
          </table:table-cell>
          <table:table-cell office:value-type="float" office:value="0.0000000008808205">
            <text:p>8.81E-010</text:p>
          </table:table-cell>
          <table:table-cell office:value-type="float" office:value="0.0000000002808759">
            <text:p>2.81E-010</text:p>
          </table:table-cell>
          <table:table-cell office:value-type="float" office:value="0.00000000002415031">
            <text:p>2.42E-011</text:p>
          </table:table-cell>
          <table:table-cell office:value-type="float" office:value="39.64352">
            <text:p>39.64352</text:p>
          </table:table-cell>
          <table:table-cell office:value-type="float" office:value="22.95896">
            <text:p>22.95896</text:p>
          </table:table-cell>
          <table:table-cell office:value-type="float" office:value="0.00804368">
            <text:p>0.00804368</text:p>
          </table:table-cell>
          <table:table-cell office:value-type="float" office:value="0.0006916128">
            <text:p>0.0006916128</text:p>
          </table:table-cell>
          <table:table-cell table:number-columns-repeated="3"/>
        </table:table-row>
        <table:table-row table:style-name="ro1">
          <table:table-cell office:value-type="string">
            <text:p>MSM_WC_B_T5</text:p>
          </table:table-cell>
          <table:table-cell office:value-type="float" office:value="34529">
            <text:p>34529</text:p>
          </table:table-cell>
          <table:table-cell office:value-type="time" office:time-value="PT12H46M29S">
            <text:p>12:46:29 PM</text:p>
          </table:table-cell>
          <table:table-cell office:value-type="float" office:value="0.00000003486307">
            <text:p>3.49E-008</text:p>
          </table:table-cell>
          <table:table-cell office:value-type="float" office:value="0.00000002012671">
            <text:p>2.01E-008</text:p>
          </table:table-cell>
          <table:table-cell office:value-type="float" office:value="0.0000000008779619">
            <text:p>8.78E-010</text:p>
          </table:table-cell>
          <table:table-cell office:value-type="float" office:value="0.0000000002806558">
            <text:p>2.81E-010</text:p>
          </table:table-cell>
          <table:table-cell office:value-type="float" office:value="0.00000000002378064">
            <text:p>2.38E-011</text:p>
          </table:table-cell>
          <table:table-cell office:value-type="float" office:value="39.70909">
            <text:p>39.70909</text:p>
          </table:table-cell>
          <table:table-cell office:value-type="float" office:value="22.92435">
            <text:p>22.92435</text:p>
          </table:table-cell>
          <table:table-cell office:value-type="float" office:value="0.008050233">
            <text:p>0.008050233</text:p>
          </table:table-cell>
          <table:table-cell office:value-type="float" office:value="0.0006821154">
            <text:p>0.0006821154</text:p>
          </table:table-cell>
          <table:table-cell table:number-columns-repeated="3"/>
        </table:table-row>
        <table:table-row table:style-name="ro1">
          <table:table-cell office:value-type="string">
            <text:p>MSM_WC_B_T5</text:p>
          </table:table-cell>
          <table:table-cell office:value-type="float" office:value="34548">
            <text:p>34548</text:p>
          </table:table-cell>
          <table:table-cell office:value-type="time" office:time-value="PT12H46M35S">
            <text:p>12:46:35 PM</text:p>
          </table:table-cell>
          <table:table-cell office:value-type="float" office:value="0.00000003491646">
            <text:p>3.49E-008</text:p>
          </table:table-cell>
          <table:table-cell office:value-type="float" office:value="0.00000002011781">
            <text:p>2.01E-008</text:p>
          </table:table-cell>
          <table:table-cell office:value-type="float" office:value="0.0000000008773422">
            <text:p>8.77E-010</text:p>
          </table:table-cell>
          <table:table-cell office:value-type="float" office:value="0.0000000002811758">
            <text:p>2.81E-010</text:p>
          </table:table-cell>
          <table:table-cell office:value-type="float" office:value="0.00000000002404556">
            <text:p>2.40E-011</text:p>
          </table:table-cell>
          <table:table-cell office:value-type="float" office:value="39.798">
            <text:p>39.798</text:p>
          </table:table-cell>
          <table:table-cell office:value-type="float" office:value="22.9304">
            <text:p>22.9304</text:p>
          </table:table-cell>
          <table:table-cell office:value-type="float" office:value="0.008052815">
            <text:p>0.008052815</text:p>
          </table:table-cell>
          <table:table-cell office:value-type="float" office:value="0.0006886596">
            <text:p>0.0006886596</text:p>
          </table:table-cell>
          <table:table-cell table:number-columns-repeated="3"/>
        </table:table-row>
        <table:table-row table:style-name="ro1">
          <table:table-cell office:value-type="string">
            <text:p>MSM_WC_B_T6</text:p>
          </table:table-cell>
          <table:table-cell office:value-type="float" office:value="35118">
            <text:p>35118</text:p>
          </table:table-cell>
          <table:table-cell office:value-type="time" office:time-value="PT12H49M28S">
            <text:p>12:49:28 PM</text:p>
          </table:table-cell>
          <table:table-cell office:value-type="float" office:value="0.00000003820312">
            <text:p>3.82E-008</text:p>
          </table:table-cell>
          <table:table-cell office:value-type="float" office:value="0.00000002106389">
            <text:p>2.11E-008</text:p>
          </table:table-cell>
          <table:table-cell office:value-type="float" office:value="0.0000000009041098">
            <text:p>9.04E-010</text:p>
          </table:table-cell>
          <table:table-cell office:value-type="float" office:value="0.0000000002828119">
            <text:p>2.83E-010</text:p>
          </table:table-cell>
          <table:table-cell office:value-type="float" office:value="0.00000000002443392">
            <text:p>2.44E-011</text:p>
          </table:table-cell>
          <table:table-cell office:value-type="float" office:value="42.25496">
            <text:p>42.25496</text:p>
          </table:table-cell>
          <table:table-cell office:value-type="float" office:value="23.29793">
            <text:p>23.29793</text:p>
          </table:table-cell>
          <table:table-cell office:value-type="float" office:value="0.007402848">
            <text:p>0.007402848</text:p>
          </table:table-cell>
          <table:table-cell office:value-type="float" office:value="0.0006395791">
            <text:p>0.0006395791</text:p>
          </table:table-cell>
          <table:table-cell table:number-columns-repeated="3"/>
        </table:table-row>
        <table:table-row table:style-name="ro1">
          <table:table-cell office:value-type="string">
            <text:p>MSM_WC_B_T6</text:p>
          </table:table-cell>
          <table:table-cell office:value-type="float" office:value="35145">
            <text:p>35145</text:p>
          </table:table-cell>
          <table:table-cell office:value-type="time" office:time-value="PT12H49M36S">
            <text:p>12:49:36 PM</text:p>
          </table:table-cell>
          <table:table-cell office:value-type="float" office:value="0.000000038712">
            <text:p>3.87E-008</text:p>
          </table:table-cell>
          <table:table-cell office:value-type="float" office:value="0.00000002116249">
            <text:p>2.12E-008</text:p>
          </table:table-cell>
          <table:table-cell office:value-type="float" office:value="0.0000000009072137">
            <text:p>9.07E-010</text:p>
          </table:table-cell>
          <table:table-cell office:value-type="float" office:value="0.0000000002865754">
            <text:p>2.87E-010</text:p>
          </table:table-cell>
          <table:table-cell office:value-type="float" office:value="0.00000000002457727">
            <text:p>2.46E-011</text:p>
          </table:table-cell>
          <table:table-cell office:value-type="float" office:value="42.67131">
            <text:p>42.67131</text:p>
          </table:table-cell>
          <table:table-cell office:value-type="float" office:value="23.3269">
            <text:p>23.3269</text:p>
          </table:table-cell>
          <table:table-cell office:value-type="float" office:value="0.007402755">
            <text:p>0.007402755</text:p>
          </table:table-cell>
          <table:table-cell office:value-type="float" office:value="0.0006348748">
            <text:p>0.0006348748</text:p>
          </table:table-cell>
          <table:table-cell table:number-columns-repeated="3"/>
        </table:table-row>
        <table:table-row table:style-name="ro1">
          <table:table-cell office:value-type="string">
            <text:p>MSM_WC_B_T6</text:p>
          </table:table-cell>
          <table:table-cell office:value-type="float" office:value="35175">
            <text:p>35175</text:p>
          </table:table-cell>
          <table:table-cell office:value-type="time" office:time-value="PT12H49M45S">
            <text:p>12:49:45 PM</text:p>
          </table:table-cell>
          <table:table-cell office:value-type="float" office:value="0.00000003803371">
            <text:p>3.80E-008</text:p>
          </table:table-cell>
          <table:table-cell office:value-type="float" office:value="0.00000002081483">
            <text:p>2.08E-008</text:p>
          </table:table-cell>
          <table:table-cell office:value-type="float" office:value="0.0000000008972145">
            <text:p>8.97E-010</text:p>
          </table:table-cell>
          <table:table-cell office:value-type="float" office:value="0.0000000002809303">
            <text:p>2.81E-010</text:p>
          </table:table-cell>
          <table:table-cell office:value-type="float" office:value="0.00000000002406071">
            <text:p>2.41E-011</text:p>
          </table:table-cell>
          <table:table-cell office:value-type="float" office:value="42.39088">
            <text:p>42.39088</text:p>
          </table:table-cell>
          <table:table-cell office:value-type="float" office:value="23.19939">
            <text:p>23.19939</text:p>
          </table:table-cell>
          <table:table-cell office:value-type="float" office:value="0.007386349">
            <text:p>0.007386349</text:p>
          </table:table-cell>
          <table:table-cell office:value-type="float" office:value="0.0006326154">
            <text:p>0.000632615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7184">
            <text:p>37184</text:p>
          </table:table-cell>
          <table:table-cell office:value-type="time" office:time-value="PT12H59M58S">
            <text:p>12:59:58 PM</text:p>
          </table:table-cell>
          <table:table-cell office:value-type="float" office:value="0.00000005948358">
            <text:p>5.95E-008</text:p>
          </table:table-cell>
          <table:table-cell office:value-type="float" office:value="0.00000003069253">
            <text:p>3.07E-008</text:p>
          </table:table-cell>
          <table:table-cell office:value-type="float" office:value="0.000000001218937">
            <text:p>1.22E-009</text:p>
          </table:table-cell>
          <table:table-cell office:value-type="float" office:value="0.0000000004165817">
            <text:p>4.17E-010</text:p>
          </table:table-cell>
          <table:table-cell office:value-type="float" office:value="0.00000000003411811">
            <text:p>3.41E-011</text:p>
          </table:table-cell>
          <table:table-cell office:value-type="float" office:value="48.79957">
            <text:p>48.79957</text:p>
          </table:table-cell>
          <table:table-cell office:value-type="float" office:value="25.17976">
            <text:p>25.17976</text:p>
          </table:table-cell>
          <table:table-cell office:value-type="float" office:value="0.007003306">
            <text:p>0.007003306</text:p>
          </table:table-cell>
          <table:table-cell office:value-type="float" office:value="0.0005735719">
            <text:p>0.000573571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7218">
            <text:p>37218</text:p>
          </table:table-cell>
          <table:table-cell office:value-type="time" office:time-value="PT13H00M08S">
            <text:p>01:00:08 PM</text:p>
          </table:table-cell>
          <table:table-cell office:value-type="float" office:value="0.00000005950736">
            <text:p>5.95E-008</text:p>
          </table:table-cell>
          <table:table-cell office:value-type="float" office:value="0.00000003065293">
            <text:p>3.07E-008</text:p>
          </table:table-cell>
          <table:table-cell office:value-type="float" office:value="0.000000001222071">
            <text:p>1.22E-009</text:p>
          </table:table-cell>
          <table:table-cell office:value-type="float" office:value="0.0000000004174336">
            <text:p>4.17E-010</text:p>
          </table:table-cell>
          <table:table-cell office:value-type="float" office:value="0.00000000003383447">
            <text:p>3.38E-011</text:p>
          </table:table-cell>
          <table:table-cell office:value-type="float" office:value="48.69386">
            <text:p>48.69386</text:p>
          </table:table-cell>
          <table:table-cell office:value-type="float" office:value="25.08277">
            <text:p>25.08277</text:p>
          </table:table-cell>
          <table:table-cell office:value-type="float" office:value="0.007014824">
            <text:p>0.007014824</text:p>
          </table:table-cell>
          <table:table-cell office:value-type="float" office:value="0.0005685762">
            <text:p>0.000568576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7243">
            <text:p>37243</text:p>
          </table:table-cell>
          <table:table-cell office:value-type="time" office:time-value="PT13H00M16S">
            <text:p>01:00:16 PM</text:p>
          </table:table-cell>
          <table:table-cell office:value-type="float" office:value="0.00000005967983">
            <text:p>5.97E-008</text:p>
          </table:table-cell>
          <table:table-cell office:value-type="float" office:value="0.00000003077921">
            <text:p>3.08E-008</text:p>
          </table:table-cell>
          <table:table-cell office:value-type="float" office:value="0.000000001224375">
            <text:p>1.22E-009</text:p>
          </table:table-cell>
          <table:table-cell office:value-type="float" office:value="0.0000000004198979">
            <text:p>4.20E-010</text:p>
          </table:table-cell>
          <table:table-cell office:value-type="float" office:value="0.00000000003430945">
            <text:p>3.43E-011</text:p>
          </table:table-cell>
          <table:table-cell office:value-type="float" office:value="48.74308">
            <text:p>48.74308</text:p>
          </table:table-cell>
          <table:table-cell office:value-type="float" office:value="25.1387">
            <text:p>25.1387</text:p>
          </table:table-cell>
          <table:table-cell office:value-type="float" office:value="0.007035843">
            <text:p>0.007035843</text:p>
          </table:table-cell>
          <table:table-cell office:value-type="float" office:value="0.0005748919">
            <text:p>0.0005748919</text:p>
          </table:table-cell>
          <table:table-cell table:number-columns-repeated="3"/>
        </table:table-row>
        <table:table-row table:style-name="ro1">
          <table:table-cell office:value-type="string">
            <text:p>MSM_WC_C_T0</text:p>
          </table:table-cell>
          <table:table-cell office:value-type="float" office:value="36789">
            <text:p>36789</text:p>
          </table:table-cell>
          <table:table-cell office:value-type="time" office:time-value="PT12H57M57S">
            <text:p>12:57:57 PM</text:p>
          </table:table-cell>
          <table:table-cell office:value-type="float" office:value="0.00000005816694">
            <text:p>5.82E-008</text:p>
          </table:table-cell>
          <table:table-cell office:value-type="float" office:value="0.00000002911849">
            <text:p>2.91E-008</text:p>
          </table:table-cell>
          <table:table-cell office:value-type="float" office:value="0.000000001198849">
            <text:p>1.20E-009</text:p>
          </table:table-cell>
          <table:table-cell office:value-type="float" office:value="0.0000000004070414">
            <text:p>4.07E-010</text:p>
          </table:table-cell>
          <table:table-cell office:value-type="float" office:value="0.00000000003283683">
            <text:p>3.28E-011</text:p>
          </table:table-cell>
          <table:table-cell office:value-type="float" office:value="48.51899">
            <text:p>48.51899</text:p>
          </table:table-cell>
          <table:table-cell office:value-type="float" office:value="24.28871">
            <text:p>24.28871</text:p>
          </table:table-cell>
          <table:table-cell office:value-type="float" office:value="0.006997814">
            <text:p>0.006997814</text:p>
          </table:table-cell>
          <table:table-cell office:value-type="float" office:value="0.0005645273">
            <text:p>0.0005645273</text:p>
          </table:table-cell>
          <table:table-cell table:number-columns-repeated="3"/>
        </table:table-row>
        <table:table-row table:style-name="ro1">
          <table:table-cell office:value-type="string">
            <text:p>MSM_WC_C_T0</text:p>
          </table:table-cell>
          <table:table-cell office:value-type="float" office:value="36822">
            <text:p>36822</text:p>
          </table:table-cell>
          <table:table-cell office:value-type="time" office:time-value="PT12H58M07S">
            <text:p>12:58:07 PM</text:p>
          </table:table-cell>
          <table:table-cell office:value-type="float" office:value="0.00000005805281">
            <text:p>5.81E-008</text:p>
          </table:table-cell>
          <table:table-cell office:value-type="float" office:value="0.00000002912888">
            <text:p>2.91E-008</text:p>
          </table:table-cell>
          <table:table-cell office:value-type="float" office:value="0.000000001200342">
            <text:p>1.20E-009</text:p>
          </table:table-cell>
          <table:table-cell office:value-type="float" office:value="0.0000000004075914">
            <text:p>4.08E-010</text:p>
          </table:table-cell>
          <table:table-cell office:value-type="float" office:value="0.00000000003276155">
            <text:p>3.28E-011</text:p>
          </table:table-cell>
          <table:table-cell office:value-type="float" office:value="48.36357">
            <text:p>48.36357</text:p>
          </table:table-cell>
          <table:table-cell office:value-type="float" office:value="24.26715">
            <text:p>24.26715</text:p>
          </table:table-cell>
          <table:table-cell office:value-type="float" office:value="0.007021045">
            <text:p>0.007021045</text:p>
          </table:table-cell>
          <table:table-cell office:value-type="float" office:value="0.0005643404">
            <text:p>0.0005643404</text:p>
          </table:table-cell>
          <table:table-cell table:number-columns-repeated="3"/>
        </table:table-row>
        <table:table-row table:style-name="ro1">
          <table:table-cell office:value-type="string">
            <text:p>MSM_WC_C_T0</text:p>
          </table:table-cell>
          <table:table-cell office:value-type="float" office:value="36847">
            <text:p>36847</text:p>
          </table:table-cell>
          <table:table-cell office:value-type="time" office:time-value="PT12H58M15S">
            <text:p>12:58:15 PM</text:p>
          </table:table-cell>
          <table:table-cell office:value-type="float" office:value="0.0000000578903">
            <text:p>5.79E-008</text:p>
          </table:table-cell>
          <table:table-cell office:value-type="float" office:value="0.00000002905592">
            <text:p>2.91E-008</text:p>
          </table:table-cell>
          <table:table-cell office:value-type="float" office:value="0.000000001196822">
            <text:p>1.20E-009</text:p>
          </table:table-cell>
          <table:table-cell office:value-type="float" office:value="0.000000000406415">
            <text:p>4.06E-010</text:p>
          </table:table-cell>
          <table:table-cell office:value-type="float" office:value="0.0000000000330439">
            <text:p>3.30E-011</text:p>
          </table:table-cell>
          <table:table-cell office:value-type="float" office:value="48.37003">
            <text:p>48.37003</text:p>
          </table:table-cell>
          <table:table-cell office:value-type="float" office:value="24.27756">
            <text:p>24.27756</text:p>
          </table:table-cell>
          <table:table-cell office:value-type="float" office:value="0.007020433">
            <text:p>0.007020433</text:p>
          </table:table-cell>
          <table:table-cell office:value-type="float" office:value="0.0005708021">
            <text:p>0.0005708021</text:p>
          </table:table-cell>
          <table:table-cell table:number-columns-repeated="3"/>
        </table:table-row>
        <table:table-row table:style-name="ro1">
          <table:table-cell office:value-type="string">
            <text:p>MSM_WC_C_T1</text:p>
          </table:table-cell>
          <table:table-cell office:value-type="float" office:value="37566">
            <text:p>37566</text:p>
          </table:table-cell>
          <table:table-cell office:value-type="time" office:time-value="PT13H01M54S">
            <text:p>01:01:54 PM</text:p>
          </table:table-cell>
          <table:table-cell office:value-type="float" office:value="0.00000005891615">
            <text:p>5.89E-008</text:p>
          </table:table-cell>
          <table:table-cell office:value-type="float" office:value="0.00000002929063">
            <text:p>2.93E-008</text:p>
          </table:table-cell>
          <table:table-cell office:value-type="float" office:value="0.000000001213713">
            <text:p>1.21E-009</text:p>
          </table:table-cell>
          <table:table-cell office:value-type="float" office:value="0.0000000004906862">
            <text:p>4.91E-010</text:p>
          </table:table-cell>
          <table:table-cell office:value-type="float" office:value="0.00000000003708786">
            <text:p>3.71E-011</text:p>
          </table:table-cell>
          <table:table-cell office:value-type="float" office:value="48.54207">
            <text:p>48.54207</text:p>
          </table:table-cell>
          <table:table-cell office:value-type="float" office:value="24.13307">
            <text:p>24.13307</text:p>
          </table:table-cell>
          <table:table-cell office:value-type="float" office:value="0.008328552">
            <text:p>0.008328552</text:p>
          </table:table-cell>
          <table:table-cell office:value-type="float" office:value="0.0006295024">
            <text:p>0.0006295024</text:p>
          </table:table-cell>
          <table:table-cell table:number-columns-repeated="3"/>
        </table:table-row>
        <table:table-row table:style-name="ro1">
          <table:table-cell office:value-type="string">
            <text:p>MSM_WC_C_T1</text:p>
          </table:table-cell>
          <table:table-cell office:value-type="float" office:value="37596">
            <text:p>37596</text:p>
          </table:table-cell>
          <table:table-cell office:value-type="time" office:time-value="PT13H02M03S">
            <text:p>01:02:03 PM</text:p>
          </table:table-cell>
          <table:table-cell office:value-type="float" office:value="0.00000005860976">
            <text:p>5.86E-008</text:p>
          </table:table-cell>
          <table:table-cell office:value-type="float" office:value="0.00000002914313">
            <text:p>2.91E-008</text:p>
          </table:table-cell>
          <table:table-cell office:value-type="float" office:value="0.000000001210239">
            <text:p>1.21E-009</text:p>
          </table:table-cell>
          <table:table-cell office:value-type="float" office:value="0.0000000004867505">
            <text:p>4.87E-010</text:p>
          </table:table-cell>
          <table:table-cell office:value-type="float" office:value="0.0000000000373093">
            <text:p>3.73E-011</text:p>
          </table:table-cell>
          <table:table-cell office:value-type="float" office:value="48.42826">
            <text:p>48.42826</text:p>
          </table:table-cell>
          <table:table-cell office:value-type="float" office:value="24.08048">
            <text:p>24.08048</text:p>
          </table:table-cell>
          <table:table-cell office:value-type="float" office:value="0.008304941">
            <text:p>0.008304941</text:p>
          </table:table-cell>
          <table:table-cell office:value-type="float" office:value="0.0006365714">
            <text:p>0.0006365714</text:p>
          </table:table-cell>
          <table:table-cell table:number-columns-repeated="3"/>
        </table:table-row>
        <table:table-row table:style-name="ro1">
          <table:table-cell office:value-type="string">
            <text:p>MSM_WC_C_T1</text:p>
          </table:table-cell>
          <table:table-cell office:value-type="float" office:value="37626">
            <text:p>37626</text:p>
          </table:table-cell>
          <table:table-cell office:value-type="time" office:time-value="PT13H02M12S">
            <text:p>01:02:12 PM</text:p>
          </table:table-cell>
          <table:table-cell office:value-type="float" office:value="0.0000000584696">
            <text:p>5.85E-008</text:p>
          </table:table-cell>
          <table:table-cell office:value-type="float" office:value="0.00000002907585">
            <text:p>2.91E-008</text:p>
          </table:table-cell>
          <table:table-cell office:value-type="float" office:value="0.000000001205103">
            <text:p>1.21E-009</text:p>
          </table:table-cell>
          <table:table-cell office:value-type="float" office:value="0.0000000004863844">
            <text:p>4.86E-010</text:p>
          </table:table-cell>
          <table:table-cell office:value-type="float" office:value="0.00000000003692107">
            <text:p>3.69E-011</text:p>
          </table:table-cell>
          <table:table-cell office:value-type="float" office:value="48.51835">
            <text:p>48.51835</text:p>
          </table:table-cell>
          <table:table-cell office:value-type="float" office:value="24.12728">
            <text:p>24.12728</text:p>
          </table:table-cell>
          <table:table-cell office:value-type="float" office:value="0.008318587">
            <text:p>0.008318587</text:p>
          </table:table-cell>
          <table:table-cell office:value-type="float" office:value="0.0006314576">
            <text:p>0.0006314576</text:p>
          </table:table-cell>
          <table:table-cell table:number-columns-repeated="3"/>
        </table:table-row>
        <table:table-row table:style-name="ro1">
          <table:table-cell office:value-type="string">
            <text:p>MSM_WC_C_T2</text:p>
          </table:table-cell>
          <table:table-cell office:value-type="float" office:value="37970">
            <text:p>37970</text:p>
          </table:table-cell>
          <table:table-cell office:value-type="time" office:time-value="PT13H03M57S">
            <text:p>01:03:57 PM</text:p>
          </table:table-cell>
          <table:table-cell office:value-type="float" office:value="0.000000055598">
            <text:p>5.56E-008</text:p>
          </table:table-cell>
          <table:table-cell office:value-type="float" office:value="0.00000002728021">
            <text:p>2.73E-008</text:p>
          </table:table-cell>
          <table:table-cell office:value-type="float" office:value="0.000000001147469">
            <text:p>1.15E-009</text:p>
          </table:table-cell>
          <table:table-cell office:value-type="float" office:value="0.0000000004938774">
            <text:p>4.94E-010</text:p>
          </table:table-cell>
          <table:table-cell office:value-type="float" office:value="0.00000000003901548">
            <text:p>3.90E-011</text:p>
          </table:table-cell>
          <table:table-cell office:value-type="float" office:value="48.45273">
            <text:p>48.45273</text:p>
          </table:table-cell>
          <table:table-cell office:value-type="float" office:value="23.77425">
            <text:p>23.77425</text:p>
          </table:table-cell>
          <table:table-cell office:value-type="float" office:value="0.008883008">
            <text:p>0.008883008</text:p>
          </table:table-cell>
          <table:table-cell office:value-type="float" office:value="0.0007017426">
            <text:p>0.0007017426</text:p>
          </table:table-cell>
          <table:table-cell table:number-columns-repeated="3"/>
        </table:table-row>
        <table:table-row table:style-name="ro1">
          <table:table-cell office:value-type="string">
            <text:p>MSM_WC_C_T2</text:p>
          </table:table-cell>
          <table:table-cell office:value-type="float" office:value="38011">
            <text:p>38011</text:p>
          </table:table-cell>
          <table:table-cell office:value-type="time" office:time-value="PT13H04M10S">
            <text:p>01:04:10 PM</text:p>
          </table:table-cell>
          <table:table-cell office:value-type="float" office:value="0.0000000555224">
            <text:p>5.55E-008</text:p>
          </table:table-cell>
          <table:table-cell office:value-type="float" office:value="0.00000002721921">
            <text:p>2.72E-008</text:p>
          </table:table-cell>
          <table:table-cell office:value-type="float" office:value="0.000000001146057">
            <text:p>1.15E-009</text:p>
          </table:table-cell>
          <table:table-cell office:value-type="float" office:value="0.0000000004943037">
            <text:p>4.94E-010</text:p>
          </table:table-cell>
          <table:table-cell office:value-type="float" office:value="0.00000000003932243">
            <text:p>3.93E-011</text:p>
          </table:table-cell>
          <table:table-cell office:value-type="float" office:value="48.44644">
            <text:p>48.44644</text:p>
          </table:table-cell>
          <table:table-cell office:value-type="float" office:value="23.7503">
            <text:p>23.7503</text:p>
          </table:table-cell>
          <table:table-cell office:value-type="float" office:value="0.00890278">
            <text:p>0.00890278</text:p>
          </table:table-cell>
          <table:table-cell office:value-type="float" office:value="0.0007082265">
            <text:p>0.0007082265</text:p>
          </table:table-cell>
          <table:table-cell table:number-columns-repeated="3"/>
        </table:table-row>
        <table:table-row table:style-name="ro1">
          <table:table-cell office:value-type="string">
            <text:p>MSM_WC_C_T2</text:p>
          </table:table-cell>
          <table:table-cell office:value-type="float" office:value="38052">
            <text:p>38052</text:p>
          </table:table-cell>
          <table:table-cell office:value-type="time" office:time-value="PT13H04M22S">
            <text:p>01:04:22 PM</text:p>
          </table:table-cell>
          <table:table-cell office:value-type="float" office:value="0.00000005542579">
            <text:p>5.54E-008</text:p>
          </table:table-cell>
          <table:table-cell office:value-type="float" office:value="0.00000002719673">
            <text:p>2.72E-008</text:p>
          </table:table-cell>
          <table:table-cell office:value-type="float" office:value="0.000000001144091">
            <text:p>1.14E-009</text:p>
          </table:table-cell>
          <table:table-cell office:value-type="float" office:value="0.000000000492874">
            <text:p>4.93E-010</text:p>
          </table:table-cell>
          <table:table-cell office:value-type="float" office:value="0.00000000003882382">
            <text:p>3.88E-011</text:p>
          </table:table-cell>
          <table:table-cell office:value-type="float" office:value="48.44528">
            <text:p>48.44528</text:p>
          </table:table-cell>
          <table:table-cell office:value-type="float" office:value="23.77148">
            <text:p>23.77148</text:p>
          </table:table-cell>
          <table:table-cell office:value-type="float" office:value="0.008892504">
            <text:p>0.008892504</text:p>
          </table:table-cell>
          <table:table-cell office:value-type="float" office:value="0.0007004649">
            <text:p>0.0007004649</text:p>
          </table:table-cell>
          <table:table-cell table:number-columns-repeated="3"/>
        </table:table-row>
        <table:table-row table:style-name="ro1">
          <table:table-cell office:value-type="string">
            <text:p>MSM_WC_C_T3</text:p>
          </table:table-cell>
          <table:table-cell office:value-type="float" office:value="38350">
            <text:p>38350</text:p>
          </table:table-cell>
          <table:table-cell office:value-type="time" office:time-value="PT13H05M53S">
            <text:p>01:05:53 PM</text:p>
          </table:table-cell>
          <table:table-cell office:value-type="float" office:value="0.00000005496026">
            <text:p>5.50E-008</text:p>
          </table:table-cell>
          <table:table-cell office:value-type="float" office:value="0.00000002766438">
            <text:p>2.77E-008</text:p>
          </table:table-cell>
          <table:table-cell office:value-type="float" office:value="0.000000001137725">
            <text:p>1.14E-009</text:p>
          </table:table-cell>
          <table:table-cell office:value-type="float" office:value="0.0000000004965043">
            <text:p>4.97E-010</text:p>
          </table:table-cell>
          <table:table-cell office:value-type="float" office:value="0.00000000003936269">
            <text:p>3.94E-011</text:p>
          </table:table-cell>
          <table:table-cell office:value-type="float" office:value="48.30714">
            <text:p>48.30714</text:p>
          </table:table-cell>
          <table:table-cell office:value-type="float" office:value="24.31552">
            <text:p>24.31552</text:p>
          </table:table-cell>
          <table:table-cell office:value-type="float" office:value="0.009033878">
            <text:p>0.009033878</text:p>
          </table:table-cell>
          <table:table-cell office:value-type="float" office:value="0.0007162027">
            <text:p>0.0007162027</text:p>
          </table:table-cell>
          <table:table-cell table:number-columns-repeated="3"/>
        </table:table-row>
        <table:table-row table:style-name="ro1">
          <table:table-cell office:value-type="string">
            <text:p>MSM_WC_C_T3</text:p>
          </table:table-cell>
          <table:table-cell office:value-type="float" office:value="38383">
            <text:p>38383</text:p>
          </table:table-cell>
          <table:table-cell office:value-type="time" office:time-value="PT13H06M03S">
            <text:p>01:06:03 PM</text:p>
          </table:table-cell>
          <table:table-cell office:value-type="float" office:value="0.00000005494996">
            <text:p>5.49E-008</text:p>
          </table:table-cell>
          <table:table-cell office:value-type="float" office:value="0.00000002765637">
            <text:p>2.77E-008</text:p>
          </table:table-cell>
          <table:table-cell office:value-type="float" office:value="0.000000001137509">
            <text:p>1.14E-009</text:p>
          </table:table-cell>
          <table:table-cell office:value-type="float" office:value="0.0000000004976745">
            <text:p>4.98E-010</text:p>
          </table:table-cell>
          <table:table-cell office:value-type="float" office:value="0.0000000000391311">
            <text:p>3.91E-011</text:p>
          </table:table-cell>
          <table:table-cell office:value-type="float" office:value="48.30727">
            <text:p>48.30727</text:p>
          </table:table-cell>
          <table:table-cell office:value-type="float" office:value="24.3131">
            <text:p>24.3131</text:p>
          </table:table-cell>
          <table:table-cell office:value-type="float" office:value="0.009056867">
            <text:p>0.009056867</text:p>
          </table:table-cell>
          <table:table-cell office:value-type="float" office:value="0.0007121224">
            <text:p>0.0007121224</text:p>
          </table:table-cell>
          <table:table-cell table:number-columns-repeated="3"/>
        </table:table-row>
        <table:table-row table:style-name="ro1">
          <table:table-cell office:value-type="string">
            <text:p>MSM_WC_C_T3</text:p>
          </table:table-cell>
          <table:table-cell office:value-type="float" office:value="38416">
            <text:p>38416</text:p>
          </table:table-cell>
          <table:table-cell office:value-type="time" office:time-value="PT13H06M13S">
            <text:p>01:06:13 PM</text:p>
          </table:table-cell>
          <table:table-cell office:value-type="float" office:value="0.0000000549177">
            <text:p>5.49E-008</text:p>
          </table:table-cell>
          <table:table-cell office:value-type="float" office:value="0.00000002763742">
            <text:p>2.76E-008</text:p>
          </table:table-cell>
          <table:table-cell office:value-type="float" office:value="0.000000001137965">
            <text:p>1.14E-009</text:p>
          </table:table-cell>
          <table:table-cell office:value-type="float" office:value="0.0000000004951904">
            <text:p>4.95E-010</text:p>
          </table:table-cell>
          <table:table-cell office:value-type="float" office:value="0.00000000003941056">
            <text:p>3.94E-011</text:p>
          </table:table-cell>
          <table:table-cell office:value-type="float" office:value="48.25959">
            <text:p>48.25959</text:p>
          </table:table-cell>
          <table:table-cell office:value-type="float" office:value="24.28671">
            <text:p>24.28671</text:p>
          </table:table-cell>
          <table:table-cell office:value-type="float" office:value="0.009016955">
            <text:p>0.009016955</text:p>
          </table:table-cell>
          <table:table-cell office:value-type="float" office:value="0.0007176295">
            <text:p>0.0007176295</text:p>
          </table:table-cell>
          <table:table-cell table:number-columns-repeated="3"/>
        </table:table-row>
        <table:table-row table:style-name="ro1">
          <table:table-cell office:value-type="string">
            <text:p>MSM_WC_C_T4</text:p>
          </table:table-cell>
          <table:table-cell office:value-type="float" office:value="38822">
            <text:p>38822</text:p>
          </table:table-cell>
          <table:table-cell office:value-type="time" office:time-value="PT13H08M16S">
            <text:p>01:08:16 PM</text:p>
          </table:table-cell>
          <table:table-cell office:value-type="float" office:value="0.00000005205441">
            <text:p>5.21E-008</text:p>
          </table:table-cell>
          <table:table-cell office:value-type="float" office:value="0.00000002550013">
            <text:p>2.55E-008</text:p>
          </table:table-cell>
          <table:table-cell office:value-type="float" office:value="0.00000000106806">
            <text:p>1.07E-009</text:p>
          </table:table-cell>
          <table:table-cell office:value-type="float" office:value="0.000000000488664">
            <text:p>4.89E-010</text:p>
          </table:table-cell>
          <table:table-cell office:value-type="float" office:value="0.00000000003595594">
            <text:p>3.60E-011</text:p>
          </table:table-cell>
          <table:table-cell office:value-type="float" office:value="48.73735">
            <text:p>48.73735</text:p>
          </table:table-cell>
          <table:table-cell office:value-type="float" office:value="23.87519">
            <text:p>23.87519</text:p>
          </table:table-cell>
          <table:table-cell office:value-type="float" office:value="0.009387562">
            <text:p>0.009387562</text:p>
          </table:table-cell>
          <table:table-cell office:value-type="float" office:value="0.0006907376">
            <text:p>0.0006907376</text:p>
          </table:table-cell>
          <table:table-cell table:number-columns-repeated="3"/>
        </table:table-row>
        <table:table-row table:style-name="ro1">
          <table:table-cell office:value-type="string">
            <text:p>MSM_WC_C_T4</text:p>
          </table:table-cell>
          <table:table-cell office:value-type="float" office:value="38865">
            <text:p>38865</text:p>
          </table:table-cell>
          <table:table-cell office:value-type="time" office:time-value="PT13H08M30S">
            <text:p>01:08:30 PM</text:p>
          </table:table-cell>
          <table:table-cell office:value-type="float" office:value="0.00000005189878">
            <text:p>5.19E-008</text:p>
          </table:table-cell>
          <table:table-cell office:value-type="float" office:value="0.00000002543621">
            <text:p>2.54E-008</text:p>
          </table:table-cell>
          <table:table-cell office:value-type="float" office:value="0.000000001065842">
            <text:p>1.07E-009</text:p>
          </table:table-cell>
          <table:table-cell office:value-type="float" office:value="0.0000000004888077">
            <text:p>4.89E-010</text:p>
          </table:table-cell>
          <table:table-cell office:value-type="float" office:value="0.00000000003605502">
            <text:p>3.61E-011</text:p>
          </table:table-cell>
          <table:table-cell office:value-type="float" office:value="48.69275">
            <text:p>48.69275</text:p>
          </table:table-cell>
          <table:table-cell office:value-type="float" office:value="23.86489">
            <text:p>23.86489</text:p>
          </table:table-cell>
          <table:table-cell office:value-type="float" office:value="0.009418481">
            <text:p>0.009418481</text:p>
          </table:table-cell>
          <table:table-cell office:value-type="float" office:value="0.000694718">
            <text:p>0.000694718</text:p>
          </table:table-cell>
          <table:table-cell table:number-columns-repeated="3"/>
        </table:table-row>
        <table:table-row table:style-name="ro1">
          <table:table-cell office:value-type="string">
            <text:p>MSM_WC_C_T4</text:p>
          </table:table-cell>
          <table:table-cell office:value-type="float" office:value="38904">
            <text:p>38904</text:p>
          </table:table-cell>
          <table:table-cell office:value-type="time" office:time-value="PT13H08M41S">
            <text:p>01:08:41 PM</text:p>
          </table:table-cell>
          <table:table-cell office:value-type="float" office:value="0.00000005194428">
            <text:p>5.19E-008</text:p>
          </table:table-cell>
          <table:table-cell office:value-type="float" office:value="0.00000002544786">
            <text:p>2.54E-008</text:p>
          </table:table-cell>
          <table:table-cell office:value-type="float" office:value="0.000000001065487">
            <text:p>1.07E-009</text:p>
          </table:table-cell>
          <table:table-cell office:value-type="float" office:value="0.0000000004873611">
            <text:p>4.87E-010</text:p>
          </table:table-cell>
          <table:table-cell office:value-type="float" office:value="0.00000000003596464">
            <text:p>3.60E-011</text:p>
          </table:table-cell>
          <table:table-cell office:value-type="float" office:value="48.75167">
            <text:p>48.75167</text:p>
          </table:table-cell>
          <table:table-cell office:value-type="float" office:value="23.88378">
            <text:p>23.88378</text:p>
          </table:table-cell>
          <table:table-cell office:value-type="float" office:value="0.009382382">
            <text:p>0.009382382</text:p>
          </table:table-cell>
          <table:table-cell office:value-type="float" office:value="0.0006923695">
            <text:p>0.0006923695</text:p>
          </table:table-cell>
          <table:table-cell table:number-columns-repeated="3"/>
        </table:table-row>
        <table:table-row table:style-name="ro1">
          <table:table-cell office:value-type="string">
            <text:p>MSM_WC_C_T5</text:p>
          </table:table-cell>
          <table:table-cell office:value-type="float" office:value="39455">
            <text:p>39455</text:p>
          </table:table-cell>
          <table:table-cell office:value-type="time" office:time-value="PT13H11M29S">
            <text:p>01:11:29 PM</text:p>
          </table:table-cell>
          <table:table-cell office:value-type="float" office:value="0.00000003698732">
            <text:p>3.70E-008</text:p>
          </table:table-cell>
          <table:table-cell office:value-type="float" office:value="0.00000001994523">
            <text:p>1.99E-008</text:p>
          </table:table-cell>
          <table:table-cell office:value-type="float" office:value="0.0000000008476072">
            <text:p>8.48E-010</text:p>
          </table:table-cell>
          <table:table-cell office:value-type="float" office:value="0.0000000003389624">
            <text:p>3.39E-010</text:p>
          </table:table-cell>
          <table:table-cell office:value-type="float" office:value="0.00000000002707441">
            <text:p>2.71E-011</text:p>
          </table:table-cell>
          <table:table-cell office:value-type="float" office:value="43.63734">
            <text:p>43.63734</text:p>
          </table:table-cell>
          <table:table-cell office:value-type="float" office:value="23.53122">
            <text:p>23.53122</text:p>
          </table:table-cell>
          <table:table-cell office:value-type="float" office:value="0.009164287">
            <text:p>0.009164287</text:p>
          </table:table-cell>
          <table:table-cell office:value-type="float" office:value="0.0007319917">
            <text:p>0.0007319917</text:p>
          </table:table-cell>
          <table:table-cell table:number-columns-repeated="3"/>
        </table:table-row>
        <table:table-row table:style-name="ro1">
          <table:table-cell office:value-type="string">
            <text:p>MSM_WC_C_T5</text:p>
          </table:table-cell>
          <table:table-cell office:value-type="float" office:value="39521">
            <text:p>39521</text:p>
          </table:table-cell>
          <table:table-cell office:value-type="time" office:time-value="PT13H11M49S">
            <text:p>01:11:49 PM</text:p>
          </table:table-cell>
          <table:table-cell office:value-type="float" office:value="0.00000003600728">
            <text:p>3.60E-008</text:p>
          </table:table-cell>
          <table:table-cell office:value-type="float" office:value="0.00000001941503">
            <text:p>1.94E-008</text:p>
          </table:table-cell>
          <table:table-cell office:value-type="float" office:value="0.0000000008288306">
            <text:p>8.29E-010</text:p>
          </table:table-cell>
          <table:table-cell office:value-type="float" office:value="0.0000000003285745">
            <text:p>3.29E-010</text:p>
          </table:table-cell>
          <table:table-cell office:value-type="float" office:value="0.00000000002700653">
            <text:p>2.70E-011</text:p>
          </table:table-cell>
          <table:table-cell office:value-type="float" office:value="43.44348">
            <text:p>43.44348</text:p>
          </table:table-cell>
          <table:table-cell office:value-type="float" office:value="23.42461">
            <text:p>23.42461</text:p>
          </table:table-cell>
          <table:table-cell office:value-type="float" office:value="0.009125222">
            <text:p>0.009125222</text:p>
          </table:table-cell>
          <table:table-cell office:value-type="float" office:value="0.0007500296">
            <text:p>0.0007500296</text:p>
          </table:table-cell>
          <table:table-cell table:number-columns-repeated="3"/>
        </table:table-row>
        <table:table-row table:style-name="ro1">
          <table:table-cell office:value-type="string">
            <text:p>MSM_WC_C_T5</text:p>
          </table:table-cell>
          <table:table-cell office:value-type="float" office:value="39552">
            <text:p>39552</text:p>
          </table:table-cell>
          <table:table-cell office:value-type="time" office:time-value="PT13H11M58S">
            <text:p>01:11:58 PM</text:p>
          </table:table-cell>
          <table:table-cell office:value-type="float" office:value="0.00000003588">
            <text:p>3.59E-008</text:p>
          </table:table-cell>
          <table:table-cell office:value-type="float" office:value="0.00000001938906">
            <text:p>1.94E-008</text:p>
          </table:table-cell>
          <table:table-cell office:value-type="float" office:value="0.0000000008279959">
            <text:p>8.28E-010</text:p>
          </table:table-cell>
          <table:table-cell office:value-type="float" office:value="0.0000000003296409">
            <text:p>3.30E-010</text:p>
          </table:table-cell>
          <table:table-cell office:value-type="float" office:value="0.00000000002651207">
            <text:p>2.65E-011</text:p>
          </table:table-cell>
          <table:table-cell office:value-type="float" office:value="43.33354">
            <text:p>43.33354</text:p>
          </table:table-cell>
          <table:table-cell office:value-type="float" office:value="23.41685">
            <text:p>23.41685</text:p>
          </table:table-cell>
          <table:table-cell office:value-type="float" office:value="0.009187317">
            <text:p>0.009187317</text:p>
          </table:table-cell>
          <table:table-cell office:value-type="float" office:value="0.0007389095">
            <text:p>0.0007389095</text:p>
          </table:table-cell>
          <table:table-cell table:number-columns-repeated="3"/>
        </table:table-row>
        <table:table-row table:style-name="ro1">
          <table:table-cell office:value-type="string">
            <text:p>MSM_WC_C_T6</text:p>
          </table:table-cell>
          <table:table-cell office:value-type="float" office:value="40636">
            <text:p>40636</text:p>
          </table:table-cell>
          <table:table-cell office:value-type="time" office:time-value="PT13H17M30S">
            <text:p>01:17:30 PM</text:p>
          </table:table-cell>
          <table:table-cell office:value-type="float" office:value="0.0000000519903">
            <text:p>5.20E-008</text:p>
          </table:table-cell>
          <table:table-cell office:value-type="float" office:value="0.0000000263408">
            <text:p>2.63E-008</text:p>
          </table:table-cell>
          <table:table-cell office:value-type="float" office:value="0.00000000108121">
            <text:p>1.08E-009</text:p>
          </table:table-cell>
          <table:table-cell office:value-type="float" office:value="0.0000000003960723">
            <text:p>3.96E-010</text:p>
          </table:table-cell>
          <table:table-cell office:value-type="float" office:value="0.00000000002998313">
            <text:p>3.00E-011</text:p>
          </table:table-cell>
          <table:table-cell office:value-type="float" office:value="48.0853">
            <text:p>48.0853</text:p>
          </table:table-cell>
          <table:table-cell office:value-type="float" office:value="24.36234">
            <text:p>24.36234</text:p>
          </table:table-cell>
          <table:table-cell office:value-type="float" office:value="0.007618197">
            <text:p>0.007618197</text:p>
          </table:table-cell>
          <table:table-cell office:value-type="float" office:value="0.0005767063">
            <text:p>0.0005767063</text:p>
          </table:table-cell>
          <table:table-cell table:number-columns-repeated="3"/>
        </table:table-row>
        <table:table-row table:style-name="ro1">
          <table:table-cell office:value-type="string">
            <text:p>MSM_WC_C_T6</text:p>
          </table:table-cell>
          <table:table-cell office:value-type="float" office:value="40650">
            <text:p>40650</text:p>
          </table:table-cell>
          <table:table-cell office:value-type="time" office:time-value="PT13H17M34S">
            <text:p>01:17:34 PM</text:p>
          </table:table-cell>
          <table:table-cell office:value-type="float" office:value="0.00000005197661">
            <text:p>5.20E-008</text:p>
          </table:table-cell>
          <table:table-cell office:value-type="float" office:value="0.0000000263364">
            <text:p>2.63E-008</text:p>
          </table:table-cell>
          <table:table-cell office:value-type="float" office:value="0.000000001077759">
            <text:p>1.08E-009</text:p>
          </table:table-cell>
          <table:table-cell office:value-type="float" office:value="0.000000000397408">
            <text:p>3.97E-010</text:p>
          </table:table-cell>
          <table:table-cell office:value-type="float" office:value="0.00000000003026023">
            <text:p>3.03E-011</text:p>
          </table:table-cell>
          <table:table-cell office:value-type="float" office:value="48.22654">
            <text:p>48.22654</text:p>
          </table:table-cell>
          <table:table-cell office:value-type="float" office:value="24.43625">
            <text:p>24.43625</text:p>
          </table:table-cell>
          <table:table-cell office:value-type="float" office:value="0.007645901">
            <text:p>0.007645901</text:p>
          </table:table-cell>
          <table:table-cell office:value-type="float" office:value="0.0005821893">
            <text:p>0.0005821893</text:p>
          </table:table-cell>
          <table:table-cell table:number-columns-repeated="3"/>
        </table:table-row>
        <table:table-row table:style-name="ro1">
          <table:table-cell office:value-type="string">
            <text:p>MSM_WC_C_T6</text:p>
          </table:table-cell>
          <table:table-cell office:value-type="float" office:value="40691">
            <text:p>40691</text:p>
          </table:table-cell>
          <table:table-cell office:value-type="time" office:time-value="PT13H17M47S">
            <text:p>01:17:47 PM</text:p>
          </table:table-cell>
          <table:table-cell office:value-type="float" office:value="0.0000000518172">
            <text:p>5.18E-008</text:p>
          </table:table-cell>
          <table:table-cell office:value-type="float" office:value="0.00000002629891">
            <text:p>2.63E-008</text:p>
          </table:table-cell>
          <table:table-cell office:value-type="float" office:value="0.000000001077062">
            <text:p>1.08E-009</text:p>
          </table:table-cell>
          <table:table-cell office:value-type="float" office:value="0.000000000393704">
            <text:p>3.94E-010</text:p>
          </table:table-cell>
          <table:table-cell office:value-type="float" office:value="0.00000000003041037">
            <text:p>3.04E-011</text:p>
          </table:table-cell>
          <table:table-cell office:value-type="float" office:value="48.10975">
            <text:p>48.10975</text:p>
          </table:table-cell>
          <table:table-cell office:value-type="float" office:value="24.41726">
            <text:p>24.41726</text:p>
          </table:table-cell>
          <table:table-cell office:value-type="float" office:value="0.00759794">
            <text:p>0.00759794</text:p>
          </table:table-cell>
          <table:table-cell office:value-type="float" office:value="0.000586878">
            <text:p>0.00058687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149">
            <text:p>41149</text:p>
          </table:table-cell>
          <table:table-cell office:value-type="time" office:time-value="PT13H20M07S">
            <text:p>01:20:07 PM</text:p>
          </table:table-cell>
          <table:table-cell office:value-type="float" office:value="0.00000005369272">
            <text:p>5.37E-008</text:p>
          </table:table-cell>
          <table:table-cell office:value-type="float" office:value="0.00000002810861">
            <text:p>2.81E-008</text:p>
          </table:table-cell>
          <table:table-cell office:value-type="float" office:value="0.000000001107246">
            <text:p>1.11E-009</text:p>
          </table:table-cell>
          <table:table-cell office:value-type="float" office:value="0.0000000003778128">
            <text:p>3.78E-010</text:p>
          </table:table-cell>
          <table:table-cell office:value-type="float" office:value="0.00000000003097884">
            <text:p>3.10E-011</text:p>
          </table:table-cell>
          <table:table-cell office:value-type="float" office:value="48.49215">
            <text:p>48.49215</text:p>
          </table:table-cell>
          <table:table-cell office:value-type="float" office:value="25.38607">
            <text:p>25.38607</text:p>
          </table:table-cell>
          <table:table-cell office:value-type="float" office:value="0.007036574">
            <text:p>0.007036574</text:p>
          </table:table-cell>
          <table:table-cell office:value-type="float" office:value="0.0005769654">
            <text:p>0.000576965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178">
            <text:p>41178</text:p>
          </table:table-cell>
          <table:table-cell office:value-type="time" office:time-value="PT13H20M15S">
            <text:p>01:20:15 PM</text:p>
          </table:table-cell>
          <table:table-cell office:value-type="float" office:value="0.00000005373183">
            <text:p>5.37E-008</text:p>
          </table:table-cell>
          <table:table-cell office:value-type="float" office:value="0.0000000281284">
            <text:p>2.81E-008</text:p>
          </table:table-cell>
          <table:table-cell office:value-type="float" office:value="0.000000001106553">
            <text:p>1.11E-009</text:p>
          </table:table-cell>
          <table:table-cell office:value-type="float" office:value="0.0000000003773388">
            <text:p>3.77E-010</text:p>
          </table:table-cell>
          <table:table-cell office:value-type="float" office:value="0.00000000003085629">
            <text:p>3.09E-011</text:p>
          </table:table-cell>
          <table:table-cell office:value-type="float" office:value="48.55785">
            <text:p>48.55785</text:p>
          </table:table-cell>
          <table:table-cell office:value-type="float" office:value="25.41985">
            <text:p>25.41985</text:p>
          </table:table-cell>
          <table:table-cell office:value-type="float" office:value="0.00702263">
            <text:p>0.00702263</text:p>
          </table:table-cell>
          <table:table-cell office:value-type="float" office:value="0.0005742646">
            <text:p>0.000574264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233">
            <text:p>41233</text:p>
          </table:table-cell>
          <table:table-cell office:value-type="time" office:time-value="PT13H20M32S">
            <text:p>01:20:32 PM</text:p>
          </table:table-cell>
          <table:table-cell office:value-type="float" office:value="0.00000005383962">
            <text:p>5.38E-008</text:p>
          </table:table-cell>
          <table:table-cell office:value-type="float" office:value="0.00000002817058">
            <text:p>2.82E-008</text:p>
          </table:table-cell>
          <table:table-cell office:value-type="float" office:value="0.000000001110845">
            <text:p>1.11E-009</text:p>
          </table:table-cell>
          <table:table-cell office:value-type="float" office:value="0.0000000003787923">
            <text:p>3.79E-010</text:p>
          </table:table-cell>
          <table:table-cell office:value-type="float" office:value="0.00000000003113944">
            <text:p>3.11E-011</text:p>
          </table:table-cell>
          <table:table-cell office:value-type="float" office:value="48.46725">
            <text:p>48.46725</text:p>
          </table:table-cell>
          <table:table-cell office:value-type="float" office:value="25.35959">
            <text:p>25.35959</text:p>
          </table:table-cell>
          <table:table-cell office:value-type="float" office:value="0.007035567">
            <text:p>0.007035567</text:p>
          </table:table-cell>
          <table:table-cell office:value-type="float" office:value="0.0005783741">
            <text:p>0.000578374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254">
            <text:p>41254</text:p>
          </table:table-cell>
          <table:table-cell office:value-type="time" office:time-value="PT13H20M38S">
            <text:p>01:20:38 PM</text:p>
          </table:table-cell>
          <table:table-cell office:value-type="float" office:value="0.00000005385654">
            <text:p>5.39E-008</text:p>
          </table:table-cell>
          <table:table-cell office:value-type="float" office:value="0.00000002816554">
            <text:p>2.82E-008</text:p>
          </table:table-cell>
          <table:table-cell office:value-type="float" office:value="0.000000001110441">
            <text:p>1.11E-009</text:p>
          </table:table-cell>
          <table:table-cell office:value-type="float" office:value="0.0000000003776197">
            <text:p>3.78E-010</text:p>
          </table:table-cell>
          <table:table-cell office:value-type="float" office:value="0.00000000003161208">
            <text:p>3.16E-011</text:p>
          </table:table-cell>
          <table:table-cell office:value-type="float" office:value="48.50013">
            <text:p>48.50013</text:p>
          </table:table-cell>
          <table:table-cell office:value-type="float" office:value="25.36428">
            <text:p>25.36428</text:p>
          </table:table-cell>
          <table:table-cell office:value-type="float" office:value="0.007011585">
            <text:p>0.007011585</text:p>
          </table:table-cell>
          <table:table-cell office:value-type="float" office:value="0.0005869684">
            <text:p>0.000586968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277">
            <text:p>41277</text:p>
          </table:table-cell>
          <table:table-cell office:value-type="time" office:time-value="PT13H20M45S">
            <text:p>01:20:45 PM</text:p>
          </table:table-cell>
          <table:table-cell office:value-type="float" office:value="0.00000005395185">
            <text:p>5.40E-008</text:p>
          </table:table-cell>
          <table:table-cell office:value-type="float" office:value="0.00000002820778">
            <text:p>2.82E-008</text:p>
          </table:table-cell>
          <table:table-cell office:value-type="float" office:value="0.000000001111636">
            <text:p>1.11E-009</text:p>
          </table:table-cell>
          <table:table-cell office:value-type="float" office:value="0.0000000003789856">
            <text:p>3.79E-010</text:p>
          </table:table-cell>
          <table:table-cell office:value-type="float" office:value="0.00000000003149408">
            <text:p>3.15E-011</text:p>
          </table:table-cell>
          <table:table-cell office:value-type="float" office:value="48.53372">
            <text:p>48.53372</text:p>
          </table:table-cell>
          <table:table-cell office:value-type="float" office:value="25.37501">
            <text:p>25.37501</text:p>
          </table:table-cell>
          <table:table-cell office:value-type="float" office:value="0.007024514">
            <text:p>0.007024514</text:p>
          </table:table-cell>
          <table:table-cell office:value-type="float" office:value="0.0005837442">
            <text:p>0.000583744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308">
            <text:p>41308</text:p>
          </table:table-cell>
          <table:table-cell office:value-type="time" office:time-value="PT13H20M55S">
            <text:p>01:20:55 PM</text:p>
          </table:table-cell>
          <table:table-cell office:value-type="float" office:value="0.0000000539262">
            <text:p>5.39E-008</text:p>
          </table:table-cell>
          <table:table-cell office:value-type="float" office:value="0.00000002819474">
            <text:p>2.82E-008</text:p>
          </table:table-cell>
          <table:table-cell office:value-type="float" office:value="0.000000001110359">
            <text:p>1.11E-009</text:p>
          </table:table-cell>
          <table:table-cell office:value-type="float" office:value="0.0000000003790851">
            <text:p>3.79E-010</text:p>
          </table:table-cell>
          <table:table-cell office:value-type="float" office:value="0.00000000003115866">
            <text:p>3.12E-011</text:p>
          </table:table-cell>
          <table:table-cell office:value-type="float" office:value="48.56644">
            <text:p>48.56644</text:p>
          </table:table-cell>
          <table:table-cell office:value-type="float" office:value="25.39244">
            <text:p>25.39244</text:p>
          </table:table-cell>
          <table:table-cell office:value-type="float" office:value="0.007029701">
            <text:p>0.007029701</text:p>
          </table:table-cell>
          <table:table-cell office:value-type="float" office:value="0.0005778019">
            <text:p>0.000577801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330">
            <text:p>41330</text:p>
          </table:table-cell>
          <table:table-cell office:value-type="time" office:time-value="PT13H21M02S">
            <text:p>01:21:02 PM</text:p>
          </table:table-cell>
          <table:table-cell office:value-type="float" office:value="0.00000005399131">
            <text:p>5.40E-008</text:p>
          </table:table-cell>
          <table:table-cell office:value-type="float" office:value="0.00000002824832">
            <text:p>2.82E-008</text:p>
          </table:table-cell>
          <table:table-cell office:value-type="float" office:value="0.000000001111138">
            <text:p>1.11E-009</text:p>
          </table:table-cell>
          <table:table-cell office:value-type="float" office:value="0.0000000003803984">
            <text:p>3.80E-010</text:p>
          </table:table-cell>
          <table:table-cell office:value-type="float" office:value="0.00000000003156019">
            <text:p>3.16E-011</text:p>
          </table:table-cell>
          <table:table-cell office:value-type="float" office:value="48.59101">
            <text:p>48.59101</text:p>
          </table:table-cell>
          <table:table-cell office:value-type="float" office:value="25.42288">
            <text:p>25.42288</text:p>
          </table:table-cell>
          <table:table-cell office:value-type="float" office:value="0.007045547">
            <text:p>0.007045547</text:p>
          </table:table-cell>
          <table:table-cell office:value-type="float" office:value="0.000584542">
            <text:p>0.00058454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Leak Te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2 before</text:p>
          </table:table-cell>
          <table:table-cell office:value-type="float" office:value="1.199">
            <text:p>1.199</text:p>
          </table:table-cell>
          <table:table-cell table:formula="of:=[.C4]*(10^-7)" office:value-type="float" office:value="0.0000001199">
            <text:p>1.199E-0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2 after </text:p>
          </table:table-cell>
          <table:table-cell office:value-type="float" office:value="1.114">
            <text:p>1.114</text:p>
          </table:table-cell>
          <table:table-cell table:formula="of:=[.C5]*(10^-9)" office:value-type="float" office:value="0.000000001114">
            <text:p>1.114E-009</text:p>
          </table:table-cell>
          <table:table-cell office:value-type="string">
            <text:p>Test result</text:p>
          </table:table-cell>
          <table:table-cell table:formula="of:=([.D5]/[.D4])*100" office:value-type="float" office:value="0.929107589658048">
            <text:p>0.929107589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7">09/27/2022</text:date>, <text:time>13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Smyth</meta:initial-creator>
    <meta:creation-date>2022-09-27T09:51:43.84</meta:creation-date>
    <dc:date>2022-09-27T13:21:11.14</dc:date>
    <dc:creator>Ashley Smyth</dc:creator>
    <meta:editing-duration>PT3H29M9S</meta:editing-duration>
    <meta:editing-cycles>37</meta:editing-cycles>
    <meta:generator>OpenOffice/4.1.1$Win32 OpenOffice.org_project/411m6$Build-9775</meta:generator>
    <meta:document-statistic meta:table-count="3" meta:cell-count="2268" meta:object-count="0"/>
  </office:meta>
</office:document-meta>
</file>